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237.19999999987" calcext:value-type="float">
            <text:p>4237.19999999987</text:p>
          </table:table-cell>
          <table:table-cell table:formula="of:=MAX([$'qm-acc-energy-usage'.B:.B])" office:value-type="float" office:value="10198.7999999999" calcext:value-type="float">
            <text:p>10198.7999999999</text:p>
          </table:table-cell>
          <table:table-cell table:formula="of:=MAX([$'sa-exhaustive-acc-energy-usage'.B:.B])" office:value-type="float" office:value="4422.5557" calcext:value-type="float">
            <text:p>4422.5557</text:p>
          </table:table-cell>
          <table:table-cell table:formula="of:=MAX([$'sa-quick-acc-energy-usage'.B:.B])" office:value-type="float" office:value="4480.091" calcext:value-type="float">
            <text:p>4480.091</text:p>
          </table:table-cell>
          <table:table-cell table:formula="of:=[.C3]-[.A3]" office:value-type="float" office:value="185.355700000128" calcext:value-type="float">
            <text:p>185.355700000128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5.52" calcext:value-type="float">
            <text:p>35.52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58.08" calcext:value-type="float">
            <text:p>58.08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80.64" calcext:value-type="float">
            <text:p>80.64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25.76" calcext:value-type="float">
            <text:p>125.76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48.32" calcext:value-type="float">
            <text:p>148.3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70.88" calcext:value-type="float">
            <text:p>170.88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93.44" calcext:value-type="float">
            <text:p>193.44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216.72" calcext:value-type="float">
            <text:p>216.72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217.44" calcext:value-type="float">
            <text:p>217.44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218.16" calcext:value-type="float">
            <text:p>218.16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218.88" calcext:value-type="float">
            <text:p>218.88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220.32" calcext:value-type="float">
            <text:p>220.32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265.44" calcext:value-type="float">
            <text:p>265.44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10.56" calcext:value-type="float">
            <text:p>310.56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33.12" calcext:value-type="float">
            <text:p>333.1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55.68" calcext:value-type="float">
            <text:p>355.68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78.24" calcext:value-type="float">
            <text:p>378.24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400.8" calcext:value-type="float">
            <text:p>400.8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423.36" calcext:value-type="float">
            <text:p>423.3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424.8" calcext:value-type="float">
            <text:p>424.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426.24" calcext:value-type="float">
            <text:p>426.24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427.68" calcext:value-type="float">
            <text:p>427.68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429.12" calcext:value-type="float">
            <text:p>429.12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430.56" calcext:value-type="float">
            <text:p>430.56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433.44" calcext:value-type="float">
            <text:p>433.44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434.88" calcext:value-type="float">
            <text:p>434.88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436.320000000001" calcext:value-type="float">
            <text:p>436.32000000000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437.760000000001" calcext:value-type="float">
            <text:p>437.76000000000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439.200000000001" calcext:value-type="float">
            <text:p>439.20000000000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440.640000000001" calcext:value-type="float">
            <text:p>440.64000000000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442.080000000001" calcext:value-type="float">
            <text:p>442.08000000000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443.520000000001" calcext:value-type="float">
            <text:p>443.52000000000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444.960000000001" calcext:value-type="float">
            <text:p>444.96000000000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446.400000000001" calcext:value-type="float">
            <text:p>446.40000000000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469.680000000001" calcext:value-type="float">
            <text:p>469.68000000000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492.960000000001" calcext:value-type="float">
            <text:p>492.96000000000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516.240000000001" calcext:value-type="float">
            <text:p>516.24000000000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539.520000000001" calcext:value-type="float">
            <text:p>539.52000000000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562.800000000001" calcext:value-type="float">
            <text:p>562.80000000000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586.080000000001" calcext:value-type="float">
            <text:p>586.08000000000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609.360000000001" calcext:value-type="float">
            <text:p>609.36000000000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632.640000000002" calcext:value-type="float">
            <text:p>632.640000000002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55.920000000002" calcext:value-type="float">
            <text:p>655.92000000000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57.360000000002" calcext:value-type="float">
            <text:p>657.36000000000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58.800000000002" calcext:value-type="float">
            <text:p>658.800000000002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60.240000000002" calcext:value-type="float">
            <text:p>660.240000000002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661.680000000002" calcext:value-type="float">
            <text:p>661.680000000002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662.400000000002" calcext:value-type="float">
            <text:p>662.400000000002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663.120000000002" calcext:value-type="float">
            <text:p>663.120000000002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663.840000000002" calcext:value-type="float">
            <text:p>663.840000000002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664.560000000002" calcext:value-type="float">
            <text:p>664.56000000000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65.280000000002" calcext:value-type="float">
            <text:p>665.280000000002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66.720000000002" calcext:value-type="float">
            <text:p>666.720000000002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68.160000000002" calcext:value-type="float">
            <text:p>668.16000000000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69.600000000002" calcext:value-type="float">
            <text:p>669.600000000002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671.040000000002" calcext:value-type="float">
            <text:p>671.040000000002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72.480000000002" calcext:value-type="float">
            <text:p>672.480000000002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73.920000000002" calcext:value-type="float">
            <text:p>673.920000000002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75.360000000002" calcext:value-type="float">
            <text:p>675.360000000002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77.520000000002" calcext:value-type="float">
            <text:p>677.520000000002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79.680000000003" calcext:value-type="float">
            <text:p>679.680000000003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81.840000000003" calcext:value-type="float">
            <text:p>681.840000000003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84.000000000003" calcext:value-type="float">
            <text:p>684.000000000003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86.160000000003" calcext:value-type="float">
            <text:p>686.160000000003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88.320000000003" calcext:value-type="float">
            <text:p>688.320000000003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90.480000000003" calcext:value-type="float">
            <text:p>690.480000000003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92.640000000003" calcext:value-type="float">
            <text:p>692.640000000003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94.800000000003" calcext:value-type="float">
            <text:p>694.800000000003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96.960000000003" calcext:value-type="float">
            <text:p>696.960000000003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99.840000000003" calcext:value-type="float">
            <text:p>699.840000000003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02.720000000003" calcext:value-type="float">
            <text:p>702.720000000003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05.600000000003" calcext:value-type="float">
            <text:p>705.600000000003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08.480000000004" calcext:value-type="float">
            <text:p>708.480000000004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11.360000000004" calcext:value-type="float">
            <text:p>711.360000000004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14.240000000004" calcext:value-type="float">
            <text:p>714.240000000004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717.120000000004" calcext:value-type="float">
            <text:p>717.120000000004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720.000000000004" calcext:value-type="float">
            <text:p>720.000000000004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722.880000000004" calcext:value-type="float">
            <text:p>722.880000000004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725.760000000004" calcext:value-type="float">
            <text:p>725.760000000004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728.640000000004" calcext:value-type="float">
            <text:p>728.640000000004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731.520000000004" calcext:value-type="float">
            <text:p>731.520000000004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734.400000000005" calcext:value-type="float">
            <text:p>734.400000000005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737.280000000005" calcext:value-type="float">
            <text:p>737.280000000005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762.000000000005" calcext:value-type="float">
            <text:p>762.000000000005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786.720000000005" calcext:value-type="float">
            <text:p>786.720000000005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811.440000000005" calcext:value-type="float">
            <text:p>811.440000000005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836.160000000005" calcext:value-type="float">
            <text:p>836.160000000005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860.880000000005" calcext:value-type="float">
            <text:p>860.880000000005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885.600000000006" calcext:value-type="float">
            <text:p>885.600000000006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910.320000000006" calcext:value-type="float">
            <text:p>910.320000000006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33.600000000006" calcext:value-type="float">
            <text:p>933.600000000006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57.600000000006" calcext:value-type="float">
            <text:p>957.600000000006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81.600000000006" calcext:value-type="float">
            <text:p>981.600000000006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005.60000000001" calcext:value-type="float">
            <text:p>1005.6000000000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029.60000000001" calcext:value-type="float">
            <text:p>1029.6000000000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052.88000000001" calcext:value-type="float">
            <text:p>1052.8800000000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076.16000000001" calcext:value-type="float">
            <text:p>1076.1600000000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100.88000000001" calcext:value-type="float">
            <text:p>1100.8800000000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125.60000000001" calcext:value-type="float">
            <text:p>1125.6000000000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150.32000000001" calcext:value-type="float">
            <text:p>1150.3200000000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175.04000000001" calcext:value-type="float">
            <text:p>1175.0400000000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199.76000000001" calcext:value-type="float">
            <text:p>1199.7600000000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24.48000000001" calcext:value-type="float">
            <text:p>1224.4800000000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49.20000000001" calcext:value-type="float">
            <text:p>1249.2000000000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73.92000000001" calcext:value-type="float">
            <text:p>1273.9200000000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98.64000000001" calcext:value-type="float">
            <text:p>1298.6400000000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323.36000000001" calcext:value-type="float">
            <text:p>1323.3600000000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348.08000000001" calcext:value-type="float">
            <text:p>1348.0800000000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372.80000000001" calcext:value-type="float">
            <text:p>1372.8000000000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397.52000000001" calcext:value-type="float">
            <text:p>1397.5200000000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422.24000000001" calcext:value-type="float">
            <text:p>1422.2400000000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446.96000000001" calcext:value-type="float">
            <text:p>1446.9600000000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471.68000000001" calcext:value-type="float">
            <text:p>1471.6800000000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474.56000000001" calcext:value-type="float">
            <text:p>1474.5600000000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477.44000000001" calcext:value-type="float">
            <text:p>1477.4400000000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480.32000000001" calcext:value-type="float">
            <text:p>1480.3200000000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483.20000000001" calcext:value-type="float">
            <text:p>1483.2000000000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486.08000000001" calcext:value-type="float">
            <text:p>1486.0800000000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488.96000000001" calcext:value-type="float">
            <text:p>1488.9600000000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491.84000000001" calcext:value-type="float">
            <text:p>1491.8400000000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494.72000000001" calcext:value-type="float">
            <text:p>1494.7200000000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497.60000000001" calcext:value-type="float">
            <text:p>1497.6000000000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500.48000000001" calcext:value-type="float">
            <text:p>1500.4800000000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503.36000000001" calcext:value-type="float">
            <text:p>1503.3600000000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506.24000000001" calcext:value-type="float">
            <text:p>1506.2400000000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509.12000000001" calcext:value-type="float">
            <text:p>1509.1200000000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512.00000000001" calcext:value-type="float">
            <text:p>1512.0000000000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514.88000000001" calcext:value-type="float">
            <text:p>1514.8800000000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517.76000000001" calcext:value-type="float">
            <text:p>1517.7600000000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520.64000000001" calcext:value-type="float">
            <text:p>1520.6400000000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23.52000000001" calcext:value-type="float">
            <text:p>1523.5200000000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6.40000000001" calcext:value-type="float">
            <text:p>1526.4000000000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29.28000000001" calcext:value-type="float">
            <text:p>1529.2800000000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4.00000000001" calcext:value-type="float">
            <text:p>1554.0000000000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78.72000000001" calcext:value-type="float">
            <text:p>1578.7200000000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603.44000000001" calcext:value-type="float">
            <text:p>1603.4400000000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628.16000000001" calcext:value-type="float">
            <text:p>1628.1600000000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652.88000000001" calcext:value-type="float">
            <text:p>1652.8800000000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677.60000000001" calcext:value-type="float">
            <text:p>1677.6000000000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702.32000000001" calcext:value-type="float">
            <text:p>1702.3200000000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727.04000000001" calcext:value-type="float">
            <text:p>1727.0400000000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751.76000000001" calcext:value-type="float">
            <text:p>1751.7600000000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776.48000000001" calcext:value-type="float">
            <text:p>1776.4800000000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779.36000000001" calcext:value-type="float">
            <text:p>1779.3600000000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782.24000000001" calcext:value-type="float">
            <text:p>1782.2400000000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785.12000000001" calcext:value-type="float">
            <text:p>1785.1200000000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788.00000000001" calcext:value-type="float">
            <text:p>1788.0000000000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790.88000000001" calcext:value-type="float">
            <text:p>1790.8800000000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793.04000000001" calcext:value-type="float">
            <text:p>1793.0400000000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795.20000000001" calcext:value-type="float">
            <text:p>1795.2000000000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797.36000000001" calcext:value-type="float">
            <text:p>1797.3600000000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799.52000000001" calcext:value-type="float">
            <text:p>1799.5200000000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801.68000000001" calcext:value-type="float">
            <text:p>1801.6800000000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803.84000000001" calcext:value-type="float">
            <text:p>1803.8400000000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806.00000000001" calcext:value-type="float">
            <text:p>1806.0000000000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808.16000000001" calcext:value-type="float">
            <text:p>1808.1600000000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810.32000000001" calcext:value-type="float">
            <text:p>1810.3200000000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812.48000000001" calcext:value-type="float">
            <text:p>1812.4800000000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814.64000000001" calcext:value-type="float">
            <text:p>1814.6400000000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816.08000000001" calcext:value-type="float">
            <text:p>1816.0800000000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816.80000000001" calcext:value-type="float">
            <text:p>1816.8000000000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817.52000000001" calcext:value-type="float">
            <text:p>1817.5200000000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818.24000000001" calcext:value-type="float">
            <text:p>1818.2400000000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841.52000000001" calcext:value-type="float">
            <text:p>1841.5200000000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864.80000000001" calcext:value-type="float">
            <text:p>1864.8000000000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888.08000000001" calcext:value-type="float">
            <text:p>1888.0800000000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911.36000000001" calcext:value-type="float">
            <text:p>1911.3600000000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934.64000000001" calcext:value-type="float">
            <text:p>1934.6400000000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957.92000000001" calcext:value-type="float">
            <text:p>1957.9200000000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981.20000000001" calcext:value-type="float">
            <text:p>1981.2000000000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004.48000000001" calcext:value-type="float">
            <text:p>2004.4800000000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027.76000000001" calcext:value-type="float">
            <text:p>2027.7600000000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051.04000000001" calcext:value-type="float">
            <text:p>2051.0400000000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074.32000000001" calcext:value-type="float">
            <text:p>2074.3200000000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097.60000000001" calcext:value-type="float">
            <text:p>2097.6000000000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120.88000000001" calcext:value-type="float">
            <text:p>2120.8800000000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144.16000000001" calcext:value-type="float">
            <text:p>2144.1600000000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167.44000000001" calcext:value-type="float">
            <text:p>2167.4400000000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190.72000000001" calcext:value-type="float">
            <text:p>2190.7200000000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214.00000000001" calcext:value-type="float">
            <text:p>2214.0000000000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237.28000000001" calcext:value-type="float">
            <text:p>2237.2800000000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260.56000000001" calcext:value-type="float">
            <text:p>2260.5600000000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283.12000000001" calcext:value-type="float">
            <text:p>2283.1200000000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305.68000000001" calcext:value-type="float">
            <text:p>2305.6800000000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328.24000000001" calcext:value-type="float">
            <text:p>2328.2400000000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328.96000000001" calcext:value-type="float">
            <text:p>2328.9600000000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329.68000000001" calcext:value-type="float">
            <text:p>2329.6800000000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330.40000000001" calcext:value-type="float">
            <text:p>2330.4000000000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331.12000000001" calcext:value-type="float">
            <text:p>2331.1200000000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331.84000000001" calcext:value-type="float">
            <text:p>2331.8400000000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332.56000000001" calcext:value-type="float">
            <text:p>2332.5600000000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333.28000000001" calcext:value-type="float">
            <text:p>2333.2800000000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334.00000000001" calcext:value-type="float">
            <text:p>2334.0000000000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34.72000000001" calcext:value-type="float">
            <text:p>2334.7200000000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5.44000000001" calcext:value-type="float">
            <text:p>2335.4400000000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36.88000000001" calcext:value-type="float">
            <text:p>2336.88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38.32000000001" calcext:value-type="float">
            <text:p>2338.3200000000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339.76" calcext:value-type="float">
            <text:p>2339.76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341.2" calcext:value-type="float">
            <text:p>2341.2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364.48" calcext:value-type="float">
            <text:p>2364.48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387.76" calcext:value-type="float">
            <text:p>2387.76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411.04" calcext:value-type="float">
            <text:p>2411.04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434.32" calcext:value-type="float">
            <text:p>2434.32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457.6" calcext:value-type="float">
            <text:p>2457.6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480.88" calcext:value-type="float">
            <text:p>2480.88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504.16" calcext:value-type="float">
            <text:p>2504.16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527.44" calcext:value-type="float">
            <text:p>2527.44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550.72" calcext:value-type="float">
            <text:p>2550.72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691.84" calcext:value-type="float">
            <text:p>2691.84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37.68" calcext:value-type="float">
            <text:p>2737.68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83.52" calcext:value-type="float">
            <text:p>2783.52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829.36" calcext:value-type="float">
            <text:p>2829.36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853.36" calcext:value-type="float">
            <text:p>2853.36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877.36" calcext:value-type="float">
            <text:p>2877.36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901.36" calcext:value-type="float">
            <text:p>2901.36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925.36" calcext:value-type="float">
            <text:p>2925.36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949.36" calcext:value-type="float">
            <text:p>2949.36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973.36" calcext:value-type="float">
            <text:p>2973.36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997.36" calcext:value-type="float">
            <text:p>2997.36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21.36" calcext:value-type="float">
            <text:p>3021.36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23.52" calcext:value-type="float">
            <text:p>3023.52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47.51999999999" calcext:value-type="float">
            <text:p>3047.51999999999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71.51999999999" calcext:value-type="float">
            <text:p>3071.51999999999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95.51999999999" calcext:value-type="float">
            <text:p>3095.51999999999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119.51999999999" calcext:value-type="float">
            <text:p>3119.51999999999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143.51999999999" calcext:value-type="float">
            <text:p>3143.51999999999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167.51999999999" calcext:value-type="float">
            <text:p>3167.51999999999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191.51999999999" calcext:value-type="float">
            <text:p>3191.51999999999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215.51999999999" calcext:value-type="float">
            <text:p>3215.51999999999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239.51999999999" calcext:value-type="float">
            <text:p>3239.51999999999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263.51999999999" calcext:value-type="float">
            <text:p>3263.51999999999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287.51999999999" calcext:value-type="float">
            <text:p>3287.51999999999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311.51999999999" calcext:value-type="float">
            <text:p>3311.51999999999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314.39999999999" calcext:value-type="float">
            <text:p>3314.39999999999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317.27999999999" calcext:value-type="float">
            <text:p>3317.27999999999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320.15999999999" calcext:value-type="float">
            <text:p>3320.15999999999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323.03999999999" calcext:value-type="float">
            <text:p>3323.03999999999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325.91999999999" calcext:value-type="float">
            <text:p>3325.91999999999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328.79999999998" calcext:value-type="float">
            <text:p>3328.79999999998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331.67999999998" calcext:value-type="float">
            <text:p>3331.67999999998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334.55999999998" calcext:value-type="float">
            <text:p>3334.55999999998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337.43999999998" calcext:value-type="float">
            <text:p>3337.43999999998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340.31999999998" calcext:value-type="float">
            <text:p>3340.31999999998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343.19999999998" calcext:value-type="float">
            <text:p>3343.19999999998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346.07999999998" calcext:value-type="float">
            <text:p>3346.07999999998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348.95999999998" calcext:value-type="float">
            <text:p>3348.95999999998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351.83999999998" calcext:value-type="float">
            <text:p>3351.83999999998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354.71999999998" calcext:value-type="float">
            <text:p>3354.71999999998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357.59999999998" calcext:value-type="float">
            <text:p>3357.59999999998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360.47999999998" calcext:value-type="float">
            <text:p>3360.47999999998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363.35999999998" calcext:value-type="float">
            <text:p>3363.35999999998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366.23999999997" calcext:value-type="float">
            <text:p>3366.23999999997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369.11999999997" calcext:value-type="float">
            <text:p>3369.11999999997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371.99999999997" calcext:value-type="float">
            <text:p>3371.99999999997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374.87999999997" calcext:value-type="float">
            <text:p>3374.87999999997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377.75999999997" calcext:value-type="float">
            <text:p>3377.75999999997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380.63999999997" calcext:value-type="float">
            <text:p>3380.63999999997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383.51999999997" calcext:value-type="float">
            <text:p>3383.51999999997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386.39999999997" calcext:value-type="float">
            <text:p>3386.39999999997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389.27999999997" calcext:value-type="float">
            <text:p>3389.27999999997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392.15999999997" calcext:value-type="float">
            <text:p>3392.15999999997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395.03999999997" calcext:value-type="float">
            <text:p>3395.03999999997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397.91999999997" calcext:value-type="float">
            <text:p>3397.91999999997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400.79999999996" calcext:value-type="float">
            <text:p>3400.79999999996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403.67999999996" calcext:value-type="float">
            <text:p>3403.67999999996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406.55999999996" calcext:value-type="float">
            <text:p>3406.55999999996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409.43999999996" calcext:value-type="float">
            <text:p>3409.43999999996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412.31999999996" calcext:value-type="float">
            <text:p>3412.31999999996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415.19999999996" calcext:value-type="float">
            <text:p>3415.19999999996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418.07999999996" calcext:value-type="float">
            <text:p>3418.07999999996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420.95999999996" calcext:value-type="float">
            <text:p>3420.95999999996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423.83999999996" calcext:value-type="float">
            <text:p>3423.83999999996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426.71999999996" calcext:value-type="float">
            <text:p>3426.71999999996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429.59999999996" calcext:value-type="float">
            <text:p>3429.59999999996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431.03999999996" calcext:value-type="float">
            <text:p>3431.03999999996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432.47999999996" calcext:value-type="float">
            <text:p>3432.47999999996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434.63999999996" calcext:value-type="float">
            <text:p>3434.63999999996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436.79999999995" calcext:value-type="float">
            <text:p>3436.79999999995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438.95999999995" calcext:value-type="float">
            <text:p>3438.95999999995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441.11999999995" calcext:value-type="float">
            <text:p>3441.11999999995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443.27999999995" calcext:value-type="float">
            <text:p>3443.27999999995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445.43999999995" calcext:value-type="float">
            <text:p>3445.43999999995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447.59999999995" calcext:value-type="float">
            <text:p>3447.59999999995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449.75999999995" calcext:value-type="float">
            <text:p>3449.75999999995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451.91999999995" calcext:value-type="float">
            <text:p>3451.91999999995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454.07999999995" calcext:value-type="float">
            <text:p>3454.07999999995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456.23999999995" calcext:value-type="float">
            <text:p>3456.23999999995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458.39999999995" calcext:value-type="float">
            <text:p>3458.39999999995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461.27999999995" calcext:value-type="float">
            <text:p>3461.27999999995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464.15999999995" calcext:value-type="float">
            <text:p>3464.15999999995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467.03999999995" calcext:value-type="float">
            <text:p>3467.03999999995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469.91999999995" calcext:value-type="float">
            <text:p>3469.91999999995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472.79999999994" calcext:value-type="float">
            <text:p>3472.79999999994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475.67999999994" calcext:value-type="float">
            <text:p>3475.67999999994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478.55999999994" calcext:value-type="float">
            <text:p>3478.55999999994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481.43999999994" calcext:value-type="float">
            <text:p>3481.43999999994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484.31999999994" calcext:value-type="float">
            <text:p>3484.31999999994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487.19999999994" calcext:value-type="float">
            <text:p>3487.19999999994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490.07999999994" calcext:value-type="float">
            <text:p>3490.07999999994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92.95999999994" calcext:value-type="float">
            <text:p>3492.95999999994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95.83999999994" calcext:value-type="float">
            <text:p>3495.83999999994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98.71999999994" calcext:value-type="float">
            <text:p>3498.71999999994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501.59999999994" calcext:value-type="float">
            <text:p>3501.59999999994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503.75999999994" calcext:value-type="float">
            <text:p>3503.75999999994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505.91999999994" calcext:value-type="float">
            <text:p>3505.91999999994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508.07999999994" calcext:value-type="float">
            <text:p>3508.07999999994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510.23999999993" calcext:value-type="float">
            <text:p>3510.23999999993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512.39999999993" calcext:value-type="float">
            <text:p>3512.39999999993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514.55999999993" calcext:value-type="float">
            <text:p>3514.55999999993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516.71999999993" calcext:value-type="float">
            <text:p>3516.71999999993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518.87999999993" calcext:value-type="float">
            <text:p>3518.87999999993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521.03999999993" calcext:value-type="float">
            <text:p>3521.03999999993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523.19999999993" calcext:value-type="float">
            <text:p>3523.19999999993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525.35999999993" calcext:value-type="float">
            <text:p>3525.35999999993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527.51999999993" calcext:value-type="float">
            <text:p>3527.51999999993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529.67999999993" calcext:value-type="float">
            <text:p>3529.67999999993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531.83999999993" calcext:value-type="float">
            <text:p>3531.83999999993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533.99999999993" calcext:value-type="float">
            <text:p>3533.99999999993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536.15999999993" calcext:value-type="float">
            <text:p>3536.15999999993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538.31999999993" calcext:value-type="float">
            <text:p>3538.31999999993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540.47999999993" calcext:value-type="float">
            <text:p>3540.47999999993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542.63999999993" calcext:value-type="float">
            <text:p>3542.63999999993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544.79999999992" calcext:value-type="float">
            <text:p>3544.79999999992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546.95999999992" calcext:value-type="float">
            <text:p>3546.95999999992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549.11999999992" calcext:value-type="float">
            <text:p>3549.11999999992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551.27999999992" calcext:value-type="float">
            <text:p>3551.27999999992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553.43999999992" calcext:value-type="float">
            <text:p>3553.43999999992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554.87999999992" calcext:value-type="float">
            <text:p>3554.87999999992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557.03999999992" calcext:value-type="float">
            <text:p>3557.03999999992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559.19999999992" calcext:value-type="float">
            <text:p>3559.19999999992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560.63999999992" calcext:value-type="float">
            <text:p>3560.63999999992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562.07999999992" calcext:value-type="float">
            <text:p>3562.07999999992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563.51999999992" calcext:value-type="float">
            <text:p>3563.51999999992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564.95999999992" calcext:value-type="float">
            <text:p>3564.95999999992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566.39999999992" calcext:value-type="float">
            <text:p>3566.39999999992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567.83999999992" calcext:value-type="float">
            <text:p>3567.83999999992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569.27999999992" calcext:value-type="float">
            <text:p>3569.27999999992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570.71999999992" calcext:value-type="float">
            <text:p>3570.71999999992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572.15999999992" calcext:value-type="float">
            <text:p>3572.15999999992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573.59999999992" calcext:value-type="float">
            <text:p>3573.59999999992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575.03999999992" calcext:value-type="float">
            <text:p>3575.03999999992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576.47999999992" calcext:value-type="float">
            <text:p>3576.47999999992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577.91999999992" calcext:value-type="float">
            <text:p>3577.91999999992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579.35999999992" calcext:value-type="float">
            <text:p>3579.35999999992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580.79999999991" calcext:value-type="float">
            <text:p>3580.79999999991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582.23999999991" calcext:value-type="float">
            <text:p>3582.23999999991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583.67999999991" calcext:value-type="float">
            <text:p>3583.67999999991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585.11999999991" calcext:value-type="float">
            <text:p>3585.11999999991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586.55999999991" calcext:value-type="float">
            <text:p>3586.55999999991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587.99999999991" calcext:value-type="float">
            <text:p>3587.99999999991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589.43999999991" calcext:value-type="float">
            <text:p>3589.43999999991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90.87999999991" calcext:value-type="float">
            <text:p>3590.87999999991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92.31999999991" calcext:value-type="float">
            <text:p>3592.31999999991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93.75999999991" calcext:value-type="float">
            <text:p>3593.75999999991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95.19999999991" calcext:value-type="float">
            <text:p>3595.19999999991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96.63999999991" calcext:value-type="float">
            <text:p>3596.63999999991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98.07999999991" calcext:value-type="float">
            <text:p>3598.07999999991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99.51999999991" calcext:value-type="float">
            <text:p>3599.51999999991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600.95999999991" calcext:value-type="float">
            <text:p>3600.95999999991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602.39999999991" calcext:value-type="float">
            <text:p>3602.39999999991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603.83999999991" calcext:value-type="float">
            <text:p>3603.83999999991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605.27999999991" calcext:value-type="float">
            <text:p>3605.27999999991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606.71999999991" calcext:value-type="float">
            <text:p>3606.71999999991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608.15999999991" calcext:value-type="float">
            <text:p>3608.15999999991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609.59999999991" calcext:value-type="float">
            <text:p>3609.59999999991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611.03999999991" calcext:value-type="float">
            <text:p>3611.03999999991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612.47999999991" calcext:value-type="float">
            <text:p>3612.47999999991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613.91999999991" calcext:value-type="float">
            <text:p>3613.91999999991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615.35999999991" calcext:value-type="float">
            <text:p>3615.35999999991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616.7999999999" calcext:value-type="float">
            <text:p>3616.7999999999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618.2399999999" calcext:value-type="float">
            <text:p>3618.2399999999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619.6799999999" calcext:value-type="float">
            <text:p>3619.6799999999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621.1199999999" calcext:value-type="float">
            <text:p>3621.1199999999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622.5599999999" calcext:value-type="float">
            <text:p>3622.5599999999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623.9999999999" calcext:value-type="float">
            <text:p>3623.9999999999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625.4399999999" calcext:value-type="float">
            <text:p>3625.4399999999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626.8799999999" calcext:value-type="float">
            <text:p>3626.8799999999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628.3199999999" calcext:value-type="float">
            <text:p>3628.3199999999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629.7599999999" calcext:value-type="float">
            <text:p>3629.7599999999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631.1999999999" calcext:value-type="float">
            <text:p>3631.1999999999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632.6399999999" calcext:value-type="float">
            <text:p>3632.6399999999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634.0799999999" calcext:value-type="float">
            <text:p>3634.0799999999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635.5199999999" calcext:value-type="float">
            <text:p>3635.5199999999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636.9599999999" calcext:value-type="float">
            <text:p>3636.9599999999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638.3999999999" calcext:value-type="float">
            <text:p>3638.3999999999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639.8399999999" calcext:value-type="float">
            <text:p>3639.8399999999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641.2799999999" calcext:value-type="float">
            <text:p>3641.2799999999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642.7199999999" calcext:value-type="float">
            <text:p>3642.7199999999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44.1599999999" calcext:value-type="float">
            <text:p>3644.1599999999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45.5999999999" calcext:value-type="float">
            <text:p>3645.5999999999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47.0399999999" calcext:value-type="float">
            <text:p>3647.0399999999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48.4799999999" calcext:value-type="float">
            <text:p>3648.4799999999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49.9199999999" calcext:value-type="float">
            <text:p>3649.9199999999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51.3599999999" calcext:value-type="float">
            <text:p>3651.3599999999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52.79999999989" calcext:value-type="float">
            <text:p>3652.79999999989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54.23999999989" calcext:value-type="float">
            <text:p>3654.23999999989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55.67999999989" calcext:value-type="float">
            <text:p>3655.67999999989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57.11999999989" calcext:value-type="float">
            <text:p>3657.11999999989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58.55999999989" calcext:value-type="float">
            <text:p>3658.55999999989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59.99999999989" calcext:value-type="float">
            <text:p>3659.99999999989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61.43999999989" calcext:value-type="float">
            <text:p>3661.43999999989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62.87999999989" calcext:value-type="float">
            <text:p>3662.87999999989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64.31999999989" calcext:value-type="float">
            <text:p>3664.31999999989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65.75999999989" calcext:value-type="float">
            <text:p>3665.75999999989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67.19999999989" calcext:value-type="float">
            <text:p>3667.19999999989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68.63999999989" calcext:value-type="float">
            <text:p>3668.63999999989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70.07999999989" calcext:value-type="float">
            <text:p>3670.07999999989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71.51999999989" calcext:value-type="float">
            <text:p>3671.51999999989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72.95999999989" calcext:value-type="float">
            <text:p>3672.95999999989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74.39999999989" calcext:value-type="float">
            <text:p>3674.39999999989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75.83999999989" calcext:value-type="float">
            <text:p>3675.83999999989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77.27999999989" calcext:value-type="float">
            <text:p>3677.27999999989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78.71999999989" calcext:value-type="float">
            <text:p>3678.7199999998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80.15999999989" calcext:value-type="float">
            <text:p>3680.1599999998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81.59999999989" calcext:value-type="float">
            <text:p>3681.5999999998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83.03999999989" calcext:value-type="float">
            <text:p>3683.0399999998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4.47999999989" calcext:value-type="float">
            <text:p>3684.4799999998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5.91999999989" calcext:value-type="float">
            <text:p>3685.9199999998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7.35999999989" calcext:value-type="float">
            <text:p>3687.3599999998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8" calcext:value-type="float">
            <text:p>3688.79999999988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0.23999999988" calcext:value-type="float">
            <text:p>3690.23999999988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1.67999999988" calcext:value-type="float">
            <text:p>3691.67999999988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3.11999999988" calcext:value-type="float">
            <text:p>3693.11999999988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695.27999999988" calcext:value-type="float">
            <text:p>3695.27999999988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697.43999999988" calcext:value-type="float">
            <text:p>3697.43999999988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699.59999999988" calcext:value-type="float">
            <text:p>3699.59999999988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1.75999999988" calcext:value-type="float">
            <text:p>3701.75999999988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03.91999999988" calcext:value-type="float">
            <text:p>3703.91999999988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06.07999999988" calcext:value-type="float">
            <text:p>3706.07999999988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08.23999999988" calcext:value-type="float">
            <text:p>3708.23999999988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10.39999999988" calcext:value-type="float">
            <text:p>3710.39999999988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12.55999999988" calcext:value-type="float">
            <text:p>3712.55999999988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13.99999999988" calcext:value-type="float">
            <text:p>3713.99999999988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15.43999999988" calcext:value-type="float">
            <text:p>3715.43999999988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16.87999999988" calcext:value-type="float">
            <text:p>3716.87999999988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18.31999999988" calcext:value-type="float">
            <text:p>3718.31999999988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19.75999999988" calcext:value-type="float">
            <text:p>3719.75999999988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3.03999999988" calcext:value-type="float">
            <text:p>3743.03999999988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66.31999999988" calcext:value-type="float">
            <text:p>3766.31999999988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89.59999999988" calcext:value-type="float">
            <text:p>3789.59999999988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812.87999999988" calcext:value-type="float">
            <text:p>3812.87999999988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814.31999999987" calcext:value-type="float">
            <text:p>3814.31999999987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815.75999999987" calcext:value-type="float">
            <text:p>3815.75999999987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817.19999999987" calcext:value-type="float">
            <text:p>3817.19999999987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818.63999999987" calcext:value-type="float">
            <text:p>3818.63999999987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820.07999999987" calcext:value-type="float">
            <text:p>3820.07999999987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821.51999999987" calcext:value-type="float">
            <text:p>3821.51999999987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822.95999999987" calcext:value-type="float">
            <text:p>3822.95999999987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823.67999999987" calcext:value-type="float">
            <text:p>3823.67999999987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824.39999999987" calcext:value-type="float">
            <text:p>3824.39999999987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825.11999999987" calcext:value-type="float">
            <text:p>3825.11999999987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825.83999999987" calcext:value-type="float">
            <text:p>3825.83999999987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826.55999999987" calcext:value-type="float">
            <text:p>3826.55999999987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827.27999999987" calcext:value-type="float">
            <text:p>3827.27999999987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827.99999999987" calcext:value-type="float">
            <text:p>3827.99999999987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828.71999999987" calcext:value-type="float">
            <text:p>3828.71999999987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829.43999999987" calcext:value-type="float">
            <text:p>3829.43999999987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830.15999999987" calcext:value-type="float">
            <text:p>3830.15999999987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830.87999999987" calcext:value-type="float">
            <text:p>3830.87999999987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831.59999999987" calcext:value-type="float">
            <text:p>3831.59999999987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832.31999999987" calcext:value-type="float">
            <text:p>3832.31999999987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833.03999999987" calcext:value-type="float">
            <text:p>3833.03999999987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33.75999999987" calcext:value-type="float">
            <text:p>3833.75999999987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34.47999999987" calcext:value-type="float">
            <text:p>3834.47999999987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35.19999999987" calcext:value-type="float">
            <text:p>3835.19999999987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35.91999999987" calcext:value-type="float">
            <text:p>3835.91999999987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36.63999999987" calcext:value-type="float">
            <text:p>3836.63999999987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37.35999999987" calcext:value-type="float">
            <text:p>3837.35999999987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38.07999999987" calcext:value-type="float">
            <text:p>3838.07999999987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38.79999999987" calcext:value-type="float">
            <text:p>3838.79999999987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39.51999999987" calcext:value-type="float">
            <text:p>3839.51999999987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40.23999999987" calcext:value-type="float">
            <text:p>3840.23999999987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40.95999999987" calcext:value-type="float">
            <text:p>3840.95999999987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41.67999999987" calcext:value-type="float">
            <text:p>3841.67999999987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42.39999999987" calcext:value-type="float">
            <text:p>3842.39999999987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43.11999999987" calcext:value-type="float">
            <text:p>3843.11999999987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3.83999999987" calcext:value-type="float">
            <text:p>3843.83999999987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55999999987" calcext:value-type="float">
            <text:p>3844.55999999987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5.27999999987" calcext:value-type="float">
            <text:p>3845.27999999987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45.99999999987" calcext:value-type="float">
            <text:p>3845.99999999987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47.43999999987" calcext:value-type="float">
            <text:p>3847.43999999987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48.87999999987" calcext:value-type="float">
            <text:p>3848.87999999987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0.31999999986" calcext:value-type="float">
            <text:p>3850.31999999986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51.75999999986" calcext:value-type="float">
            <text:p>3851.75999999986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53.19999999986" calcext:value-type="float">
            <text:p>3853.19999999986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54.63999999986" calcext:value-type="float">
            <text:p>3854.63999999986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56.07999999986" calcext:value-type="float">
            <text:p>3856.07999999986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57.51999999986" calcext:value-type="float">
            <text:p>3857.51999999986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58.95999999986" calcext:value-type="float">
            <text:p>3858.95999999986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60.39999999986" calcext:value-type="float">
            <text:p>3860.39999999986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61.83999999986" calcext:value-type="float">
            <text:p>3861.83999999986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63.27999999986" calcext:value-type="float">
            <text:p>3863.27999999986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64.71999999986" calcext:value-type="float">
            <text:p>3864.71999999986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66.15999999986" calcext:value-type="float">
            <text:p>3866.15999999986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67.59999999986" calcext:value-type="float">
            <text:p>3867.59999999986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69.03999999986" calcext:value-type="float">
            <text:p>3869.03999999986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70.47999999986" calcext:value-type="float">
            <text:p>3870.47999999986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871.91999999986" calcext:value-type="float">
            <text:p>3871.91999999986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873.35999999986" calcext:value-type="float">
            <text:p>3873.35999999986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874.79999999986" calcext:value-type="float">
            <text:p>3874.79999999986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876.23999999986" calcext:value-type="float">
            <text:p>3876.23999999986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877.67999999986" calcext:value-type="float">
            <text:p>3877.67999999986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879.11999999986" calcext:value-type="float">
            <text:p>3879.11999999986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880.55999999986" calcext:value-type="float">
            <text:p>3880.55999999986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881.99999999986" calcext:value-type="float">
            <text:p>3881.99999999986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883.43999999986" calcext:value-type="float">
            <text:p>3883.43999999986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884.87999999986" calcext:value-type="float">
            <text:p>3884.87999999986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886.31999999985" calcext:value-type="float">
            <text:p>3886.31999999985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887.75999999985" calcext:value-type="float">
            <text:p>3887.75999999985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889.19999999985" calcext:value-type="float">
            <text:p>3889.19999999985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890.63999999985" calcext:value-type="float">
            <text:p>3890.63999999985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892.07999999985" calcext:value-type="float">
            <text:p>3892.07999999985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893.51999999985" calcext:value-type="float">
            <text:p>3893.51999999985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894.95999999985" calcext:value-type="float">
            <text:p>3894.95999999985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896.39999999985" calcext:value-type="float">
            <text:p>3896.39999999985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897.83999999985" calcext:value-type="float">
            <text:p>3897.83999999985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899.27999999985" calcext:value-type="float">
            <text:p>3899.27999999985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00.71999999985" calcext:value-type="float">
            <text:p>3900.71999999985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02.15999999985" calcext:value-type="float">
            <text:p>3902.15999999985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03.59999999985" calcext:value-type="float">
            <text:p>3903.59999999985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05.03999999985" calcext:value-type="float">
            <text:p>3905.03999999985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06.47999999985" calcext:value-type="float">
            <text:p>3906.47999999985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07.91999999985" calcext:value-type="float">
            <text:p>3907.91999999985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09.35999999985" calcext:value-type="float">
            <text:p>3909.35999999985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10.79999999985" calcext:value-type="float">
            <text:p>3910.79999999985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12.23999999985" calcext:value-type="float">
            <text:p>3912.23999999985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13.67999999985" calcext:value-type="float">
            <text:p>3913.67999999985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14.39999999985" calcext:value-type="float">
            <text:p>3914.39999999985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15.11999999985" calcext:value-type="float">
            <text:p>3915.11999999985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15.83999999985" calcext:value-type="float">
            <text:p>3915.83999999985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16.55999999985" calcext:value-type="float">
            <text:p>3916.55999999985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17.27999999985" calcext:value-type="float">
            <text:p>3917.27999999985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17.99999999985" calcext:value-type="float">
            <text:p>3917.99999999985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18.71999999985" calcext:value-type="float">
            <text:p>3918.71999999985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19.43999999985" calcext:value-type="float">
            <text:p>3919.43999999985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20.15999999985" calcext:value-type="float">
            <text:p>3920.15999999985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20.87999999985" calcext:value-type="float">
            <text:p>3920.87999999985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921.59999999985" calcext:value-type="float">
            <text:p>3921.59999999985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922.31999999984" calcext:value-type="float">
            <text:p>3922.31999999984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923.03999999984" calcext:value-type="float">
            <text:p>3923.03999999984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923.75999999984" calcext:value-type="float">
            <text:p>3923.75999999984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924.47999999984" calcext:value-type="float">
            <text:p>3924.47999999984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925.91999999984" calcext:value-type="float">
            <text:p>3925.91999999984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927.35999999984" calcext:value-type="float">
            <text:p>3927.35999999984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928.79999999984" calcext:value-type="float">
            <text:p>3928.79999999984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930.23999999984" calcext:value-type="float">
            <text:p>3930.23999999984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931.67999999984" calcext:value-type="float">
            <text:p>3931.67999999984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933.11999999984" calcext:value-type="float">
            <text:p>3933.11999999984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934.55999999984" calcext:value-type="float">
            <text:p>3934.55999999984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935.99999999984" calcext:value-type="float">
            <text:p>3935.99999999984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937.43999999984" calcext:value-type="float">
            <text:p>3937.43999999984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938.87999999984" calcext:value-type="float">
            <text:p>3938.87999999984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940.31999999984" calcext:value-type="float">
            <text:p>3940.31999999984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941.75999999984" calcext:value-type="float">
            <text:p>3941.75999999984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943.19999999984" calcext:value-type="float">
            <text:p>3943.19999999984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944.63999999984" calcext:value-type="float">
            <text:p>3944.63999999984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946.07999999984" calcext:value-type="float">
            <text:p>3946.07999999984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947.51999999984" calcext:value-type="float">
            <text:p>3947.51999999984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948.95999999984" calcext:value-type="float">
            <text:p>3948.95999999984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950.39999999984" calcext:value-type="float">
            <text:p>3950.39999999984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951.83999999984" calcext:value-type="float">
            <text:p>3951.83999999984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953.27999999984" calcext:value-type="float">
            <text:p>3953.27999999984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954.71999999984" calcext:value-type="float">
            <text:p>3954.71999999984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956.15999999984" calcext:value-type="float">
            <text:p>3956.15999999984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957.59999999984" calcext:value-type="float">
            <text:p>3957.59999999984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959.03999999983" calcext:value-type="float">
            <text:p>3959.03999999983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960.47999999983" calcext:value-type="float">
            <text:p>3960.47999999983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983.75999999983" calcext:value-type="float">
            <text:p>3983.75999999983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07.03999999983" calcext:value-type="float">
            <text:p>4007.03999999983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30.31999999983" calcext:value-type="float">
            <text:p>4030.31999999983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53.59999999983" calcext:value-type="float">
            <text:p>4053.59999999983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55.03999999983" calcext:value-type="float">
            <text:p>4055.03999999983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56.47999999983" calcext:value-type="float">
            <text:p>4056.47999999983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57.91999999983" calcext:value-type="float">
            <text:p>4057.91999999983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59.35999999983" calcext:value-type="float">
            <text:p>4059.35999999983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60.79999999983" calcext:value-type="float">
            <text:p>4060.79999999983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62.23999999983" calcext:value-type="float">
            <text:p>4062.23999999983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63.67999999983" calcext:value-type="float">
            <text:p>4063.67999999983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65.11999999983" calcext:value-type="float">
            <text:p>4065.11999999983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66.55999999983" calcext:value-type="float">
            <text:p>4066.55999999983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67.99999999983" calcext:value-type="float">
            <text:p>4067.99999999983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69.43999999983" calcext:value-type="float">
            <text:p>4069.43999999983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070.87999999983" calcext:value-type="float">
            <text:p>4070.87999999983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072.31999999983" calcext:value-type="float">
            <text:p>4072.31999999983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073.75999999983" calcext:value-type="float">
            <text:p>4073.75999999983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075.19999999983" calcext:value-type="float">
            <text:p>4075.19999999983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076.63999999983" calcext:value-type="float">
            <text:p>4076.63999999983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078.07999999983" calcext:value-type="float">
            <text:p>4078.07999999983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079.51999999983" calcext:value-type="float">
            <text:p>4079.51999999983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080.95999999983" calcext:value-type="float">
            <text:p>4080.95999999983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082.39999999983" calcext:value-type="float">
            <text:p>4082.39999999983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083.83999999982" calcext:value-type="float">
            <text:p>4083.83999999982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085.27999999982" calcext:value-type="float">
            <text:p>4085.27999999982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085.99999999982" calcext:value-type="float">
            <text:p>4085.99999999982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087.43999999982" calcext:value-type="float">
            <text:p>4087.43999999982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088.87999999982" calcext:value-type="float">
            <text:p>4088.87999999982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090.31999999982" calcext:value-type="float">
            <text:p>4090.31999999982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091.75999999982" calcext:value-type="float">
            <text:p>4091.75999999982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093.19999999982" calcext:value-type="float">
            <text:p>4093.19999999982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094.63999999982" calcext:value-type="float">
            <text:p>4094.63999999982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096.07999999982" calcext:value-type="float">
            <text:p>4096.07999999982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096.79999999982" calcext:value-type="float">
            <text:p>4096.79999999982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098.23999999982" calcext:value-type="float">
            <text:p>4098.23999999982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099.67999999982" calcext:value-type="float">
            <text:p>4099.67999999982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01.11999999982" calcext:value-type="float">
            <text:p>4101.11999999982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02.55999999982" calcext:value-type="float">
            <text:p>4102.55999999982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03.99999999982" calcext:value-type="float">
            <text:p>4103.99999999982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05.43999999983" calcext:value-type="float">
            <text:p>4105.43999999983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06.87999999983" calcext:value-type="float">
            <text:p>4106.87999999983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08.31999999983" calcext:value-type="float">
            <text:p>4108.31999999983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09.75999999983" calcext:value-type="float">
            <text:p>4109.75999999983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11.19999999983" calcext:value-type="float">
            <text:p>4111.19999999983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12.63999999983" calcext:value-type="float">
            <text:p>4112.63999999983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14.07999999983" calcext:value-type="float">
            <text:p>4114.07999999983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15.51999999983" calcext:value-type="float">
            <text:p>4115.51999999983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16.95999999983" calcext:value-type="float">
            <text:p>4116.95999999983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18.39999999983" calcext:value-type="float">
            <text:p>4118.39999999983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19.83999999983" calcext:value-type="float">
            <text:p>4119.83999999983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21.27999999983" calcext:value-type="float">
            <text:p>4121.27999999983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22.71999999983" calcext:value-type="float">
            <text:p>4122.71999999983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24.15999999983" calcext:value-type="float">
            <text:p>4124.15999999983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25.59999999983" calcext:value-type="float">
            <text:p>4125.59999999983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27.03999999983" calcext:value-type="float">
            <text:p>4127.03999999983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28.47999999983" calcext:value-type="float">
            <text:p>4128.47999999983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29.91999999983" calcext:value-type="float">
            <text:p>4129.91999999983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31.35999999983" calcext:value-type="float">
            <text:p>4131.35999999983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32.79999999984" calcext:value-type="float">
            <text:p>4132.79999999984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34.23999999984" calcext:value-type="float">
            <text:p>4134.23999999984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35.67999999984" calcext:value-type="float">
            <text:p>4135.67999999984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37.11999999984" calcext:value-type="float">
            <text:p>4137.11999999984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38.55999999984" calcext:value-type="float">
            <text:p>4138.55999999984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39.27999999984" calcext:value-type="float">
            <text:p>4139.27999999984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39.99999999984" calcext:value-type="float">
            <text:p>4139.99999999984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41.43999999984" calcext:value-type="float">
            <text:p>4141.43999999984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42.87999999984" calcext:value-type="float">
            <text:p>4142.87999999984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44.31999999984" calcext:value-type="float">
            <text:p>4144.31999999984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45.75999999984" calcext:value-type="float">
            <text:p>4145.75999999984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47.19999999984" calcext:value-type="float">
            <text:p>4147.19999999984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48.63999999984" calcext:value-type="float">
            <text:p>4148.63999999984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50.07999999984" calcext:value-type="float">
            <text:p>4150.07999999984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51.51999999984" calcext:value-type="float">
            <text:p>4151.51999999984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52.95999999984" calcext:value-type="float">
            <text:p>4152.95999999984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54.39999999984" calcext:value-type="float">
            <text:p>4154.39999999984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55.83999999984" calcext:value-type="float">
            <text:p>4155.83999999984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57.27999999984" calcext:value-type="float">
            <text:p>4157.27999999984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58.71999999984" calcext:value-type="float">
            <text:p>4158.71999999984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60.15999999984" calcext:value-type="float">
            <text:p>4160.15999999984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61.59999999985" calcext:value-type="float">
            <text:p>4161.59999999985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163.03999999985" calcext:value-type="float">
            <text:p>4163.03999999985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164.47999999985" calcext:value-type="float">
            <text:p>4164.47999999985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165.91999999985" calcext:value-type="float">
            <text:p>4165.91999999985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167.35999999985" calcext:value-type="float">
            <text:p>4167.35999999985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168.79999999985" calcext:value-type="float">
            <text:p>4168.79999999985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170.23999999985" calcext:value-type="float">
            <text:p>4170.23999999985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171.67999999985" calcext:value-type="float">
            <text:p>4171.67999999985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173.11999999985" calcext:value-type="float">
            <text:p>4173.11999999985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174.55999999985" calcext:value-type="float">
            <text:p>4174.55999999985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175.99999999985" calcext:value-type="float">
            <text:p>4175.99999999985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177.43999999985" calcext:value-type="float">
            <text:p>4177.43999999985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178.87999999985" calcext:value-type="float">
            <text:p>4178.87999999985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180.31999999985" calcext:value-type="float">
            <text:p>4180.31999999985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181.75999999985" calcext:value-type="float">
            <text:p>4181.75999999985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183.19999999985" calcext:value-type="float">
            <text:p>4183.19999999985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184.63999999985" calcext:value-type="float">
            <text:p>4184.63999999985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186.07999999985" calcext:value-type="float">
            <text:p>4186.07999999985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187.51999999985" calcext:value-type="float">
            <text:p>4187.51999999985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188.95999999985" calcext:value-type="float">
            <text:p>4188.95999999985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190.39999999986" calcext:value-type="float">
            <text:p>4190.39999999986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191.83999999986" calcext:value-type="float">
            <text:p>4191.83999999986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193.27999999986" calcext:value-type="float">
            <text:p>4193.27999999986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194.71999999986" calcext:value-type="float">
            <text:p>4194.71999999986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196.15999999986" calcext:value-type="float">
            <text:p>4196.15999999986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197.59999999986" calcext:value-type="float">
            <text:p>4197.59999999986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199.03999999986" calcext:value-type="float">
            <text:p>4199.03999999986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00.47999999986" calcext:value-type="float">
            <text:p>4200.47999999986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01.91999999986" calcext:value-type="float">
            <text:p>4201.91999999986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03.35999999986" calcext:value-type="float">
            <text:p>4203.35999999986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04.79999999986" calcext:value-type="float">
            <text:p>4204.79999999986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06.23999999986" calcext:value-type="float">
            <text:p>4206.23999999986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07.67999999986" calcext:value-type="float">
            <text:p>4207.67999999986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08.39999999986" calcext:value-type="float">
            <text:p>4208.39999999986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09.11999999986" calcext:value-type="float">
            <text:p>4209.11999999986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10.55999999986" calcext:value-type="float">
            <text:p>4210.55999999986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11.99999999986" calcext:value-type="float">
            <text:p>4211.99999999986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13.43999999986" calcext:value-type="float">
            <text:p>4213.43999999986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14.87999999986" calcext:value-type="float">
            <text:p>4214.87999999986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16.31999999986" calcext:value-type="float">
            <text:p>4216.31999999986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17.75999999987" calcext:value-type="float">
            <text:p>4217.75999999987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18.47999999987" calcext:value-type="float">
            <text:p>4218.47999999987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19.19999999987" calcext:value-type="float">
            <text:p>4219.19999999987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19.91999999987" calcext:value-type="float">
            <text:p>4219.91999999987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20.63999999987" calcext:value-type="float">
            <text:p>4220.63999999987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21.35999999987" calcext:value-type="float">
            <text:p>4221.35999999987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22.07999999987" calcext:value-type="float">
            <text:p>4222.07999999987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22.07999999987" calcext:value-type="float">
            <text:p>4222.07999999987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22.07999999987" calcext:value-type="float">
            <text:p>4222.07999999987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22.07999999987" calcext:value-type="float">
            <text:p>4222.07999999987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22.07999999987" calcext:value-type="float">
            <text:p>4222.07999999987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22.07999999987" calcext:value-type="float">
            <text:p>4222.07999999987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22.07999999987" calcext:value-type="float">
            <text:p>4222.07999999987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22.79999999987" calcext:value-type="float">
            <text:p>4222.79999999987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23.51999999987" calcext:value-type="float">
            <text:p>4223.51999999987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24.23999999987" calcext:value-type="float">
            <text:p>4224.23999999987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24.95999999987" calcext:value-type="float">
            <text:p>4224.95999999987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25.67999999987" calcext:value-type="float">
            <text:p>4225.67999999987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26.39999999987" calcext:value-type="float">
            <text:p>4226.39999999987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27.11999999987" calcext:value-type="float">
            <text:p>4227.11999999987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27.83999999987" calcext:value-type="float">
            <text:p>4227.83999999987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27.83999999987" calcext:value-type="float">
            <text:p>4227.83999999987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28.55999999987" calcext:value-type="float">
            <text:p>4228.55999999987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29.27999999987" calcext:value-type="float">
            <text:p>4229.27999999987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29.99999999987" calcext:value-type="float">
            <text:p>4229.99999999987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30.71999999987" calcext:value-type="float">
            <text:p>4230.71999999987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31.43999999987" calcext:value-type="float">
            <text:p>4231.43999999987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32.15999999987" calcext:value-type="float">
            <text:p>4232.15999999987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32.87999999987" calcext:value-type="float">
            <text:p>4232.87999999987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33.59999999987" calcext:value-type="float">
            <text:p>4233.59999999987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34.31999999987" calcext:value-type="float">
            <text:p>4234.31999999987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35.03999999987" calcext:value-type="float">
            <text:p>4235.03999999987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35.75999999987" calcext:value-type="float">
            <text:p>4235.75999999987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36.47999999987" calcext:value-type="float">
            <text:p>4236.47999999987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37.19999999987" calcext:value-type="float">
            <text:p>4237.19999999987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37.19999999987" calcext:value-type="float">
            <text:p>4237.19999999987</text:p>
          </table:table-cell>
        </table:table-row>
      </table:table>
      <table:table table:name="qm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458.64" calcext:value-type="float">
            <text:p>458.64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502.32" calcext:value-type="float">
            <text:p>502.3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589.68" calcext:value-type="float">
            <text:p>589.6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633.36" calcext:value-type="float">
            <text:p>633.36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677.04" calcext:value-type="float">
            <text:p>677.04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720.72" calcext:value-type="float">
            <text:p>720.72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808.08" calcext:value-type="float">
            <text:p>808.0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829.92" calcext:value-type="float">
            <text:p>829.9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851.76" calcext:value-type="float">
            <text:p>851.76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895.44" calcext:value-type="float">
            <text:p>895.44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7.28" calcext:value-type="float">
            <text:p>917.2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939.12" calcext:value-type="float">
            <text:p>939.12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960.96" calcext:value-type="float">
            <text:p>960.96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982.8" calcext:value-type="float">
            <text:p>982.8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004.64" calcext:value-type="float">
            <text:p>1004.64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1026.48" calcext:value-type="float">
            <text:p>1026.48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1048.32" calcext:value-type="float">
            <text:p>1048.32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1070.16" calcext:value-type="float">
            <text:p>1070.16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113.84" calcext:value-type="float">
            <text:p>1113.84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136.4" calcext:value-type="float">
            <text:p>1136.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158.96" calcext:value-type="float">
            <text:p>1158.96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181.52" calcext:value-type="float">
            <text:p>1181.52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204.08" calcext:value-type="float">
            <text:p>1204.0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226.64" calcext:value-type="float">
            <text:p>1226.64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1249.2" calcext:value-type="float">
            <text:p>1249.2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1271.76" calcext:value-type="float">
            <text:p>1271.76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1294.32" calcext:value-type="float">
            <text:p>1294.32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1316.88" calcext:value-type="float">
            <text:p>1316.8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1339.44" calcext:value-type="float">
            <text:p>1339.44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384.56" calcext:value-type="float">
            <text:p>1384.56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407.12" calcext:value-type="float">
            <text:p>1407.1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429.68" calcext:value-type="float">
            <text:p>1429.6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452.24" calcext:value-type="float">
            <text:p>1452.24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474.8" calcext:value-type="float">
            <text:p>1474.8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497.36" calcext:value-type="float">
            <text:p>1497.36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519.92" calcext:value-type="float">
            <text:p>1519.92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542.48" calcext:value-type="float">
            <text:p>1542.48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565.04" calcext:value-type="float">
            <text:p>1565.04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587.6" calcext:value-type="float">
            <text:p>1587.6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610.16" calcext:value-type="float">
            <text:p>1610.16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653.84" calcext:value-type="float">
            <text:p>1653.84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1675.68" calcext:value-type="float">
            <text:p>1675.68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1697.52" calcext:value-type="float">
            <text:p>1697.5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719.36" calcext:value-type="float">
            <text:p>1719.36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741.2" calcext:value-type="float">
            <text:p>1741.2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763.76" calcext:value-type="float">
            <text:p>1763.76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786.32" calcext:value-type="float">
            <text:p>1786.32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808.88" calcext:value-type="float">
            <text:p>1808.88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831.44" calcext:value-type="float">
            <text:p>1831.44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1876.56" calcext:value-type="float">
            <text:p>1876.56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1899.12" calcext:value-type="float">
            <text:p>1899.1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1921.68" calcext:value-type="float">
            <text:p>1921.68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1944.24" calcext:value-type="float">
            <text:p>1944.24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1966.8" calcext:value-type="float">
            <text:p>1966.8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1989.36" calcext:value-type="float">
            <text:p>1989.36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011.92" calcext:value-type="float">
            <text:p>2011.9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034.48" calcext:value-type="float">
            <text:p>2034.48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057.04" calcext:value-type="float">
            <text:p>2057.04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079.6" calcext:value-type="float">
            <text:p>2079.6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102.16" calcext:value-type="float">
            <text:p>2102.16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124.72" calcext:value-type="float">
            <text:p>2124.7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147.28" calcext:value-type="float">
            <text:p>2147.28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169.84" calcext:value-type="float">
            <text:p>2169.84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2192.4" calcext:value-type="float">
            <text:p>2192.4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2214.96" calcext:value-type="float">
            <text:p>2214.96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2237.52" calcext:value-type="float">
            <text:p>2237.5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2260.08" calcext:value-type="float">
            <text:p>2260.08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2282.64" calcext:value-type="float">
            <text:p>2282.64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2305.2" calcext:value-type="float">
            <text:p>2305.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2327.76" calcext:value-type="float">
            <text:p>2327.76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2350.32" calcext:value-type="float">
            <text:p>2350.3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2372.88" calcext:value-type="float">
            <text:p>2372.88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2395.44" calcext:value-type="float">
            <text:p>2395.44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2440.56" calcext:value-type="float">
            <text:p>2440.56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2463.12" calcext:value-type="float">
            <text:p>2463.12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2485.68" calcext:value-type="float">
            <text:p>2485.68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2508.24" calcext:value-type="float">
            <text:p>2508.24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2530.8" calcext:value-type="float">
            <text:p>253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2553.36" calcext:value-type="float">
            <text:p>2553.36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2575.92" calcext:value-type="float">
            <text:p>2575.92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2598.48" calcext:value-type="float">
            <text:p>2598.48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2620.32" calcext:value-type="float">
            <text:p>2620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642.16" calcext:value-type="float">
            <text:p>2642.16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2686.56" calcext:value-type="float">
            <text:p>2686.5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2709.12" calcext:value-type="float">
            <text:p>2709.12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2731.68" calcext:value-type="float">
            <text:p>2731.68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2754.24" calcext:value-type="float">
            <text:p>2754.24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2799.36" calcext:value-type="float">
            <text:p>2799.36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2821.92" calcext:value-type="float">
            <text:p>2821.92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2844.48" calcext:value-type="float">
            <text:p>2844.48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2867.04" calcext:value-type="float">
            <text:p>2867.04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2889.6" calcext:value-type="float">
            <text:p>2889.6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2912.16" calcext:value-type="float">
            <text:p>2912.16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2934.72" calcext:value-type="float">
            <text:p>2934.72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2957.28" calcext:value-type="float">
            <text:p>2957.28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2979.84" calcext:value-type="float">
            <text:p>2979.84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3002.4" calcext:value-type="float">
            <text:p>3002.4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3024.96" calcext:value-type="float">
            <text:p>3024.96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3047.52" calcext:value-type="float">
            <text:p>3047.5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3070.08" calcext:value-type="float">
            <text:p>3070.08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3092.64" calcext:value-type="float">
            <text:p>3092.64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3115.2" calcext:value-type="float">
            <text:p>3115.2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137.76" calcext:value-type="float">
            <text:p>3137.76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160.32" calcext:value-type="float">
            <text:p>3160.32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182.88" calcext:value-type="float">
            <text:p>3182.88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205.44" calcext:value-type="float">
            <text:p>3205.44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250.56" calcext:value-type="float">
            <text:p>3250.56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273.12" calcext:value-type="float">
            <text:p>3273.12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295.68" calcext:value-type="float">
            <text:p>3295.68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318.24" calcext:value-type="float">
            <text:p>3318.24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340.8" calcext:value-type="float">
            <text:p>3340.8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363.36" calcext:value-type="float">
            <text:p>3363.36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385.92" calcext:value-type="float">
            <text:p>3385.92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408.48" calcext:value-type="float">
            <text:p>3408.48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431.04" calcext:value-type="float">
            <text:p>3431.04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453.6" calcext:value-type="float">
            <text:p>3453.6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476.16" calcext:value-type="float">
            <text:p>3476.16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498.72" calcext:value-type="float">
            <text:p>3498.72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521.27999999999" calcext:value-type="float">
            <text:p>3521.27999999999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543.83999999999" calcext:value-type="float">
            <text:p>3543.83999999999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566.39999999999" calcext:value-type="float">
            <text:p>3566.39999999999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588.95999999999" calcext:value-type="float">
            <text:p>3588.95999999999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611.51999999999" calcext:value-type="float">
            <text:p>3611.51999999999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634.07999999999" calcext:value-type="float">
            <text:p>3634.07999999999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634.79999999999" calcext:value-type="float">
            <text:p>3634.79999999999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635.51999999999" calcext:value-type="float">
            <text:p>3635.51999999999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636.23999999999" calcext:value-type="float">
            <text:p>3636.23999999999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658.79999999999" calcext:value-type="float">
            <text:p>3658.79999999999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681.35999999999" calcext:value-type="float">
            <text:p>3681.35999999999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703.91999999999" calcext:value-type="float">
            <text:p>3703.91999999999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726.47999999999" calcext:value-type="float">
            <text:p>3726.47999999999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749.03999999999" calcext:value-type="float">
            <text:p>3749.03999999999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771.59999999999" calcext:value-type="float">
            <text:p>3771.59999999999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794.15999999999" calcext:value-type="float">
            <text:p>3794.15999999999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816.71999999999" calcext:value-type="float">
            <text:p>3816.71999999999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839.27999999999" calcext:value-type="float">
            <text:p>3839.27999999999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861.83999999999" calcext:value-type="float">
            <text:p>3861.83999999999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884.39999999999" calcext:value-type="float">
            <text:p>3884.39999999999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906.95999999999" calcext:value-type="float">
            <text:p>3906.95999999999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929.51999999999" calcext:value-type="float">
            <text:p>3929.51999999999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952.07999999999" calcext:value-type="float">
            <text:p>3952.07999999999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974.63999999999" calcext:value-type="float">
            <text:p>3974.63999999999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997.19999999999" calcext:value-type="float">
            <text:p>3997.19999999999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4019.75999999999" calcext:value-type="float">
            <text:p>4019.75999999999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4042.31999999999" calcext:value-type="float">
            <text:p>4042.31999999999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4064.87999999999" calcext:value-type="float">
            <text:p>4064.87999999999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4087.43999999999" calcext:value-type="float">
            <text:p>4087.43999999999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4109.99999999999" calcext:value-type="float">
            <text:p>4109.99999999999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4132.55999999999" calcext:value-type="float">
            <text:p>4132.55999999999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4133.27999999999" calcext:value-type="float">
            <text:p>4133.27999999999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4133.99999999999" calcext:value-type="float">
            <text:p>4133.99999999999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4134.71999999999" calcext:value-type="float">
            <text:p>4134.71999999999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4135.43999999999" calcext:value-type="float">
            <text:p>4135.43999999999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4136.15999999999" calcext:value-type="float">
            <text:p>4136.15999999999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4136.88" calcext:value-type="float">
            <text:p>4136.88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4159.44" calcext:value-type="float">
            <text:p>4159.44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4204.56" calcext:value-type="float">
            <text:p>4204.56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4227.12" calcext:value-type="float">
            <text:p>4227.12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4249.68" calcext:value-type="float">
            <text:p>4249.68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4272.24" calcext:value-type="float">
            <text:p>4272.24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4294.8" calcext:value-type="float">
            <text:p>4294.8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4317.36" calcext:value-type="float">
            <text:p>4317.36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4339.92" calcext:value-type="float">
            <text:p>4339.92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4362.48" calcext:value-type="float">
            <text:p>4362.48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4385.04" calcext:value-type="float">
            <text:p>4385.04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4407.6" calcext:value-type="float">
            <text:p>4407.6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4430.16" calcext:value-type="float">
            <text:p>4430.16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4452.72" calcext:value-type="float">
            <text:p>4452.72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4475.28" calcext:value-type="float">
            <text:p>4475.28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4497.84" calcext:value-type="float">
            <text:p>4497.84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4520.4" calcext:value-type="float">
            <text:p>4520.4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4542.96" calcext:value-type="float">
            <text:p>4542.96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4565.52" calcext:value-type="float">
            <text:p>4565.52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4588.08" calcext:value-type="float">
            <text:p>4588.08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4610.64" calcext:value-type="float">
            <text:p>4610.64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4633.2" calcext:value-type="float">
            <text:p>4633.2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4655.76" calcext:value-type="float">
            <text:p>4655.76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4678.32" calcext:value-type="float">
            <text:p>4678.32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4700.88000000001" calcext:value-type="float">
            <text:p>4700.88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4723.44000000001" calcext:value-type="float">
            <text:p>4723.4400000000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4746.00000000001" calcext:value-type="float">
            <text:p>4746.0000000000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4768.56000000001" calcext:value-type="float">
            <text:p>4768.5600000000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4791.12000000001" calcext:value-type="float">
            <text:p>4791.1200000000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4813.68000000001" calcext:value-type="float">
            <text:p>4813.6800000000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4836.24000000001" calcext:value-type="float">
            <text:p>4836.2400000000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4858.80000000001" calcext:value-type="float">
            <text:p>4858.8000000000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4881.36000000001" calcext:value-type="float">
            <text:p>4881.3600000000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4903.92000000001" calcext:value-type="float">
            <text:p>4903.9200000000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4926.48000000001" calcext:value-type="float">
            <text:p>4926.4800000000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4949.04000000001" calcext:value-type="float">
            <text:p>4949.0400000000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4971.60000000001" calcext:value-type="float">
            <text:p>4971.6000000000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4994.16000000001" calcext:value-type="float">
            <text:p>4994.1600000000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5016.72000000001" calcext:value-type="float">
            <text:p>5016.7200000000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5039.28000000001" calcext:value-type="float">
            <text:p>5039.2800000000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5061.84000000001" calcext:value-type="float">
            <text:p>5061.8400000000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5084.40000000001" calcext:value-type="float">
            <text:p>5084.4000000000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5106.96000000001" calcext:value-type="float">
            <text:p>5106.9600000000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5129.52000000001" calcext:value-type="float">
            <text:p>5129.5200000000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5152.08000000001" calcext:value-type="float">
            <text:p>5152.0800000000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5174.64000000001" calcext:value-type="float">
            <text:p>5174.6400000000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5197.20000000001" calcext:value-type="float">
            <text:p>5197.2000000000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5219.76000000001" calcext:value-type="float">
            <text:p>5219.7600000000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5242.32000000001" calcext:value-type="float">
            <text:p>5242.3200000000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5264.88000000002" calcext:value-type="float">
            <text:p>5264.88000000002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5287.44000000002" calcext:value-type="float">
            <text:p>5287.4400000000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5310.00000000002" calcext:value-type="float">
            <text:p>5310.0000000000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5332.56000000002" calcext:value-type="float">
            <text:p>5332.56000000002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5355.12000000002" calcext:value-type="float">
            <text:p>5355.12000000002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5377.68000000002" calcext:value-type="float">
            <text:p>5377.68000000002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5400.24000000002" calcext:value-type="float">
            <text:p>5400.2400000000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5422.80000000002" calcext:value-type="float">
            <text:p>5422.80000000002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5445.36000000002" calcext:value-type="float">
            <text:p>5445.36000000002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5467.92000000002" calcext:value-type="float">
            <text:p>5467.92000000002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5490.48000000002" calcext:value-type="float">
            <text:p>5490.48000000002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5513.04000000002" calcext:value-type="float">
            <text:p>5513.04000000002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5535.60000000002" calcext:value-type="float">
            <text:p>5535.60000000002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5558.16000000002" calcext:value-type="float">
            <text:p>5558.1600000000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5580.72000000002" calcext:value-type="float">
            <text:p>5580.72000000002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5603.28000000002" calcext:value-type="float">
            <text:p>5603.28000000002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5625.84000000002" calcext:value-type="float">
            <text:p>5625.84000000002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5648.40000000002" calcext:value-type="float">
            <text:p>5648.40000000002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5670.96000000002" calcext:value-type="float">
            <text:p>5670.96000000002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5693.52000000002" calcext:value-type="float">
            <text:p>5693.52000000002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5716.08000000002" calcext:value-type="float">
            <text:p>5716.08000000002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5738.64000000002" calcext:value-type="float">
            <text:p>5738.64000000002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5761.20000000002" calcext:value-type="float">
            <text:p>5761.20000000002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5783.76000000002" calcext:value-type="float">
            <text:p>5783.76000000002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5806.32000000002" calcext:value-type="float">
            <text:p>5806.32000000002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5828.88000000003" calcext:value-type="float">
            <text:p>5828.88000000003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5851.44000000003" calcext:value-type="float">
            <text:p>5851.44000000003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5874.00000000003" calcext:value-type="float">
            <text:p>5874.00000000003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5896.56000000003" calcext:value-type="float">
            <text:p>5896.56000000003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5919.12000000003" calcext:value-type="float">
            <text:p>5919.12000000003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5941.68000000003" calcext:value-type="float">
            <text:p>5941.68000000003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5964.24000000003" calcext:value-type="float">
            <text:p>5964.24000000003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5987.52000000003" calcext:value-type="float">
            <text:p>5987.52000000003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10.80000000003" calcext:value-type="float">
            <text:p>6010.80000000003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34.08000000003" calcext:value-type="float">
            <text:p>6034.08000000003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57.36000000003" calcext:value-type="float">
            <text:p>6057.36000000003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80.64000000003" calcext:value-type="float">
            <text:p>6080.64000000003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103.92000000003" calcext:value-type="float">
            <text:p>6103.92000000003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127.20000000003" calcext:value-type="float">
            <text:p>6127.20000000003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150.48000000003" calcext:value-type="float">
            <text:p>6150.48000000003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173.76000000003" calcext:value-type="float">
            <text:p>6173.76000000003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197.04000000003" calcext:value-type="float">
            <text:p>6197.04000000003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220.32000000003" calcext:value-type="float">
            <text:p>6220.32000000003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221.76000000004" calcext:value-type="float">
            <text:p>6221.76000000004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223.20000000004" calcext:value-type="float">
            <text:p>6223.20000000004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224.64000000004" calcext:value-type="float">
            <text:p>6224.64000000004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226.08000000004" calcext:value-type="float">
            <text:p>6226.08000000004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227.52000000004" calcext:value-type="float">
            <text:p>6227.52000000004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228.96000000004" calcext:value-type="float">
            <text:p>6228.96000000004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230.40000000004" calcext:value-type="float">
            <text:p>6230.40000000004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231.84000000004" calcext:value-type="float">
            <text:p>6231.84000000004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233.28000000004" calcext:value-type="float">
            <text:p>6233.28000000004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234.72000000004" calcext:value-type="float">
            <text:p>6234.72000000004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236.16000000004" calcext:value-type="float">
            <text:p>6236.16000000004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237.60000000004" calcext:value-type="float">
            <text:p>6237.60000000004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239.04000000004" calcext:value-type="float">
            <text:p>6239.04000000004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240.48000000004" calcext:value-type="float">
            <text:p>6240.48000000004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241.92000000004" calcext:value-type="float">
            <text:p>6241.92000000004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242.64000000004" calcext:value-type="float">
            <text:p>6242.64000000004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243.36000000004" calcext:value-type="float">
            <text:p>6243.36000000004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244.08000000004" calcext:value-type="float">
            <text:p>6244.08000000004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244.80000000004" calcext:value-type="float">
            <text:p>6244.80000000004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245.52000000004" calcext:value-type="float">
            <text:p>6245.52000000004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246.24000000004" calcext:value-type="float">
            <text:p>6246.24000000004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246.96000000004" calcext:value-type="float">
            <text:p>6246.96000000004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247.68000000004" calcext:value-type="float">
            <text:p>6247.68000000004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248.40000000004" calcext:value-type="float">
            <text:p>6248.40000000004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249.12000000004" calcext:value-type="float">
            <text:p>6249.12000000004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249.84000000005" calcext:value-type="float">
            <text:p>6249.84000000005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272.40000000005" calcext:value-type="float">
            <text:p>6272.40000000005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294.96000000005" calcext:value-type="float">
            <text:p>6294.96000000005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317.52000000005" calcext:value-type="float">
            <text:p>6317.52000000005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340.08000000005" calcext:value-type="float">
            <text:p>6340.08000000005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362.64000000005" calcext:value-type="float">
            <text:p>6362.64000000005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6385.20000000005" calcext:value-type="float">
            <text:p>6385.20000000005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6407.76000000005" calcext:value-type="float">
            <text:p>6407.76000000005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6430.32000000005" calcext:value-type="float">
            <text:p>6430.32000000005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6452.88000000005" calcext:value-type="float">
            <text:p>6452.88000000005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6475.44000000005" calcext:value-type="float">
            <text:p>6475.44000000005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6498.00000000005" calcext:value-type="float">
            <text:p>6498.00000000005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6520.56000000005" calcext:value-type="float">
            <text:p>6520.56000000005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6543.12000000005" calcext:value-type="float">
            <text:p>6543.12000000005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6543.84000000005" calcext:value-type="float">
            <text:p>6543.84000000005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566.40000000005" calcext:value-type="float">
            <text:p>6566.40000000005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588.96000000005" calcext:value-type="float">
            <text:p>6588.96000000005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589.68000000005" calcext:value-type="float">
            <text:p>6589.68000000005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612.24000000005" calcext:value-type="float">
            <text:p>6612.24000000005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634.80000000005" calcext:value-type="float">
            <text:p>6634.80000000005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657.36000000005" calcext:value-type="float">
            <text:p>6657.36000000005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679.92000000005" calcext:value-type="float">
            <text:p>6679.92000000005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702.48000000005" calcext:value-type="float">
            <text:p>6702.48000000005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725.04000000005" calcext:value-type="float">
            <text:p>6725.04000000005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747.60000000005" calcext:value-type="float">
            <text:p>6747.60000000005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770.16000000005" calcext:value-type="float">
            <text:p>6770.16000000005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792.72000000006" calcext:value-type="float">
            <text:p>6792.72000000006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815.28000000006" calcext:value-type="float">
            <text:p>6815.28000000006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837.84000000006" calcext:value-type="float">
            <text:p>6837.8400000000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860.40000000006" calcext:value-type="float">
            <text:p>6860.4000000000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882.24000000006" calcext:value-type="float">
            <text:p>6882.2400000000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904.08000000006" calcext:value-type="float">
            <text:p>6904.0800000000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904.80000000006" calcext:value-type="float">
            <text:p>6904.8000000000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6927.36000000006" calcext:value-type="float">
            <text:p>6927.3600000000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6949.92000000006" calcext:value-type="float">
            <text:p>6949.9200000000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6972.48000000006" calcext:value-type="float">
            <text:p>6972.4800000000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6995.04000000006" calcext:value-type="float">
            <text:p>6995.0400000000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7017.60000000006" calcext:value-type="float">
            <text:p>7017.6000000000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7040.16000000006" calcext:value-type="float">
            <text:p>7040.1600000000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7062.72000000006" calcext:value-type="float">
            <text:p>7062.7200000000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7085.28000000006" calcext:value-type="float">
            <text:p>7085.2800000000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7107.84000000006" calcext:value-type="float">
            <text:p>7107.8400000000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7130.40000000006" calcext:value-type="float">
            <text:p>7130.4000000000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7131.12000000006" calcext:value-type="float">
            <text:p>7131.1200000000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7131.84000000006" calcext:value-type="float">
            <text:p>7131.8400000000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7132.56000000006" calcext:value-type="float">
            <text:p>7132.5600000000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7133.28000000006" calcext:value-type="float">
            <text:p>7133.28000000006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7155.84000000006" calcext:value-type="float">
            <text:p>7155.84000000006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7178.40000000006" calcext:value-type="float">
            <text:p>7178.40000000006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7200.96000000006" calcext:value-type="float">
            <text:p>7200.96000000006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7223.52000000006" calcext:value-type="float">
            <text:p>7223.52000000006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7246.08000000006" calcext:value-type="float">
            <text:p>7246.08000000006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7268.64000000006" calcext:value-type="float">
            <text:p>7268.64000000006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7291.20000000006" calcext:value-type="float">
            <text:p>7291.20000000006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7313.76000000007" calcext:value-type="float">
            <text:p>7313.76000000007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7336.32000000007" calcext:value-type="float">
            <text:p>7336.32000000007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7358.88000000007" calcext:value-type="float">
            <text:p>7358.88000000007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7359.60000000007" calcext:value-type="float">
            <text:p>7359.60000000007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7360.32000000007" calcext:value-type="float">
            <text:p>7360.32000000007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7361.04000000007" calcext:value-type="float">
            <text:p>7361.04000000007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7361.76000000007" calcext:value-type="float">
            <text:p>7361.76000000007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7362.48000000007" calcext:value-type="float">
            <text:p>7362.48000000007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7363.20000000007" calcext:value-type="float">
            <text:p>7363.20000000007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7363.92000000007" calcext:value-type="float">
            <text:p>7363.92000000007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7364.64000000007" calcext:value-type="float">
            <text:p>7364.64000000007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7365.36000000007" calcext:value-type="float">
            <text:p>7365.36000000007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7366.08000000007" calcext:value-type="float">
            <text:p>7366.08000000007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7366.80000000007" calcext:value-type="float">
            <text:p>7366.80000000007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7367.52000000007" calcext:value-type="float">
            <text:p>7367.52000000007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7368.24000000007" calcext:value-type="float">
            <text:p>7368.24000000007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7368.96000000007" calcext:value-type="float">
            <text:p>7368.96000000007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7369.68000000007" calcext:value-type="float">
            <text:p>7369.68000000007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7370.40000000007" calcext:value-type="float">
            <text:p>7370.40000000007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7371.12000000007" calcext:value-type="float">
            <text:p>7371.12000000007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7371.84000000007" calcext:value-type="float">
            <text:p>7371.84000000007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7372.56000000007" calcext:value-type="float">
            <text:p>7372.56000000007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7373.28000000007" calcext:value-type="float">
            <text:p>7373.28000000007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7374.00000000007" calcext:value-type="float">
            <text:p>7374.00000000007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7374.72000000007" calcext:value-type="float">
            <text:p>7374.72000000007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7375.44000000007" calcext:value-type="float">
            <text:p>7375.44000000007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7376.16000000007" calcext:value-type="float">
            <text:p>7376.16000000007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7376.88000000007" calcext:value-type="float">
            <text:p>7376.88000000007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7377.60000000007" calcext:value-type="float">
            <text:p>7377.60000000007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7378.32000000007" calcext:value-type="float">
            <text:p>7378.32000000007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7379.04000000007" calcext:value-type="float">
            <text:p>7379.04000000007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7379.76000000007" calcext:value-type="float">
            <text:p>7379.76000000007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7380.48000000007" calcext:value-type="float">
            <text:p>7380.48000000007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7381.20000000007" calcext:value-type="float">
            <text:p>7381.20000000007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7381.92000000007" calcext:value-type="float">
            <text:p>7381.92000000007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7382.64000000007" calcext:value-type="float">
            <text:p>7382.64000000007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7383.36000000007" calcext:value-type="float">
            <text:p>7383.36000000007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7384.08000000007" calcext:value-type="float">
            <text:p>7384.08000000007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7384.80000000008" calcext:value-type="float">
            <text:p>7384.80000000008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7385.52000000008" calcext:value-type="float">
            <text:p>7385.52000000008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7386.24000000008" calcext:value-type="float">
            <text:p>7386.24000000008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7408.80000000008" calcext:value-type="float">
            <text:p>7408.80000000008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7431.36000000008" calcext:value-type="float">
            <text:p>7431.36000000008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7432.08000000008" calcext:value-type="float">
            <text:p>7432.08000000008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7432.80000000008" calcext:value-type="float">
            <text:p>7432.80000000008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7433.52000000008" calcext:value-type="float">
            <text:p>7433.52000000008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7434.24000000008" calcext:value-type="float">
            <text:p>7434.24000000008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7434.96000000008" calcext:value-type="float">
            <text:p>7434.96000000008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7435.68000000008" calcext:value-type="float">
            <text:p>7435.68000000008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7436.40000000008" calcext:value-type="float">
            <text:p>7436.40000000008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7437.12000000008" calcext:value-type="float">
            <text:p>7437.12000000008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7437.84000000008" calcext:value-type="float">
            <text:p>7437.84000000008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7438.56000000008" calcext:value-type="float">
            <text:p>7438.56000000008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7439.28000000008" calcext:value-type="float">
            <text:p>7439.28000000008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7440.00000000008" calcext:value-type="float">
            <text:p>7440.00000000008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7440.72000000008" calcext:value-type="float">
            <text:p>7440.72000000008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7441.44000000008" calcext:value-type="float">
            <text:p>7441.44000000008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7442.16000000008" calcext:value-type="float">
            <text:p>7442.16000000008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7442.88000000008" calcext:value-type="float">
            <text:p>7442.88000000008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7443.60000000008" calcext:value-type="float">
            <text:p>7443.60000000008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7444.32000000008" calcext:value-type="float">
            <text:p>7444.32000000008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7445.04000000008" calcext:value-type="float">
            <text:p>7445.04000000008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7445.76000000008" calcext:value-type="float">
            <text:p>7445.76000000008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7446.48000000008" calcext:value-type="float">
            <text:p>7446.48000000008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7447.20000000008" calcext:value-type="float">
            <text:p>7447.20000000008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7447.92000000008" calcext:value-type="float">
            <text:p>7447.92000000008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7448.64000000008" calcext:value-type="float">
            <text:p>7448.64000000008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7449.36000000008" calcext:value-type="float">
            <text:p>7449.36000000008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7450.08000000008" calcext:value-type="float">
            <text:p>7450.08000000008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7450.80000000008" calcext:value-type="float">
            <text:p>7450.80000000008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7451.52000000008" calcext:value-type="float">
            <text:p>7451.52000000008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7474.08000000008" calcext:value-type="float">
            <text:p>7474.08000000008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7496.64000000008" calcext:value-type="float">
            <text:p>7496.64000000008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7519.20000000008" calcext:value-type="float">
            <text:p>7519.20000000008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7541.76000000009" calcext:value-type="float">
            <text:p>7541.7600000000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7564.32000000009" calcext:value-type="float">
            <text:p>7564.3200000000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7586.88000000009" calcext:value-type="float">
            <text:p>7586.8800000000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7609.44000000009" calcext:value-type="float">
            <text:p>7609.4400000000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7632.00000000009" calcext:value-type="float">
            <text:p>7632.0000000000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7654.56000000009" calcext:value-type="float">
            <text:p>7654.5600000000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7655.28000000009" calcext:value-type="float">
            <text:p>7655.2800000000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7656.00000000009" calcext:value-type="float">
            <text:p>7656.0000000000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7656.72000000009" calcext:value-type="float">
            <text:p>7656.7200000000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7657.44000000009" calcext:value-type="float">
            <text:p>7657.4400000000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7658.16000000009" calcext:value-type="float">
            <text:p>7658.1600000000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7680.72000000009" calcext:value-type="float">
            <text:p>7680.7200000000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7703.28000000009" calcext:value-type="float">
            <text:p>7703.2800000000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7725.84000000009" calcext:value-type="float">
            <text:p>7725.8400000000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7748.40000000009" calcext:value-type="float">
            <text:p>7748.40000000009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7770.96000000009" calcext:value-type="float">
            <text:p>7770.96000000009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7793.52000000009" calcext:value-type="float">
            <text:p>7793.52000000009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7816.08000000009" calcext:value-type="float">
            <text:p>7816.08000000009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7838.64000000009" calcext:value-type="float">
            <text:p>7838.64000000009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7861.20000000009" calcext:value-type="float">
            <text:p>7861.20000000009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7861.92000000009" calcext:value-type="float">
            <text:p>7861.92000000009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7862.64000000009" calcext:value-type="float">
            <text:p>7862.64000000009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7863.36000000009" calcext:value-type="float">
            <text:p>7863.36000000009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7864.08000000009" calcext:value-type="float">
            <text:p>7864.08000000009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7864.80000000009" calcext:value-type="float">
            <text:p>7864.80000000009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7887.36000000009" calcext:value-type="float">
            <text:p>7887.36000000009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7909.92000000009" calcext:value-type="float">
            <text:p>7909.92000000009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7932.48000000009" calcext:value-type="float">
            <text:p>7932.48000000009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7955.0400000001" calcext:value-type="float">
            <text:p>7955.040000000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7977.6000000001" calcext:value-type="float">
            <text:p>7977.600000000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8000.1600000001" calcext:value-type="float">
            <text:p>8000.160000000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8022.7200000001" calcext:value-type="float">
            <text:p>8022.720000000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8045.2800000001" calcext:value-type="float">
            <text:p>8045.280000000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8067.8400000001" calcext:value-type="float">
            <text:p>8067.840000000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8090.4000000001" calcext:value-type="float">
            <text:p>8090.400000000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8112.9600000001" calcext:value-type="float">
            <text:p>8112.960000000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8135.5200000001" calcext:value-type="float">
            <text:p>8135.520000000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8158.0800000001" calcext:value-type="float">
            <text:p>8158.080000000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8180.6400000001" calcext:value-type="float">
            <text:p>8180.640000000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8203.2000000001" calcext:value-type="float">
            <text:p>8203.200000000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8225.7600000001" calcext:value-type="float">
            <text:p>8225.760000000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8248.3200000001" calcext:value-type="float">
            <text:p>8248.320000000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8270.8800000001" calcext:value-type="float">
            <text:p>8270.880000000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8293.4400000001" calcext:value-type="float">
            <text:p>8293.440000000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8316.0000000001" calcext:value-type="float">
            <text:p>8316.000000000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8338.5600000001" calcext:value-type="float">
            <text:p>8338.560000000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8361.1200000001" calcext:value-type="float">
            <text:p>8361.120000000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8361.8400000001" calcext:value-type="float">
            <text:p>8361.8400000001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8362.56000000009" calcext:value-type="float">
            <text:p>8362.56000000009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8363.28000000009" calcext:value-type="float">
            <text:p>8363.28000000009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8364.00000000009" calcext:value-type="float">
            <text:p>8364.00000000009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8364.72000000009" calcext:value-type="float">
            <text:p>8364.72000000009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8365.44000000009" calcext:value-type="float">
            <text:p>8365.44000000009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8366.16000000009" calcext:value-type="float">
            <text:p>8366.16000000009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8366.88000000009" calcext:value-type="float">
            <text:p>8366.88000000009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8367.60000000009" calcext:value-type="float">
            <text:p>8367.60000000009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8368.32000000009" calcext:value-type="float">
            <text:p>8368.32000000009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8390.88000000009" calcext:value-type="float">
            <text:p>8390.88000000009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8413.44000000009" calcext:value-type="float">
            <text:p>8413.44000000009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8414.16000000009" calcext:value-type="float">
            <text:p>8414.16000000009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8414.88000000009" calcext:value-type="float">
            <text:p>8414.88000000009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8415.60000000009" calcext:value-type="float">
            <text:p>8415.60000000009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8416.32000000009" calcext:value-type="float">
            <text:p>8416.32000000009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8417.04000000009" calcext:value-type="float">
            <text:p>8417.04000000009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8417.76000000008" calcext:value-type="float">
            <text:p>8417.76000000008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8418.48000000008" calcext:value-type="float">
            <text:p>8418.48000000008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8419.20000000008" calcext:value-type="float">
            <text:p>8419.20000000008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8419.92000000008" calcext:value-type="float">
            <text:p>8419.92000000008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8442.48000000008" calcext:value-type="float">
            <text:p>8442.48000000008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8443.20000000008" calcext:value-type="float">
            <text:p>8443.20000000008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8443.92000000008" calcext:value-type="float">
            <text:p>8443.92000000008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8444.64000000008" calcext:value-type="float">
            <text:p>8444.64000000008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8445.36000000008" calcext:value-type="float">
            <text:p>8445.36000000008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8467.92000000008" calcext:value-type="float">
            <text:p>8467.92000000008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8490.48000000008" calcext:value-type="float">
            <text:p>8490.48000000008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8513.04000000008" calcext:value-type="float">
            <text:p>8513.04000000008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8535.60000000008" calcext:value-type="float">
            <text:p>8535.60000000008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8558.16000000008" calcext:value-type="float">
            <text:p>8558.16000000008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8580.72000000008" calcext:value-type="float">
            <text:p>8580.72000000008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8603.28000000008" calcext:value-type="float">
            <text:p>8603.28000000008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8625.84000000008" calcext:value-type="float">
            <text:p>8625.84000000008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8648.40000000007" calcext:value-type="float">
            <text:p>8648.40000000007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8670.96000000007" calcext:value-type="float">
            <text:p>8670.96000000007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8671.68000000007" calcext:value-type="float">
            <text:p>8671.68000000007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8672.40000000007" calcext:value-type="float">
            <text:p>8672.40000000007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8673.12000000007" calcext:value-type="float">
            <text:p>8673.12000000007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8673.84000000007" calcext:value-type="float">
            <text:p>8673.84000000007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8696.40000000007" calcext:value-type="float">
            <text:p>8696.40000000007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8718.96000000007" calcext:value-type="float">
            <text:p>8718.96000000007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8741.52000000007" calcext:value-type="float">
            <text:p>8741.52000000007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8764.08000000007" calcext:value-type="float">
            <text:p>8764.08000000007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8786.64000000007" calcext:value-type="float">
            <text:p>8786.64000000007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8809.20000000007" calcext:value-type="float">
            <text:p>8809.20000000007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8831.76000000007" calcext:value-type="float">
            <text:p>8831.76000000007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8854.32000000007" calcext:value-type="float">
            <text:p>8854.32000000007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8877.60000000007" calcext:value-type="float">
            <text:p>8877.60000000007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8900.88000000007" calcext:value-type="float">
            <text:p>8900.88000000007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8924.16000000006" calcext:value-type="float">
            <text:p>8924.16000000006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8947.44000000006" calcext:value-type="float">
            <text:p>8947.44000000006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8970.72000000006" calcext:value-type="float">
            <text:p>8970.72000000006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8972.16000000006" calcext:value-type="float">
            <text:p>8972.16000000006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8995.44000000006" calcext:value-type="float">
            <text:p>8995.44000000006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9018.72000000006" calcext:value-type="float">
            <text:p>9018.72000000006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9042.00000000006" calcext:value-type="float">
            <text:p>9042.00000000006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9065.28000000006" calcext:value-type="float">
            <text:p>9065.28000000006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9088.56000000005" calcext:value-type="float">
            <text:p>9088.56000000005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9111.84000000005" calcext:value-type="float">
            <text:p>9111.84000000005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9135.12000000005" calcext:value-type="float">
            <text:p>9135.12000000005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9158.40000000005" calcext:value-type="float">
            <text:p>9158.40000000005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9181.68000000005" calcext:value-type="float">
            <text:p>9181.68000000005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204.96000000005" calcext:value-type="float">
            <text:p>9204.96000000005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228.24000000005" calcext:value-type="float">
            <text:p>9228.24000000005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251.52000000005" calcext:value-type="float">
            <text:p>9251.52000000005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274.80000000005" calcext:value-type="float">
            <text:p>9274.80000000005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298.08000000004" calcext:value-type="float">
            <text:p>9298.08000000004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321.36000000004" calcext:value-type="float">
            <text:p>9321.36000000004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344.64000000004" calcext:value-type="float">
            <text:p>9344.64000000004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367.92000000004" calcext:value-type="float">
            <text:p>9367.92000000004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391.20000000004" calcext:value-type="float">
            <text:p>9391.20000000004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14.48000000004" calcext:value-type="float">
            <text:p>9414.48000000004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9437.76000000004" calcext:value-type="float">
            <text:p>9437.76000000004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9461.04000000004" calcext:value-type="float">
            <text:p>9461.04000000004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9483.60000000004" calcext:value-type="float">
            <text:p>9483.60000000004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9506.16000000003" calcext:value-type="float">
            <text:p>9506.16000000003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9528.72000000003" calcext:value-type="float">
            <text:p>9528.72000000003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9551.28000000003" calcext:value-type="float">
            <text:p>9551.28000000003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9573.84000000003" calcext:value-type="float">
            <text:p>9573.84000000003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9596.40000000003" calcext:value-type="float">
            <text:p>9596.40000000003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9618.96000000003" calcext:value-type="float">
            <text:p>9618.96000000003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9619.68000000003" calcext:value-type="float">
            <text:p>9619.68000000003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620.40000000003" calcext:value-type="float">
            <text:p>9620.40000000003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621.12000000003" calcext:value-type="float">
            <text:p>9621.12000000003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621.84000000003" calcext:value-type="float">
            <text:p>9621.84000000003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622.56000000003" calcext:value-type="float">
            <text:p>9622.56000000003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623.28000000003" calcext:value-type="float">
            <text:p>9623.28000000003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624.00000000003" calcext:value-type="float">
            <text:p>9624.00000000003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646.56000000003" calcext:value-type="float">
            <text:p>9646.56000000003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669.12000000003" calcext:value-type="float">
            <text:p>9669.12000000003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691.68000000003" calcext:value-type="float">
            <text:p>9691.68000000003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692.40000000003" calcext:value-type="float">
            <text:p>9692.40000000003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693.12000000002" calcext:value-type="float">
            <text:p>9693.12000000002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693.84000000002" calcext:value-type="float">
            <text:p>9693.84000000002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694.56000000002" calcext:value-type="float">
            <text:p>9694.56000000002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695.28000000002" calcext:value-type="float">
            <text:p>9695.28000000002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696.00000000002" calcext:value-type="float">
            <text:p>9696.00000000002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696.72000000002" calcext:value-type="float">
            <text:p>9696.72000000002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697.44000000002" calcext:value-type="float">
            <text:p>9697.44000000002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698.16000000002" calcext:value-type="float">
            <text:p>9698.16000000002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698.88000000002" calcext:value-type="float">
            <text:p>9698.88000000002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699.60000000002" calcext:value-type="float">
            <text:p>9699.60000000002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700.32000000002" calcext:value-type="float">
            <text:p>9700.32000000002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701.04000000002" calcext:value-type="float">
            <text:p>9701.04000000002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701.76000000002" calcext:value-type="float">
            <text:p>9701.76000000002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702.48000000002" calcext:value-type="float">
            <text:p>9702.48000000002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703.20000000002" calcext:value-type="float">
            <text:p>9703.20000000002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703.92000000002" calcext:value-type="float">
            <text:p>9703.92000000002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704.64000000001" calcext:value-type="float">
            <text:p>9704.6400000000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705.36000000001" calcext:value-type="float">
            <text:p>9705.3600000000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706.08000000001" calcext:value-type="float">
            <text:p>9706.0800000000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706.80000000001" calcext:value-type="float">
            <text:p>9706.80000000001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707.52000000001" calcext:value-type="float">
            <text:p>9707.52000000001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708.24000000001" calcext:value-type="float">
            <text:p>9708.24000000001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708.96000000001" calcext:value-type="float">
            <text:p>9708.96000000001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9.68000000001" calcext:value-type="float">
            <text:p>9709.6800000000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10.40000000001" calcext:value-type="float">
            <text:p>9710.40000000001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11.12000000001" calcext:value-type="float">
            <text:p>9711.12000000001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711.84000000001" calcext:value-type="float">
            <text:p>9711.84000000001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712.56000000001" calcext:value-type="float">
            <text:p>9712.56000000001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713.28000000001" calcext:value-type="float">
            <text:p>9713.28000000001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714.00000000001" calcext:value-type="float">
            <text:p>9714.00000000001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714.72000000001" calcext:value-type="float">
            <text:p>9714.72000000001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715.44" calcext:value-type="float">
            <text:p>9715.44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716.16" calcext:value-type="float">
            <text:p>9716.16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716.88" calcext:value-type="float">
            <text:p>9716.8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717.6" calcext:value-type="float">
            <text:p>9717.6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740.16" calcext:value-type="float">
            <text:p>9740.16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762.72" calcext:value-type="float">
            <text:p>9762.72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785.28" calcext:value-type="float">
            <text:p>9785.2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807.84" calcext:value-type="float">
            <text:p>9807.84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830.4" calcext:value-type="float">
            <text:p>9830.4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831.12" calcext:value-type="float">
            <text:p>9831.12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831.84" calcext:value-type="float">
            <text:p>9831.84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832.56" calcext:value-type="float">
            <text:p>9832.56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833.28" calcext:value-type="float">
            <text:p>9833.28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834.72" calcext:value-type="float">
            <text:p>9834.72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835.44" calcext:value-type="float">
            <text:p>9835.44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836.15999999999" calcext:value-type="float">
            <text:p>9836.1599999999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858.71999999999" calcext:value-type="float">
            <text:p>9858.7199999999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9881.27999999999" calcext:value-type="float">
            <text:p>9881.2799999999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9903.83999999999" calcext:value-type="float">
            <text:p>9903.8399999999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9926.39999999999" calcext:value-type="float">
            <text:p>9926.3999999999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9927.11999999999" calcext:value-type="float">
            <text:p>9927.1199999999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927.83999999999" calcext:value-type="float">
            <text:p>9927.83999999999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928.55999999999" calcext:value-type="float">
            <text:p>9928.55999999999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929.27999999999" calcext:value-type="float">
            <text:p>9929.27999999999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929.99999999999" calcext:value-type="float">
            <text:p>9929.99999999999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930.71999999999" calcext:value-type="float">
            <text:p>9930.71999999999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931.43999999999" calcext:value-type="float">
            <text:p>9931.43999999999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932.15999999999" calcext:value-type="float">
            <text:p>9932.15999999999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932.87999999999" calcext:value-type="float">
            <text:p>9932.87999999999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9933.59999999999" calcext:value-type="float">
            <text:p>9933.59999999999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9934.31999999999" calcext:value-type="float">
            <text:p>9934.31999999999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956.87999999999" calcext:value-type="float">
            <text:p>9956.87999999999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979.43999999998" calcext:value-type="float">
            <text:p>9979.439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9980.15999999998" calcext:value-type="float">
            <text:p>9980.159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9980.87999999998" calcext:value-type="float">
            <text:p>9980.879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9981.59999999998" calcext:value-type="float">
            <text:p>9981.59999999998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9982.31999999998" calcext:value-type="float">
            <text:p>9982.31999999998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9983.03999999998" calcext:value-type="float">
            <text:p>9983.03999999998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9983.75999999998" calcext:value-type="float">
            <text:p>9983.75999999998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9984.47999999998" calcext:value-type="float">
            <text:p>9984.47999999998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9985.19999999998" calcext:value-type="float">
            <text:p>9985.19999999998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9985.91999999998" calcext:value-type="float">
            <text:p>9985.91999999998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9986.63999999998" calcext:value-type="float">
            <text:p>9986.63999999998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9987.35999999998" calcext:value-type="float">
            <text:p>9987.35999999998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9988.07999999998" calcext:value-type="float">
            <text:p>9988.07999999998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9988.79999999998" calcext:value-type="float">
            <text:p>9988.79999999998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9989.51999999998" calcext:value-type="float">
            <text:p>9989.51999999998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9990.23999999997" calcext:value-type="float">
            <text:p>9990.23999999997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9990.95999999997" calcext:value-type="float">
            <text:p>9990.95999999997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9991.67999999997" calcext:value-type="float">
            <text:p>9991.67999999997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9992.39999999997" calcext:value-type="float">
            <text:p>9992.39999999997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993.11999999997" calcext:value-type="float">
            <text:p>9993.11999999997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993.83999999997" calcext:value-type="float">
            <text:p>9993.83999999997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994.55999999997" calcext:value-type="float">
            <text:p>9994.55999999997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995.27999999997" calcext:value-type="float">
            <text:p>9995.27999999997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995.99999999997" calcext:value-type="float">
            <text:p>9995.99999999997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996.71999999997" calcext:value-type="float">
            <text:p>9996.71999999997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997.43999999997" calcext:value-type="float">
            <text:p>9997.43999999997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9998.15999999997" calcext:value-type="float">
            <text:p>9998.15999999997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9998.87999999997" calcext:value-type="float">
            <text:p>9998.87999999997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9999.59999999997" calcext:value-type="float">
            <text:p>9999.59999999997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0000.32" calcext:value-type="float">
            <text:p>10000.32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0001.04" calcext:value-type="float">
            <text:p>10001.04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0023.6" calcext:value-type="float">
            <text:p>10023.6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0046.16" calcext:value-type="float">
            <text:p>10046.16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0046.88" calcext:value-type="float">
            <text:p>10046.88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0047.6" calcext:value-type="float">
            <text:p>10047.6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0048.32" calcext:value-type="float">
            <text:p>10048.3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0049.04" calcext:value-type="float">
            <text:p>10049.04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0049.76" calcext:value-type="float">
            <text:p>10049.76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0050.48" calcext:value-type="float">
            <text:p>10050.48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0051.2" calcext:value-type="float">
            <text:p>10051.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0051.92" calcext:value-type="float">
            <text:p>10051.9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0053.36" calcext:value-type="float">
            <text:p>10053.36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0054.8" calcext:value-type="float">
            <text:p>10054.8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0056.24" calcext:value-type="float">
            <text:p>10056.24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0057.68" calcext:value-type="float">
            <text:p>10057.68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0059.12" calcext:value-type="float">
            <text:p>10059.1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0060.56" calcext:value-type="float">
            <text:p>10060.56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0061.9999999999" calcext:value-type="float">
            <text:p>10061.9999999999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0063.4399999999" calcext:value-type="float">
            <text:p>10063.4399999999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0064.8799999999" calcext:value-type="float">
            <text:p>10064.8799999999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0066.3199999999" calcext:value-type="float">
            <text:p>10066.3199999999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0067.7599999999" calcext:value-type="float">
            <text:p>10067.7599999999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0069.1999999999" calcext:value-type="float">
            <text:p>10069.1999999999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0070.6399999999" calcext:value-type="float">
            <text:p>10070.6399999999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0072.0799999999" calcext:value-type="float">
            <text:p>10072.0799999999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0073.5199999999" calcext:value-type="float">
            <text:p>10073.5199999999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74.9599999999" calcext:value-type="float">
            <text:p>10074.9599999999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76.3999999999" calcext:value-type="float">
            <text:p>10076.3999999999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77.8399999999" calcext:value-type="float">
            <text:p>10077.8399999999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0079.2799999999" calcext:value-type="float">
            <text:p>10079.2799999999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0080.7199999999" calcext:value-type="float">
            <text:p>10080.7199999999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0082.1599999999" calcext:value-type="float">
            <text:p>10082.1599999999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0083.5999999999" calcext:value-type="float">
            <text:p>10083.5999999999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0085.0399999999" calcext:value-type="float">
            <text:p>10085.0399999999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0086.4799999999" calcext:value-type="float">
            <text:p>10086.4799999999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0087.1999999999" calcext:value-type="float">
            <text:p>10087.1999999999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0087.9199999999" calcext:value-type="float">
            <text:p>10087.9199999999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0088.6399999999" calcext:value-type="float">
            <text:p>10088.6399999999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0089.3599999999" calcext:value-type="float">
            <text:p>10089.3599999999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0090.0799999999" calcext:value-type="float">
            <text:p>10090.0799999999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0091.5199999999" calcext:value-type="float">
            <text:p>10091.5199999999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0092.9599999999" calcext:value-type="float">
            <text:p>10092.9599999999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0094.3999999999" calcext:value-type="float">
            <text:p>10094.3999999999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0095.8399999999" calcext:value-type="float">
            <text:p>10095.8399999999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0097.2799999999" calcext:value-type="float">
            <text:p>10097.2799999999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0098.7199999999" calcext:value-type="float">
            <text:p>10098.7199999999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0100.1599999999" calcext:value-type="float">
            <text:p>10100.1599999999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0101.5999999999" calcext:value-type="float">
            <text:p>10101.5999999999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0102.3199999999" calcext:value-type="float">
            <text:p>10102.3199999999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0103.0399999999" calcext:value-type="float">
            <text:p>10103.0399999999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0103.7599999999" calcext:value-type="float">
            <text:p>10103.7599999999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0104.4799999999" calcext:value-type="float">
            <text:p>10104.4799999999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0105.1999999999" calcext:value-type="float">
            <text:p>10105.1999999999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0105.9199999999" calcext:value-type="float">
            <text:p>10105.9199999999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0107.3599999999" calcext:value-type="float">
            <text:p>10107.3599999999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0108.7999999999" calcext:value-type="float">
            <text:p>10108.7999999999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0110.2399999999" calcext:value-type="float">
            <text:p>10110.2399999999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0111.6799999999" calcext:value-type="float">
            <text:p>10111.6799999999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0113.1199999999" calcext:value-type="float">
            <text:p>10113.1199999999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0114.5599999999" calcext:value-type="float">
            <text:p>10114.5599999999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0115.9999999999" calcext:value-type="float">
            <text:p>10115.9999999999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0117.4399999999" calcext:value-type="float">
            <text:p>10117.4399999999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0118.1599999999" calcext:value-type="float">
            <text:p>10118.1599999999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0140.7199999999" calcext:value-type="float">
            <text:p>10140.7199999999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0163.2799999999" calcext:value-type="float">
            <text:p>10163.2799999999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0185.8399999999" calcext:value-type="float">
            <text:p>10185.8399999999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0186.5599999999" calcext:value-type="float">
            <text:p>10186.5599999999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0187.2799999999" calcext:value-type="float">
            <text:p>10187.2799999999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0188.7199999999" calcext:value-type="float">
            <text:p>10188.7199999999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0190.1599999999" calcext:value-type="float">
            <text:p>10190.1599999999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0191.5999999999" calcext:value-type="float">
            <text:p>10191.5999999999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0193.0399999999" calcext:value-type="float">
            <text:p>10193.0399999999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0194.4799999999" calcext:value-type="float">
            <text:p>10194.4799999999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0195.9199999999" calcext:value-type="float">
            <text:p>10195.9199999999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0197.3599999999" calcext:value-type="float">
            <text:p>10197.3599999999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10198.7999999999" calcext:value-type="float">
            <text:p>10198.7999999999</text:p>
          </table:table-cell>
        </table:table-row>
      </table:table>
      <table:table table:name="sa-exhaustive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8.640001" calcext:value-type="float">
            <text:p>8.6400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9.360002" calcext:value-type="float">
            <text:p>9.360002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2.662804" calcext:value-type="float">
            <text:p>32.662804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56.685608" calcext:value-type="float">
            <text:p>56.68560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79.98841" calcext:value-type="float">
            <text:p>79.9884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3.291214" calcext:value-type="float">
            <text:p>103.291214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26.59402" calcext:value-type="float">
            <text:p>126.59402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49.89682" calcext:value-type="float">
            <text:p>149.89682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73.19962" calcext:value-type="float">
            <text:p>173.1996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96.50241" calcext:value-type="float">
            <text:p>196.5024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19.8052" calcext:value-type="float">
            <text:p>219.805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21.24521" calcext:value-type="float">
            <text:p>221.2452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22.68521" calcext:value-type="float">
            <text:p>222.68521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5.56522" calcext:value-type="float">
            <text:p>225.56522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7.00522" calcext:value-type="float">
            <text:p>227.00522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9.16522" calcext:value-type="float">
            <text:p>229.16522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31.32523" calcext:value-type="float">
            <text:p>231.32523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32.76523" calcext:value-type="float">
            <text:p>232.7652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34.20523" calcext:value-type="float">
            <text:p>234.2052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5.64523" calcext:value-type="float">
            <text:p>235.6452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37.08524" calcext:value-type="float">
            <text:p>237.08524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38.52524" calcext:value-type="float">
            <text:p>238.52524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39.96524" calcext:value-type="float">
            <text:p>239.96524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41.40524" calcext:value-type="float">
            <text:p>241.4052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42.84525" calcext:value-type="float">
            <text:p>242.84525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44.28525" calcext:value-type="float">
            <text:p>244.28525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45.72525" calcext:value-type="float">
            <text:p>245.7252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47.16525" calcext:value-type="float">
            <text:p>247.1652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48.60526" calcext:value-type="float">
            <text:p>248.60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.04526" calcext:value-type="float">
            <text:p>250.04526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251.48526" calcext:value-type="float">
            <text:p>251.48526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252.92526" calcext:value-type="float">
            <text:p>252.9252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254.36526" calcext:value-type="float">
            <text:p>254.36526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55.80527" calcext:value-type="float">
            <text:p>255.80527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57.24527" calcext:value-type="float">
            <text:p>257.24527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59.40527" calcext:value-type="float">
            <text:p>259.40527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61.56528" calcext:value-type="float">
            <text:p>261.5652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63.72528" calcext:value-type="float">
            <text:p>263.72528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265.88528" calcext:value-type="float">
            <text:p>265.88528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268.0453" calcext:value-type="float">
            <text:p>268.0453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270.9253" calcext:value-type="float">
            <text:p>270.925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273.8053" calcext:value-type="float">
            <text:p>273.8053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276.6853" calcext:value-type="float">
            <text:p>276.6853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280.2853" calcext:value-type="float">
            <text:p>280.2853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83.8853" calcext:value-type="float">
            <text:p>283.8853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287.48532" calcext:value-type="float">
            <text:p>287.4853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291.08533" calcext:value-type="float">
            <text:p>291.08533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294.68533" calcext:value-type="float">
            <text:p>294.68533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298.28534" calcext:value-type="float">
            <text:p>298.2853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01.88535" calcext:value-type="float">
            <text:p>301.8853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05.48535" calcext:value-type="float">
            <text:p>305.48535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09.08536" calcext:value-type="float">
            <text:p>309.08536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12.68536" calcext:value-type="float">
            <text:p>312.68536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16.28537" calcext:value-type="float">
            <text:p>316.2853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19.88538" calcext:value-type="float">
            <text:p>319.88538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23.48538" calcext:value-type="float">
            <text:p>323.48538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27.0854" calcext:value-type="float">
            <text:p>327.08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30.6854" calcext:value-type="float">
            <text:p>330.6854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32.8454" calcext:value-type="float">
            <text:p>332.8454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335.0054" calcext:value-type="float">
            <text:p>335.0054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337.1654" calcext:value-type="float">
            <text:p>337.165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339.3254" calcext:value-type="float">
            <text:p>339.325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342.2054" calcext:value-type="float">
            <text:p>342.2054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345.08542" calcext:value-type="float">
            <text:p>345.0854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47.96542" calcext:value-type="float">
            <text:p>347.96542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350.84543" calcext:value-type="float">
            <text:p>350.84543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375.58823" calcext:value-type="float">
            <text:p>375.58823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400.33102" calcext:value-type="float">
            <text:p>400.33102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425.07382" calcext:value-type="float">
            <text:p>425.07382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449.81662" calcext:value-type="float">
            <text:p>449.81662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474.55942" calcext:value-type="float">
            <text:p>474.55942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499.30222" calcext:value-type="float">
            <text:p>499.30222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24.04504" calcext:value-type="float">
            <text:p>524.04504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48.7877" calcext:value-type="float">
            <text:p>548.7877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73.5304" calcext:value-type="float">
            <text:p>573.5304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98.2731" calcext:value-type="float">
            <text:p>598.273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23.7357" calcext:value-type="float">
            <text:p>623.7357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49.19836" calcext:value-type="float">
            <text:p>649.19836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2.7982" calcext:value-type="float">
            <text:p>652.7982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56.3981" calcext:value-type="float">
            <text:p>656.398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59.9979" calcext:value-type="float">
            <text:p>659.9979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63.5978" calcext:value-type="float">
            <text:p>663.5978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67.19763" calcext:value-type="float">
            <text:p>667.19763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70.7975" calcext:value-type="float">
            <text:p>670.797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74.39734" calcext:value-type="float">
            <text:p>674.39734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78.71716" calcext:value-type="float">
            <text:p>678.7171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683.037" calcext:value-type="float">
            <text:p>683.037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686.63684" calcext:value-type="float">
            <text:p>686.63684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690.2367" calcext:value-type="float">
            <text:p>690.236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693.83655" calcext:value-type="float">
            <text:p>693.8365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697.4364" calcext:value-type="float">
            <text:p>697.4364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22.89905" calcext:value-type="float">
            <text:p>722.8990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48.3617" calcext:value-type="float">
            <text:p>748.3617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73.82434" calcext:value-type="float">
            <text:p>773.8243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99.287" calcext:value-type="float">
            <text:p>799.287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24.74963" calcext:value-type="float">
            <text:p>824.74963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50.2123" calcext:value-type="float">
            <text:p>850.2123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75.6749" calcext:value-type="float">
            <text:p>875.6749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01.1376" calcext:value-type="float">
            <text:p>901.1376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26.6002" calcext:value-type="float">
            <text:p>926.6002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52.06287" calcext:value-type="float">
            <text:p>952.06287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77.5255" calcext:value-type="float">
            <text:p>977.525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81.12537" calcext:value-type="float">
            <text:p>981.12537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984.7252" calcext:value-type="float">
            <text:p>984.725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8.3251" calcext:value-type="float">
            <text:p>988.325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93.36487" calcext:value-type="float">
            <text:p>993.36487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20.26746" calcext:value-type="float">
            <text:p>1020.2674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47.17" calcext:value-type="float">
            <text:p>1047.17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74.7926" calcext:value-type="float">
            <text:p>1074.792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02.4152" calcext:value-type="float">
            <text:p>1102.415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130.0377" calcext:value-type="float">
            <text:p>1130.0377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57.6603" calcext:value-type="float">
            <text:p>1157.6603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85.2828" calcext:value-type="float">
            <text:p>1185.2828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212.9054" calcext:value-type="float">
            <text:p>1212.905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218.6652" calcext:value-type="float">
            <text:p>1218.6652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224.4249" calcext:value-type="float">
            <text:p>1224.424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230.1847" calcext:value-type="float">
            <text:p>1230.1847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235.9445" calcext:value-type="float">
            <text:p>1235.9445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241.7042" calcext:value-type="float">
            <text:p>1241.704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247.464" calcext:value-type="float">
            <text:p>1247.464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253.2238" calcext:value-type="float">
            <text:p>1253.2238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258.9835" calcext:value-type="float">
            <text:p>1258.983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264.7433" calcext:value-type="float">
            <text:p>1264.7433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270.503" calcext:value-type="float">
            <text:p>1270.503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276.2628" calcext:value-type="float">
            <text:p>1276.2628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81.3026" calcext:value-type="float">
            <text:p>1281.3026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86.3424" calcext:value-type="float">
            <text:p>1286.3424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291.3822" calcext:value-type="float">
            <text:p>1291.3822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296.422" calcext:value-type="float">
            <text:p>1296.42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301.4618" calcext:value-type="float">
            <text:p>1301.4618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306.5016" calcext:value-type="float">
            <text:p>1306.501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311.5414" calcext:value-type="float">
            <text:p>1311.5414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316.5812" calcext:value-type="float">
            <text:p>1316.5812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322.341" calcext:value-type="float">
            <text:p>1322.34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328.8207" calcext:value-type="float">
            <text:p>1328.8207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335.3004" calcext:value-type="float">
            <text:p>1335.3004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341.0602" calcext:value-type="float">
            <text:p>1341.0602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346.82" calcext:value-type="float">
            <text:p>1346.82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352.5797" calcext:value-type="float">
            <text:p>1352.5797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358.3395" calcext:value-type="float">
            <text:p>1358.33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364.0992" calcext:value-type="float">
            <text:p>1364.0992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369.859" calcext:value-type="float">
            <text:p>1369.859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375.6188" calcext:value-type="float">
            <text:p>1375.6188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381.3785" calcext:value-type="float">
            <text:p>1381.378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387.1383" calcext:value-type="float">
            <text:p>1387.1383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392.8981" calcext:value-type="float">
            <text:p>1392.8981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398.6578" calcext:value-type="float">
            <text:p>1398.6578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426.2804" calcext:value-type="float">
            <text:p>1426.2804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453.183" calcext:value-type="float">
            <text:p>1453.183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480.0856" calcext:value-type="float">
            <text:p>1480.085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506.9882" calcext:value-type="float">
            <text:p>1506.988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533.8907" calcext:value-type="float">
            <text:p>1533.8907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560.7933" calcext:value-type="float">
            <text:p>1560.7933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587.6959" calcext:value-type="float">
            <text:p>1587.6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4.5985" calcext:value-type="float">
            <text:p>1614.598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641.5011" calcext:value-type="float">
            <text:p>1641.501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668.4037" calcext:value-type="float">
            <text:p>1668.4037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695.3063" calcext:value-type="float">
            <text:p>1695.3063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700.3461" calcext:value-type="float">
            <text:p>1700.346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705.3859" calcext:value-type="float">
            <text:p>1705.3859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710.4257" calcext:value-type="float">
            <text:p>1710.4257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715.4655" calcext:value-type="float">
            <text:p>1715.465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721.2252" calcext:value-type="float">
            <text:p>1721.225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726.985" calcext:value-type="float">
            <text:p>1726.98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753.8876" calcext:value-type="float">
            <text:p>1753.8876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780.7902" calcext:value-type="float">
            <text:p>1780.7902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807.6927" calcext:value-type="float">
            <text:p>1807.692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834.5953" calcext:value-type="float">
            <text:p>1834.5953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861.4979" calcext:value-type="float">
            <text:p>1861.4979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888.4005" calcext:value-type="float">
            <text:p>1888.4005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915.3031" calcext:value-type="float">
            <text:p>1915.303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942.2057" calcext:value-type="float">
            <text:p>1942.2057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968.3883" calcext:value-type="float">
            <text:p>1968.3883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994.5709" calcext:value-type="float">
            <text:p>1994.5709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020.7535" calcext:value-type="float">
            <text:p>2020.753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025.0734" calcext:value-type="float">
            <text:p>2025.0734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029.3932" calcext:value-type="float">
            <text:p>2029.3932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033.713" calcext:value-type="float">
            <text:p>2033.71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038.0328" calcext:value-type="float">
            <text:p>2038.032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042.3527" calcext:value-type="float">
            <text:p>2042.3527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045.9525" calcext:value-type="float">
            <text:p>2045.952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049.5525" calcext:value-type="float">
            <text:p>2049.552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053.8723" calcext:value-type="float">
            <text:p>2053.8723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058.1921" calcext:value-type="float">
            <text:p>2058.1921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062.512" calcext:value-type="float">
            <text:p>2062.51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066.1118" calcext:value-type="float">
            <text:p>2066.1118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091.5745" calcext:value-type="float">
            <text:p>2091.574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116.3171" calcext:value-type="float">
            <text:p>2116.317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141.0598" calcext:value-type="float">
            <text:p>2141.059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165.8025" calcext:value-type="float">
            <text:p>2165.802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190.5452" calcext:value-type="float">
            <text:p>2190.5452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215.2878" calcext:value-type="float">
            <text:p>2215.2878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240.0305" calcext:value-type="float">
            <text:p>2240.030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264.7732" calcext:value-type="float">
            <text:p>2264.7732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289.5159" calcext:value-type="float">
            <text:p>2289.5159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314.2585" calcext:value-type="float">
            <text:p>2314.2585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317.1384" calcext:value-type="float">
            <text:p>2317.1384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320.0183" calcext:value-type="float">
            <text:p>2320.0183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322.8982" calcext:value-type="float">
            <text:p>2322.8982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325.778" calcext:value-type="float">
            <text:p>2325.778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350.5208" calcext:value-type="float">
            <text:p>2350.5208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375.2634" calcext:value-type="float">
            <text:p>2375.2634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400.006" calcext:value-type="float">
            <text:p>2400.00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424.7488" calcext:value-type="float">
            <text:p>2424.748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449.4915" calcext:value-type="float">
            <text:p>2449.491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474.2341" calcext:value-type="float">
            <text:p>2474.2341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498.9768" calcext:value-type="float">
            <text:p>2498.9768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523.7195" calcext:value-type="float">
            <text:p>2523.719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548.4622" calcext:value-type="float">
            <text:p>2548.462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573.2048" calcext:value-type="float">
            <text:p>2573.2048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597.9475" calcext:value-type="float">
            <text:p>2597.947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622.6902" calcext:value-type="float">
            <text:p>2622.690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625.57" calcext:value-type="float">
            <text:p>2625.57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28.45" calcext:value-type="float">
            <text:p>2628.45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30.6099" calcext:value-type="float">
            <text:p>2630.6099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632.7698" calcext:value-type="float">
            <text:p>2632.7698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634.9297" calcext:value-type="float">
            <text:p>2634.9297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637.0896" calcext:value-type="float">
            <text:p>2637.0896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639.2495" calcext:value-type="float">
            <text:p>2639.249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641.4094" calcext:value-type="float">
            <text:p>2641.4094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643.5693" calcext:value-type="float">
            <text:p>2643.5693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645.7292" calcext:value-type="float">
            <text:p>2645.7292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647.8892" calcext:value-type="float">
            <text:p>2647.8892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650.049" calcext:value-type="float">
            <text:p>2650.049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652.209" calcext:value-type="float">
            <text:p>2652.209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655.0889" calcext:value-type="float">
            <text:p>2655.0889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657.9688" calcext:value-type="float">
            <text:p>2657.9688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659.4087" calcext:value-type="float">
            <text:p>2659.4087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660.8486" calcext:value-type="float">
            <text:p>2660.848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684.1514" calcext:value-type="float">
            <text:p>2684.1514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707.454" calcext:value-type="float">
            <text:p>2707.454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730.7568" calcext:value-type="float">
            <text:p>2730.7568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754.0596" calcext:value-type="float">
            <text:p>2754.0596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777.3623" calcext:value-type="float">
            <text:p>2777.3623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800.665" calcext:value-type="float">
            <text:p>2800.665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823.9678" calcext:value-type="float">
            <text:p>2823.9678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47.2705" calcext:value-type="float">
            <text:p>2847.270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70.5732" calcext:value-type="float">
            <text:p>2870.5732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94.596" calcext:value-type="float">
            <text:p>2894.596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918.6187" calcext:value-type="float">
            <text:p>2918.6187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42.6414" calcext:value-type="float">
            <text:p>2942.6414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66.664" calcext:value-type="float">
            <text:p>2966.664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68.824" calcext:value-type="float">
            <text:p>2968.824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2970.984" calcext:value-type="float">
            <text:p>2970.98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973.1438" calcext:value-type="float">
            <text:p>2973.143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2975.3037" calcext:value-type="float">
            <text:p>2975.3037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2977.4636" calcext:value-type="float">
            <text:p>2977.4636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979.6235" calcext:value-type="float">
            <text:p>2979.6235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2981.7834" calcext:value-type="float">
            <text:p>2981.7834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983.9434" calcext:value-type="float">
            <text:p>2983.9434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2985.3833" calcext:value-type="float">
            <text:p>2985.3833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2986.8232" calcext:value-type="float">
            <text:p>2986.8232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2989.7031" calcext:value-type="float">
            <text:p>2989.703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2992.583" calcext:value-type="float">
            <text:p>2992.58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2995.463" calcext:value-type="float">
            <text:p>2995.463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2998.3428" calcext:value-type="float">
            <text:p>2998.3428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001.2227" calcext:value-type="float">
            <text:p>3001.2227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004.8225" calcext:value-type="float">
            <text:p>3004.8225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008.4224" calcext:value-type="float">
            <text:p>3008.4224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12.0222" calcext:value-type="float">
            <text:p>3012.022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016.342" calcext:value-type="float">
            <text:p>3016.342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020.6619" calcext:value-type="float">
            <text:p>3020.6619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024.9817" calcext:value-type="float">
            <text:p>3024.9817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029.3015" calcext:value-type="float">
            <text:p>3029.301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33.6213" calcext:value-type="float">
            <text:p>3033.6213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37.9412" calcext:value-type="float">
            <text:p>3037.9412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42.261" calcext:value-type="float">
            <text:p>3042.26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046.5808" calcext:value-type="float">
            <text:p>3046.5808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050.9006" calcext:value-type="float">
            <text:p>3050.9006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055.2205" calcext:value-type="float">
            <text:p>3055.220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059.5403" calcext:value-type="float">
            <text:p>3059.5403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063.86" calcext:value-type="float">
            <text:p>3063.86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068.18" calcext:value-type="float">
            <text:p>3068.18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072.4998" calcext:value-type="float">
            <text:p>3072.499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076.8196" calcext:value-type="float">
            <text:p>3076.8196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081.1394" calcext:value-type="float">
            <text:p>3081.1394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085.4592" calcext:value-type="float">
            <text:p>3085.4592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089.779" calcext:value-type="float">
            <text:p>3089.779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094.0989" calcext:value-type="float">
            <text:p>3094.0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98.4187" calcext:value-type="float">
            <text:p>3098.4187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102.7385" calcext:value-type="float">
            <text:p>3102.7385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107.0583" calcext:value-type="float">
            <text:p>3107.0583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111.3782" calcext:value-type="float">
            <text:p>3111.3782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115.698" calcext:value-type="float">
            <text:p>3115.69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120.0178" calcext:value-type="float">
            <text:p>3120.0178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124.3376" calcext:value-type="float">
            <text:p>3124.3376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127.9375" calcext:value-type="float">
            <text:p>3127.9375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131.5374" calcext:value-type="float">
            <text:p>3131.5374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135.1372" calcext:value-type="float">
            <text:p>3135.137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138.737" calcext:value-type="float">
            <text:p>3138.737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142.337" calcext:value-type="float">
            <text:p>3142.337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145.9368" calcext:value-type="float">
            <text:p>3145.9368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150.9766" calcext:value-type="float">
            <text:p>3150.9766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156.0164" calcext:value-type="float">
            <text:p>3156.016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161.0562" calcext:value-type="float">
            <text:p>3161.0562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166.096" calcext:value-type="float">
            <text:p>3166.096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171.1357" calcext:value-type="float">
            <text:p>3171.1357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176.1755" calcext:value-type="float">
            <text:p>3176.1755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181.2153" calcext:value-type="float">
            <text:p>3181.2153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186.2551" calcext:value-type="float">
            <text:p>3186.2551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191.295" calcext:value-type="float">
            <text:p>3191.29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196.3347" calcext:value-type="float">
            <text:p>3196.3347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201.3745" calcext:value-type="float">
            <text:p>3201.3745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206.4143" calcext:value-type="float">
            <text:p>3206.414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11.454" calcext:value-type="float">
            <text:p>3211.454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216.494" calcext:value-type="float">
            <text:p>3216.494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221.5337" calcext:value-type="float">
            <text:p>3221.5337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226.5735" calcext:value-type="float">
            <text:p>3226.5735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231.6133" calcext:value-type="float">
            <text:p>3231.6133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236.653" calcext:value-type="float">
            <text:p>3236.653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241.6929" calcext:value-type="float">
            <text:p>3241.6929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246.7327" calcext:value-type="float">
            <text:p>3246.732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251.0525" calcext:value-type="float">
            <text:p>3251.052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255.3723" calcext:value-type="float">
            <text:p>3255.3723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259.6921" calcext:value-type="float">
            <text:p>3259.692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264.012" calcext:value-type="float">
            <text:p>3264.012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268.3318" calcext:value-type="float">
            <text:p>3268.3318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271.9316" calcext:value-type="float">
            <text:p>3271.9316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275.5315" calcext:value-type="float">
            <text:p>3275.531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279.1313" calcext:value-type="float">
            <text:p>3279.1313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282.7312" calcext:value-type="float">
            <text:p>3282.731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286.331" calcext:value-type="float">
            <text:p>3286.331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289.931" calcext:value-type="float">
            <text:p>3289.93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293.5308" calcext:value-type="float">
            <text:p>3293.5308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297.1306" calcext:value-type="float">
            <text:p>3297.1306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300.7305" calcext:value-type="float">
            <text:p>3300.730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303.6104" calcext:value-type="float">
            <text:p>3303.6104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306.4902" calcext:value-type="float">
            <text:p>3306.490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309.37" calcext:value-type="float">
            <text:p>3309.3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2.25" calcext:value-type="float">
            <text:p>3312.25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315.13" calcext:value-type="float">
            <text:p>3315.13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318.0098" calcext:value-type="float">
            <text:p>3318.009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320.8896" calcext:value-type="float">
            <text:p>3320.8896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323.7695" calcext:value-type="float">
            <text:p>3323.76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326.6494" calcext:value-type="float">
            <text:p>3326.649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329.5293" calcext:value-type="float">
            <text:p>3329.5293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332.4092" calcext:value-type="float">
            <text:p>3332.4092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335.289" calcext:value-type="float">
            <text:p>3335.289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338.169" calcext:value-type="float">
            <text:p>3338.169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341.0488" calcext:value-type="float">
            <text:p>3341.0488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343.2087" calcext:value-type="float">
            <text:p>3343.2087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345.3687" calcext:value-type="float">
            <text:p>3345.3687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347.5286" calcext:value-type="float">
            <text:p>3347.5286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349.6885" calcext:value-type="float">
            <text:p>3349.6885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351.8484" calcext:value-type="float">
            <text:p>3351.848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354.0083" calcext:value-type="float">
            <text:p>3354.0083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355.4482" calcext:value-type="float">
            <text:p>3355.4482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357.6082" calcext:value-type="float">
            <text:p>3357.6082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359.768" calcext:value-type="float">
            <text:p>3359.76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361.928" calcext:value-type="float">
            <text:p>3361.928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364.088" calcext:value-type="float">
            <text:p>3364.08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366.2478" calcext:value-type="float">
            <text:p>3366.2478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368.4077" calcext:value-type="float">
            <text:p>3368.4077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370.5676" calcext:value-type="float">
            <text:p>3370.567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72.7275" calcext:value-type="float">
            <text:p>3372.7275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374.8875" calcext:value-type="float">
            <text:p>3374.8875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377.0474" calcext:value-type="float">
            <text:p>3377.0474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379.2073" calcext:value-type="float">
            <text:p>3379.2073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381.3672" calcext:value-type="float">
            <text:p>3381.367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383.527" calcext:value-type="float">
            <text:p>3383.52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385.687" calcext:value-type="float">
            <text:p>3385.68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387.847" calcext:value-type="float">
            <text:p>3387.84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390.0068" calcext:value-type="float">
            <text:p>3390.0068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392.1667" calcext:value-type="float">
            <text:p>3392.1667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394.3267" calcext:value-type="float">
            <text:p>3394.3267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396.4866" calcext:value-type="float">
            <text:p>3396.4866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398.6465" calcext:value-type="float">
            <text:p>3398.6465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400.8064" calcext:value-type="float">
            <text:p>3400.8064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402.2463" calcext:value-type="float">
            <text:p>3402.2463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403.6863" calcext:value-type="float">
            <text:p>3403.6863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405.1262" calcext:value-type="float">
            <text:p>3405.1262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406.5662" calcext:value-type="float">
            <text:p>3406.5662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408.006" calcext:value-type="float">
            <text:p>3408.00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410.166" calcext:value-type="float">
            <text:p>3410.16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412.326" calcext:value-type="float">
            <text:p>3412.326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414.4858" calcext:value-type="float">
            <text:p>3414.4858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416.6458" calcext:value-type="float">
            <text:p>3416.645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418.8057" calcext:value-type="float">
            <text:p>3418.8057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420.9656" calcext:value-type="float">
            <text:p>3420.9656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423.1255" calcext:value-type="float">
            <text:p>3423.1255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424.5654" calcext:value-type="float">
            <text:p>3424.5654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426.0054" calcext:value-type="float">
            <text:p>3426.005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428.1653" calcext:value-type="float">
            <text:p>3428.1653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430.3252" calcext:value-type="float">
            <text:p>3430.3252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432.485" calcext:value-type="float">
            <text:p>3432.48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434.645" calcext:value-type="float">
            <text:p>3434.645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436.805" calcext:value-type="float">
            <text:p>3436.805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438.9648" calcext:value-type="float">
            <text:p>3438.9648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441.1248" calcext:value-type="float">
            <text:p>3441.1248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443.2847" calcext:value-type="float">
            <text:p>3443.2847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445.4446" calcext:value-type="float">
            <text:p>3445.4446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448.3245" calcext:value-type="float">
            <text:p>3448.324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451.2043" calcext:value-type="float">
            <text:p>3451.2043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454.0842" calcext:value-type="float">
            <text:p>3454.0842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456.964" calcext:value-type="float">
            <text:p>3456.96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459.844" calcext:value-type="float">
            <text:p>3459.84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462.7239" calcext:value-type="float">
            <text:p>3462.7239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465.6038" calcext:value-type="float">
            <text:p>3465.6038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468.4836" calcext:value-type="float">
            <text:p>3468.4836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471.3635" calcext:value-type="float">
            <text:p>3471.3635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474.2434" calcext:value-type="float">
            <text:p>3474.2434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477.1233" calcext:value-type="float">
            <text:p>3477.12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480.0032" calcext:value-type="float">
            <text:p>3480.003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482.883" calcext:value-type="float">
            <text:p>3482.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85.763" calcext:value-type="float">
            <text:p>3485.763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489.3628" calcext:value-type="float">
            <text:p>3489.3628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492.9626" calcext:value-type="float">
            <text:p>3492.9626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496.5625" calcext:value-type="float">
            <text:p>3496.5625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500.1624" calcext:value-type="float">
            <text:p>3500.162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503.7622" calcext:value-type="float">
            <text:p>3503.7622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507.362" calcext:value-type="float">
            <text:p>3507.362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510.962" calcext:value-type="float">
            <text:p>3510.962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514.5618" calcext:value-type="float">
            <text:p>3514.5618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518.1616" calcext:value-type="float">
            <text:p>3518.1616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521.7615" calcext:value-type="float">
            <text:p>3521.7615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525.3613" calcext:value-type="float">
            <text:p>3525.3613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528.9612" calcext:value-type="float">
            <text:p>3528.9612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532.561" calcext:value-type="float">
            <text:p>3532.561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536.161" calcext:value-type="float">
            <text:p>3536.161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540.4807" calcext:value-type="float">
            <text:p>3540.480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544.8005" calcext:value-type="float">
            <text:p>3544.800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549.1204" calcext:value-type="float">
            <text:p>3549.1204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553.4402" calcext:value-type="float">
            <text:p>3553.4402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557.76" calcext:value-type="float">
            <text:p>3557.76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562.0798" calcext:value-type="float">
            <text:p>3562.0798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566.3997" calcext:value-type="float">
            <text:p>3566.3997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569.9995" calcext:value-type="float">
            <text:p>3569.9995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573.5994" calcext:value-type="float">
            <text:p>3573.599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577.9192" calcext:value-type="float">
            <text:p>3577.91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582.239" calcext:value-type="float">
            <text:p>3582.239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586.5588" calcext:value-type="float">
            <text:p>3586.558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590.8787" calcext:value-type="float">
            <text:p>3590.878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595.1985" calcext:value-type="float">
            <text:p>3595.198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599.5183" calcext:value-type="float">
            <text:p>3599.5183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603.8381" calcext:value-type="float">
            <text:p>3603.838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608.158" calcext:value-type="float">
            <text:p>3608.158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611.7578" calcext:value-type="float">
            <text:p>3611.7578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615.3577" calcext:value-type="float">
            <text:p>3615.3577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618.9575" calcext:value-type="float">
            <text:p>3618.957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622.5574" calcext:value-type="float">
            <text:p>3622.5574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626.1572" calcext:value-type="float">
            <text:p>3626.1572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629.757" calcext:value-type="float">
            <text:p>3629.757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633.357" calcext:value-type="float">
            <text:p>3633.357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636.9568" calcext:value-type="float">
            <text:p>3636.956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640.5566" calcext:value-type="float">
            <text:p>3640.5566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644.1565" calcext:value-type="float">
            <text:p>3644.1565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647.7563" calcext:value-type="float">
            <text:p>3647.7563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651.3562" calcext:value-type="float">
            <text:p>3651.3562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655.676" calcext:value-type="float">
            <text:p>3655.676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659.9958" calcext:value-type="float">
            <text:p>3659.9958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664.3157" calcext:value-type="float">
            <text:p>3664.315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668.6355" calcext:value-type="float">
            <text:p>3668.635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672.2354" calcext:value-type="float">
            <text:p>3672.2354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675.8352" calcext:value-type="float">
            <text:p>3675.835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679.435" calcext:value-type="float">
            <text:p>3679.43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683.035" calcext:value-type="float">
            <text:p>3683.03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686.6348" calcext:value-type="float">
            <text:p>3686.6348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690.2346" calcext:value-type="float">
            <text:p>3690.2346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693.8345" calcext:value-type="float">
            <text:p>3693.8345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697.4343" calcext:value-type="float">
            <text:p>3697.434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701.0342" calcext:value-type="float">
            <text:p>3701.0342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704.634" calcext:value-type="float">
            <text:p>3704.63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708.234" calcext:value-type="float">
            <text:p>3708.234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711.8337" calcext:value-type="float">
            <text:p>3711.833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715.4336" calcext:value-type="float">
            <text:p>3715.4336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719.0334" calcext:value-type="float">
            <text:p>3719.0334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3722.6333" calcext:value-type="float">
            <text:p>3722.6333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3726.2332" calcext:value-type="float">
            <text:p>3726.2332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729.833" calcext:value-type="float">
            <text:p>3729.83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733.4329" calcext:value-type="float">
            <text:p>3733.4329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737.0327" calcext:value-type="float">
            <text:p>3737.0327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740.6326" calcext:value-type="float">
            <text:p>3740.6326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744.2324" calcext:value-type="float">
            <text:p>3744.2324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3747.8323" calcext:value-type="float">
            <text:p>3747.8323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751.4321" calcext:value-type="float">
            <text:p>3751.4321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3754.312" calcext:value-type="float">
            <text:p>3754.312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3757.192" calcext:value-type="float">
            <text:p>3757.192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760.0718" calcext:value-type="float">
            <text:p>3760.0718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3762.9517" calcext:value-type="float">
            <text:p>3762.951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765.8315" calcext:value-type="float">
            <text:p>3765.8315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768.7114" calcext:value-type="float">
            <text:p>3768.711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771.5913" calcext:value-type="float">
            <text:p>3771.5913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775.1912" calcext:value-type="float">
            <text:p>3775.1912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778.791" calcext:value-type="float">
            <text:p>3778.79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782.3909" calcext:value-type="float">
            <text:p>3782.3909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785.9907" calcext:value-type="float">
            <text:p>3785.9907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789.5906" calcext:value-type="float">
            <text:p>3789.5906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3793.1904" calcext:value-type="float">
            <text:p>3793.1904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3796.7903" calcext:value-type="float">
            <text:p>3796.790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800.3901" calcext:value-type="float">
            <text:p>3800.390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3803.99" calcext:value-type="float">
            <text:p>3803.99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3807.5898" calcext:value-type="float">
            <text:p>3807.5898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811.1897" calcext:value-type="float">
            <text:p>3811.1897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814.7896" calcext:value-type="float">
            <text:p>3814.7896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818.3894" calcext:value-type="float">
            <text:p>3818.3894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821.9893" calcext:value-type="float">
            <text:p>3821.9893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825.589" calcext:value-type="float">
            <text:p>3825.589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829.189" calcext:value-type="float">
            <text:p>3829.189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3832.0688" calcext:value-type="float">
            <text:p>3832.0688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834.9487" calcext:value-type="float">
            <text:p>3834.9487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837.8286" calcext:value-type="float">
            <text:p>3837.8286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840.7085" calcext:value-type="float">
            <text:p>3840.708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843.5884" calcext:value-type="float">
            <text:p>3843.5884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846.4683" calcext:value-type="float">
            <text:p>3846.468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849.3481" calcext:value-type="float">
            <text:p>3849.3481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852.948" calcext:value-type="float">
            <text:p>3852.948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856.5479" calcext:value-type="float">
            <text:p>3856.5479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860.1477" calcext:value-type="float">
            <text:p>3860.147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863.7476" calcext:value-type="float">
            <text:p>3863.747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867.3474" calcext:value-type="float">
            <text:p>3867.3474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3870.9473" calcext:value-type="float">
            <text:p>3870.9473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3874.547" calcext:value-type="float">
            <text:p>3874.547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3877.427" calcext:value-type="float">
            <text:p>3877.427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3880.307" calcext:value-type="float">
            <text:p>3880.307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883.1868" calcext:value-type="float">
            <text:p>3883.1868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886.0667" calcext:value-type="float">
            <text:p>3886.0667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888.9465" calcext:value-type="float">
            <text:p>3888.9465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3891.8264" calcext:value-type="float">
            <text:p>3891.8264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3894.7063" calcext:value-type="float">
            <text:p>3894.7063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897.5862" calcext:value-type="float">
            <text:p>3897.5862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900.466" calcext:value-type="float">
            <text:p>3900.46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903.346" calcext:value-type="float">
            <text:p>3903.34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3905.5059" calcext:value-type="float">
            <text:p>3905.505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907.6658" calcext:value-type="float">
            <text:p>3907.6658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909.8257" calcext:value-type="float">
            <text:p>3909.8257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911.9856" calcext:value-type="float">
            <text:p>3911.9856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913.4255" calcext:value-type="float">
            <text:p>3913.4255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914.8655" calcext:value-type="float">
            <text:p>3914.8655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916.3054" calcext:value-type="float">
            <text:p>3916.3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17.7454" calcext:value-type="float">
            <text:p>3917.7454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919.9053" calcext:value-type="float">
            <text:p>3919.9053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922.0652" calcext:value-type="float">
            <text:p>3922.0652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924.225" calcext:value-type="float">
            <text:p>3924.22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3926.385" calcext:value-type="float">
            <text:p>3926.38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928.545" calcext:value-type="float">
            <text:p>3928.54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3930.7048" calcext:value-type="float">
            <text:p>3930.7048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3932.8647" calcext:value-type="float">
            <text:p>3932.8647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3935.0247" calcext:value-type="float">
            <text:p>3935.0247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3937.1846" calcext:value-type="float">
            <text:p>3937.1846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939.3445" calcext:value-type="float">
            <text:p>3939.344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3940.7844" calcext:value-type="float">
            <text:p>3940.7844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3942.2244" calcext:value-type="float">
            <text:p>3942.2244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3944.3843" calcext:value-type="float">
            <text:p>3944.3843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3947.2642" calcext:value-type="float">
            <text:p>3947.2642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3950.144" calcext:value-type="float">
            <text:p>3950.144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3953.024" calcext:value-type="float">
            <text:p>3953.024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3955.9038" calcext:value-type="float">
            <text:p>3955.9038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3959.5037" calcext:value-type="float">
            <text:p>3959.503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3963.1035" calcext:value-type="float">
            <text:p>3963.103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3966.7034" calcext:value-type="float">
            <text:p>3966.7034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3970.3032" calcext:value-type="float">
            <text:p>3970.3032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3973.903" calcext:value-type="float">
            <text:p>3973.903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3977.503" calcext:value-type="float">
            <text:p>3977.503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3980.3828" calcext:value-type="float">
            <text:p>3980.382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983.2627" calcext:value-type="float">
            <text:p>3983.262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3986.1426" calcext:value-type="float">
            <text:p>3986.1426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3989.0225" calcext:value-type="float">
            <text:p>3989.0225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3991.9023" calcext:value-type="float">
            <text:p>3991.9023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3994.7822" calcext:value-type="float">
            <text:p>3994.7822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3997.662" calcext:value-type="float">
            <text:p>3997.66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000.542" calcext:value-type="float">
            <text:p>4000.542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004.8618" calcext:value-type="float">
            <text:p>4004.8618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009.1816" calcext:value-type="float">
            <text:p>4009.1816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013.5015" calcext:value-type="float">
            <text:p>4013.5015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017.8213" calcext:value-type="float">
            <text:p>4017.821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022.141" calcext:value-type="float">
            <text:p>4022.141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026.461" calcext:value-type="float">
            <text:p>4026.461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030.7808" calcext:value-type="float">
            <text:p>4030.7808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035.1006" calcext:value-type="float">
            <text:p>4035.1006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038.7004" calcext:value-type="float">
            <text:p>4038.7004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042.3003" calcext:value-type="float">
            <text:p>4042.3003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045.9001" calcext:value-type="float">
            <text:p>4045.9001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049.5" calcext:value-type="float">
            <text:p>4049.5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053.0999" calcext:value-type="float">
            <text:p>4053.099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056.6997" calcext:value-type="float">
            <text:p>4056.6997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060.2996" calcext:value-type="float">
            <text:p>4060.2996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063.8994" calcext:value-type="float">
            <text:p>4063.899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067.4993" calcext:value-type="float">
            <text:p>4067.4993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071.099" calcext:value-type="float">
            <text:p>4071.09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073.979" calcext:value-type="float">
            <text:p>4073.979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076.859" calcext:value-type="float">
            <text:p>4076.859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079.7388" calcext:value-type="float">
            <text:p>4079.7388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082.6187" calcext:value-type="float">
            <text:p>4082.6187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085.4985" calcext:value-type="float">
            <text:p>4085.498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088.3784" calcext:value-type="float">
            <text:p>4088.37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091.2583" calcext:value-type="float">
            <text:p>4091.2583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094.1382" calcext:value-type="float">
            <text:p>4094.1382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097.0186" calcext:value-type="float">
            <text:p>4097.0186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099.8994" calcext:value-type="float">
            <text:p>4099.8994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102.7803" calcext:value-type="float">
            <text:p>4102.7803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105.661" calcext:value-type="float">
            <text:p>4105.661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108.542" calcext:value-type="float">
            <text:p>4108.542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111.423" calcext:value-type="float">
            <text:p>4111.423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114.3037" calcext:value-type="float">
            <text:p>4114.3037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117.905" calcext:value-type="float">
            <text:p>4117.90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121.506" calcext:value-type="float">
            <text:p>4121.506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125.107" calcext:value-type="float">
            <text:p>4125.107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128.708" calcext:value-type="float">
            <text:p>4128.708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132.309" calcext:value-type="float">
            <text:p>4132.30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135.91" calcext:value-type="float">
            <text:p>4135.91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139.511" calcext:value-type="float">
            <text:p>4139.511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143.8325" calcext:value-type="float">
            <text:p>4143.8325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148.154" calcext:value-type="float">
            <text:p>4148.154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152.475" calcext:value-type="float">
            <text:p>4152.47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156.7964" calcext:value-type="float">
            <text:p>4156.796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161.1177" calcext:value-type="float">
            <text:p>4161.117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165.439" calcext:value-type="float">
            <text:p>4165.439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169.7603" calcext:value-type="float">
            <text:p>4169.760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174.0815" calcext:value-type="float">
            <text:p>4174.0815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178.403" calcext:value-type="float">
            <text:p>4178.403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182.724" calcext:value-type="float">
            <text:p>4182.724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186.325" calcext:value-type="float">
            <text:p>4186.32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189.9263" calcext:value-type="float">
            <text:p>4189.9263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193.5273" calcext:value-type="float">
            <text:p>4193.527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196.408" calcext:value-type="float">
            <text:p>4196.408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199.289" calcext:value-type="float">
            <text:p>4199.289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202.89" calcext:value-type="float">
            <text:p>4202.89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206.491" calcext:value-type="float">
            <text:p>4206.491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210.0923" calcext:value-type="float">
            <text:p>4210.092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213.6934" calcext:value-type="float">
            <text:p>4213.6934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217.2944" calcext:value-type="float">
            <text:p>4217.2944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220.8955" calcext:value-type="float">
            <text:p>4220.8955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224.4966" calcext:value-type="float">
            <text:p>4224.4966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228.0977" calcext:value-type="float">
            <text:p>4228.0977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231.6987" calcext:value-type="float">
            <text:p>4231.6987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235.3" calcext:value-type="float">
            <text:p>4235.3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238.901" calcext:value-type="float">
            <text:p>4238.901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242.502" calcext:value-type="float">
            <text:p>4242.502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246.103" calcext:value-type="float">
            <text:p>4246.10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249.704" calcext:value-type="float">
            <text:p>4249.704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253.305" calcext:value-type="float">
            <text:p>4253.305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256.9063" calcext:value-type="float">
            <text:p>4256.9063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259.787" calcext:value-type="float">
            <text:p>4259.787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262.668" calcext:value-type="float">
            <text:p>4262.668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265.549" calcext:value-type="float">
            <text:p>4265.549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268.4297" calcext:value-type="float">
            <text:p>4268.4297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271.3105" calcext:value-type="float">
            <text:p>4271.3105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274.1914" calcext:value-type="float">
            <text:p>4274.1914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277.0723" calcext:value-type="float">
            <text:p>4277.072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279.953" calcext:value-type="float">
            <text:p>4279.95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282.834" calcext:value-type="float">
            <text:p>4282.834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285.715" calcext:value-type="float">
            <text:p>4285.715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288.5957" calcext:value-type="float">
            <text:p>4288.5957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290.7563" calcext:value-type="float">
            <text:p>4290.7563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292.197" calcext:value-type="float">
            <text:p>4292.19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293.637" calcext:value-type="float">
            <text:p>4293.637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295.0776" calcext:value-type="float">
            <text:p>4295.0776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296.518" calcext:value-type="float">
            <text:p>4296.518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297.9585" calcext:value-type="float">
            <text:p>4297.958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299.399" calcext:value-type="float">
            <text:p>4299.399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300.119" calcext:value-type="float">
            <text:p>4300.119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301.5596" calcext:value-type="float">
            <text:p>4301.5596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304.4404" calcext:value-type="float">
            <text:p>4304.44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05.881" calcext:value-type="float">
            <text:p>4305.881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307.3213" calcext:value-type="float">
            <text:p>4307.3213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308.7617" calcext:value-type="float">
            <text:p>4308.7617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309.482" calcext:value-type="float">
            <text:p>4309.48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310.202" calcext:value-type="float">
            <text:p>4310.202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310.9224" calcext:value-type="float">
            <text:p>4310.9224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311.6426" calcext:value-type="float">
            <text:p>4311.6426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312.363" calcext:value-type="float">
            <text:p>4312.363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313.083" calcext:value-type="float">
            <text:p>4313.083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313.803" calcext:value-type="float">
            <text:p>4313.803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314.5234" calcext:value-type="float">
            <text:p>4314.5234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315.964" calcext:value-type="float">
            <text:p>4315.964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317.4043" calcext:value-type="float">
            <text:p>4317.4043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318.8447" calcext:value-type="float">
            <text:p>4318.8447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320.285" calcext:value-type="float">
            <text:p>4320.28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321.7256" calcext:value-type="float">
            <text:p>4321.7256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323.166" calcext:value-type="float">
            <text:p>4323.166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324.6064" calcext:value-type="float">
            <text:p>4324.6064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326.047" calcext:value-type="float">
            <text:p>4326.047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327.4873" calcext:value-type="float">
            <text:p>4327.4873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328.9277" calcext:value-type="float">
            <text:p>4328.9277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330.368" calcext:value-type="float">
            <text:p>4330.368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331.8086" calcext:value-type="float">
            <text:p>4331.8086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333.249" calcext:value-type="float">
            <text:p>4333.249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334.6895" calcext:value-type="float">
            <text:p>4334.689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336.13" calcext:value-type="float">
            <text:p>4336.13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337.5703" calcext:value-type="float">
            <text:p>4337.5703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339.0107" calcext:value-type="float">
            <text:p>4339.010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340.451" calcext:value-type="float">
            <text:p>4340.451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341.8916" calcext:value-type="float">
            <text:p>4341.891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343.332" calcext:value-type="float">
            <text:p>4343.332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345.4927" calcext:value-type="float">
            <text:p>4345.492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347.6533" calcext:value-type="float">
            <text:p>4347.6533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349.0938" calcext:value-type="float">
            <text:p>4349.0938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350.534" calcext:value-type="float">
            <text:p>4350.53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352.695" calcext:value-type="float">
            <text:p>4352.6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354.8555" calcext:value-type="float">
            <text:p>4354.855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357.016" calcext:value-type="float">
            <text:p>4357.016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359.177" calcext:value-type="float">
            <text:p>4359.177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361.3374" calcext:value-type="float">
            <text:p>4361.337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363.498" calcext:value-type="float">
            <text:p>4363.498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365.6587" calcext:value-type="float">
            <text:p>4365.6587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367.8193" calcext:value-type="float">
            <text:p>4367.8193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369.98" calcext:value-type="float">
            <text:p>4369.98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372.1406" calcext:value-type="float">
            <text:p>4372.1406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374.3013" calcext:value-type="float">
            <text:p>4374.3013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376.462" calcext:value-type="float">
            <text:p>4376.462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378.6226" calcext:value-type="float">
            <text:p>4378.6226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380.783" calcext:value-type="float">
            <text:p>4380.783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382.944" calcext:value-type="float">
            <text:p>4382.94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385.1045" calcext:value-type="float">
            <text:p>4385.1045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387.265" calcext:value-type="float">
            <text:p>4387.265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389.426" calcext:value-type="float">
            <text:p>4389.42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391.5864" calcext:value-type="float">
            <text:p>4391.5864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393.747" calcext:value-type="float">
            <text:p>4393.74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395.9077" calcext:value-type="float">
            <text:p>4395.907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398.0684" calcext:value-type="float">
            <text:p>4398.0684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399.509" calcext:value-type="float">
            <text:p>4399.509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400.949" calcext:value-type="float">
            <text:p>4400.949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402.3896" calcext:value-type="float">
            <text:p>4402.3896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403.83" calcext:value-type="float">
            <text:p>4403.83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405.2705" calcext:value-type="float">
            <text:p>4405.2705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406.711" calcext:value-type="float">
            <text:p>4406.711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408.1514" calcext:value-type="float">
            <text:p>4408.1514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408.8716" calcext:value-type="float">
            <text:p>4408.871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409.592" calcext:value-type="float">
            <text:p>4409.592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410.312" calcext:value-type="float">
            <text:p>4410.312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411.032" calcext:value-type="float">
            <text:p>4411.032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411.7524" calcext:value-type="float">
            <text:p>4411.7524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412.4727" calcext:value-type="float">
            <text:p>4412.472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413.193" calcext:value-type="float">
            <text:p>4413.193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413.913" calcext:value-type="float">
            <text:p>4413.913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414.6333" calcext:value-type="float">
            <text:p>4414.6333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415.3535" calcext:value-type="float">
            <text:p>4415.3535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416.0737" calcext:value-type="float">
            <text:p>4416.0737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416.794" calcext:value-type="float">
            <text:p>4416.794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417.514" calcext:value-type="float">
            <text:p>4417.514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418.2344" calcext:value-type="float">
            <text:p>4418.2344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418.9546" calcext:value-type="float">
            <text:p>4418.9546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419.675" calcext:value-type="float">
            <text:p>4419.675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420.395" calcext:value-type="float">
            <text:p>4420.39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421.115" calcext:value-type="float">
            <text:p>4421.11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421.8354" calcext:value-type="float">
            <text:p>4421.8354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422.5557" calcext:value-type="float">
            <text:p>4422.5557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422.5557" calcext:value-type="float">
            <text:p>4422.5557</text:p>
          </table:table-cell>
        </table:table-row>
      </table:table>
      <table:table table:name="sa-quick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8.640001" calcext:value-type="float">
            <text:p>8.6400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9.360002" calcext:value-type="float">
            <text:p>9.360002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1.942802" calcext:value-type="float">
            <text:p>31.942802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54.525604" calcext:value-type="float">
            <text:p>54.52560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76.388405" calcext:value-type="float">
            <text:p>76.3884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8.251205" calcext:value-type="float">
            <text:p>98.25120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20.114006" calcext:value-type="float">
            <text:p>120.114006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41.9768" calcext:value-type="float">
            <text:p>141.9768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63.8396" calcext:value-type="float">
            <text:p>163.8396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85.7024" calcext:value-type="float">
            <text:p>185.702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07.56519" calcext:value-type="float">
            <text:p>207.56519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30.14798" calcext:value-type="float">
            <text:p>230.14798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30.86798" calcext:value-type="float">
            <text:p>230.8679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32.30798" calcext:value-type="float">
            <text:p>232.30798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33.74799" calcext:value-type="float">
            <text:p>233.74799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35.18799" calcext:value-type="float">
            <text:p>235.18799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37.34799" calcext:value-type="float">
            <text:p>237.34799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39.508" calcext:value-type="float">
            <text:p>239.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.668" calcext:value-type="float">
            <text:p>241.668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245.268" calcext:value-type="float">
            <text:p>245.268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248.86801" calcext:value-type="float">
            <text:p>248.8680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252.46802" calcext:value-type="float">
            <text:p>252.4680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56.06802" calcext:value-type="float">
            <text:p>256.0680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59.66803" calcext:value-type="float">
            <text:p>259.66803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63.98804" calcext:value-type="float">
            <text:p>263.9880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68.30804" calcext:value-type="float">
            <text:p>268.3080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72.62805" calcext:value-type="float">
            <text:p>272.6280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276.94806" calcext:value-type="float">
            <text:p>276.94806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281.26807" calcext:value-type="float">
            <text:p>281.26807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285.58807" calcext:value-type="float">
            <text:p>285.58807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289.90808" calcext:value-type="float">
            <text:p>289.90808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294.2281" calcext:value-type="float">
            <text:p>294.2281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298.5481" calcext:value-type="float">
            <text:p>298.548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02.1481" calcext:value-type="float">
            <text:p>302.1481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05.7481" calcext:value-type="float">
            <text:p>305.7481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9.3481" calcext:value-type="float">
            <text:p>309.3481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12.94812" calcext:value-type="float">
            <text:p>312.9481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16.54813" calcext:value-type="float">
            <text:p>316.54813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20.14813" calcext:value-type="float">
            <text:p>320.14813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23.74814" calcext:value-type="float">
            <text:p>323.74814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28.06815" calcext:value-type="float">
            <text:p>328.06815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32.38815" calcext:value-type="float">
            <text:p>332.3881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36.70816" calcext:value-type="float">
            <text:p>336.7081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62.89096" calcext:value-type="float">
            <text:p>362.89096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89.07376" calcext:value-type="float">
            <text:p>389.07376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415.25656" calcext:value-type="float">
            <text:p>415.25656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441.43936" calcext:value-type="float">
            <text:p>441.43936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466.90216" calcext:value-type="float">
            <text:p>466.90216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493.08496" calcext:value-type="float">
            <text:p>493.08496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19.26776" calcext:value-type="float">
            <text:p>519.26776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45.4504" calcext:value-type="float">
            <text:p>545.450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71.633" calcext:value-type="float">
            <text:p>571.633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97.8156" calcext:value-type="float">
            <text:p>597.8156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602.13544" calcext:value-type="float">
            <text:p>602.13544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606.45526" calcext:value-type="float">
            <text:p>606.4552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610.7751" calcext:value-type="float">
            <text:p>610.775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615.0949" calcext:value-type="float">
            <text:p>615.0949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19.41473" calcext:value-type="float">
            <text:p>619.41473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623.73456" calcext:value-type="float">
            <text:p>623.73456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628.0544" calcext:value-type="float">
            <text:p>628.0544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32.3742" calcext:value-type="float">
            <text:p>632.3742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635.97406" calcext:value-type="float">
            <text:p>635.97406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639.5739" calcext:value-type="float">
            <text:p>639.573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43.17377" calcext:value-type="float">
            <text:p>643.1737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646.7736" calcext:value-type="float">
            <text:p>646.7736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50.3735" calcext:value-type="float">
            <text:p>650.373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53.9733" calcext:value-type="float">
            <text:p>653.9733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7.5732" calcext:value-type="float">
            <text:p>657.5732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61.17303" calcext:value-type="float">
            <text:p>661.17303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87.35565" calcext:value-type="float">
            <text:p>687.3556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13.53827" calcext:value-type="float">
            <text:p>713.53827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39.7209" calcext:value-type="float">
            <text:p>739.7209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65.9035" calcext:value-type="float">
            <text:p>765.903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92.0861" calcext:value-type="float">
            <text:p>792.086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818.9887" calcext:value-type="float">
            <text:p>818.9887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845.8913" calcext:value-type="float">
            <text:p>845.8913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872.7939" calcext:value-type="float">
            <text:p>872.7939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899.6965" calcext:value-type="float">
            <text:p>899.696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26.59906" calcext:value-type="float">
            <text:p>926.59906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53.50165" calcext:value-type="float">
            <text:p>953.5016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80.40424" calcext:value-type="float">
            <text:p>980.40424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07.3068" calcext:value-type="float">
            <text:p>1007.3068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012.3466" calcext:value-type="float">
            <text:p>1012.3466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017.3864" calcext:value-type="float">
            <text:p>1017.3864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22.4262" calcext:value-type="float">
            <text:p>1022.4262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27.4661" calcext:value-type="float">
            <text:p>1027.466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32.5059" calcext:value-type="float">
            <text:p>1032.5059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59.4084" calcext:value-type="float">
            <text:p>1059.408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86.311" calcext:value-type="float">
            <text:p>1086.31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13.2136" calcext:value-type="float">
            <text:p>1113.213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40.1162" calcext:value-type="float">
            <text:p>1140.116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167.0188" calcext:value-type="float">
            <text:p>1167.018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93.9214" calcext:value-type="float">
            <text:p>1193.921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20.824" calcext:value-type="float">
            <text:p>1220.824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247.7266" calcext:value-type="float">
            <text:p>1247.7266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274.6292" calcext:value-type="float">
            <text:p>1274.6292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301.5317" calcext:value-type="float">
            <text:p>1301.5317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350.2971" calcext:value-type="float">
            <text:p>1350.297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399.0625" calcext:value-type="float">
            <text:p>1399.0625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447.8279" calcext:value-type="float">
            <text:p>1447.827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474.7305" calcext:value-type="float">
            <text:p>1474.730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501.633" calcext:value-type="float">
            <text:p>1501.633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528.5356" calcext:value-type="float">
            <text:p>1528.5356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577.301" calcext:value-type="float">
            <text:p>1577.301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626.0664" calcext:value-type="float">
            <text:p>1626.0664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674.1118" calcext:value-type="float">
            <text:p>1674.111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722.1572" calcext:value-type="float">
            <text:p>1722.157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770.2026" calcext:value-type="float">
            <text:p>1770.2026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18.248" calcext:value-type="float">
            <text:p>1818.248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44.4307" calcext:value-type="float">
            <text:p>1844.4307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69.8933" calcext:value-type="float">
            <text:p>1869.8933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95.356" calcext:value-type="float">
            <text:p>1895.356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920.8186" calcext:value-type="float">
            <text:p>1920.818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946.2813" calcext:value-type="float">
            <text:p>1946.2813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949.8811" calcext:value-type="float">
            <text:p>1949.881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953.481" calcext:value-type="float">
            <text:p>1953.48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957.0808" calcext:value-type="float">
            <text:p>1957.0808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960.6807" calcext:value-type="float">
            <text:p>1960.680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964.2805" calcext:value-type="float">
            <text:p>1964.280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967.8804" calcext:value-type="float">
            <text:p>1967.8804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971.4802" calcext:value-type="float">
            <text:p>1971.4802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975.0801" calcext:value-type="float">
            <text:p>1975.0801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2000.5427" calcext:value-type="float">
            <text:p>2000.542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026.0054" calcext:value-type="float">
            <text:p>2026.0054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2051.468" calcext:value-type="float">
            <text:p>2051.46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2076.9307" calcext:value-type="float">
            <text:p>2076.930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2101.6733" calcext:value-type="float">
            <text:p>2101.6733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2126.416" calcext:value-type="float">
            <text:p>2126.416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151.1587" calcext:value-type="float">
            <text:p>2151.1587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175.9014" calcext:value-type="float">
            <text:p>2175.9014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200.644" calcext:value-type="float">
            <text:p>2200.644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225.3867" calcext:value-type="float">
            <text:p>2225.3867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250.1294" calcext:value-type="float">
            <text:p>2250.1294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253.0093" calcext:value-type="float">
            <text:p>2253.0093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255.1692" calcext:value-type="float">
            <text:p>2255.1692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257.329" calcext:value-type="float">
            <text:p>2257.329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259.489" calcext:value-type="float">
            <text:p>2259.489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261.649" calcext:value-type="float">
            <text:p>2261.64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285.6716" calcext:value-type="float">
            <text:p>2285.671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309.6943" calcext:value-type="float">
            <text:p>2309.6943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333.717" calcext:value-type="float">
            <text:p>2333.717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357.7397" calcext:value-type="float">
            <text:p>2357.7397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381.7625" calcext:value-type="float">
            <text:p>2381.7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5.7852" calcext:value-type="float">
            <text:p>2405.785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429.8079" calcext:value-type="float">
            <text:p>2429.8079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453.8306" calcext:value-type="float">
            <text:p>2453.8306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477.8533" calcext:value-type="float">
            <text:p>2477.8533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501.876" calcext:value-type="float">
            <text:p>2501.876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525.8987" calcext:value-type="float">
            <text:p>2525.898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549.9214" calcext:value-type="float">
            <text:p>2549.9214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552.8013" calcext:value-type="float">
            <text:p>2552.8013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554.9612" calcext:value-type="float">
            <text:p>2554.961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557.121" calcext:value-type="float">
            <text:p>2557.121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559.281" calcext:value-type="float">
            <text:p>2559.281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562.161" calcext:value-type="float">
            <text:p>2562.161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565.0408" calcext:value-type="float">
            <text:p>2565.0408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567.9207" calcext:value-type="float">
            <text:p>2567.9207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571.5205" calcext:value-type="float">
            <text:p>2571.520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575.1204" calcext:value-type="float">
            <text:p>2575.1204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578.7202" calcext:value-type="float">
            <text:p>2578.720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582.32" calcext:value-type="float">
            <text:p>2582.32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585.92" calcext:value-type="float">
            <text:p>2585.92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589.5198" calcext:value-type="float">
            <text:p>2589.5198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593.1196" calcext:value-type="float">
            <text:p>2593.1196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596.7195" calcext:value-type="float">
            <text:p>2596.71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600.3193" calcext:value-type="float">
            <text:p>2600.3193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625.782" calcext:value-type="float">
            <text:p>2625.782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673.1074" calcext:value-type="float">
            <text:p>2673.107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720.4329" calcext:value-type="float">
            <text:p>2720.4329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767.7583" calcext:value-type="float">
            <text:p>2767.7583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815.0837" calcext:value-type="float">
            <text:p>2815.0837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862.4092" calcext:value-type="float">
            <text:p>2862.409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910.4546" calcext:value-type="float">
            <text:p>2910.4546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958.5" calcext:value-type="float">
            <text:p>2958.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3006.5454" calcext:value-type="float">
            <text:p>3006.5454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3054.5908" calcext:value-type="float">
            <text:p>3054.5908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3101.9163" calcext:value-type="float">
            <text:p>3101.9163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3148.5217" calcext:value-type="float">
            <text:p>3148.5217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3173.2644" calcext:value-type="float">
            <text:p>3173.2644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3176.1443" calcext:value-type="float">
            <text:p>3176.1443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3179.0242" calcext:value-type="float">
            <text:p>3179.024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3181.904" calcext:value-type="float">
            <text:p>3181.90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3184.064" calcext:value-type="float">
            <text:p>3184.06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185.504" calcext:value-type="float">
            <text:p>3185.504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186.9438" calcext:value-type="float">
            <text:p>3186.9438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189.1038" calcext:value-type="float">
            <text:p>3189.103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191.2637" calcext:value-type="float">
            <text:p>3191.2637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193.4236" calcext:value-type="float">
            <text:p>3193.423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196.3035" calcext:value-type="float">
            <text:p>3196.3035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198.4634" calcext:value-type="float">
            <text:p>3198.4634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200.6233" calcext:value-type="float">
            <text:p>3200.6233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3202.7832" calcext:value-type="float">
            <text:p>3202.7832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3204.943" calcext:value-type="float">
            <text:p>3204.94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07.103" calcext:value-type="float">
            <text:p>3207.103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3209.263" calcext:value-type="float">
            <text:p>3209.263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3211.4229" calcext:value-type="float">
            <text:p>3211.4229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3213.5828" calcext:value-type="float">
            <text:p>3213.5828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3215.7427" calcext:value-type="float">
            <text:p>3215.742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217.9026" calcext:value-type="float">
            <text:p>3217.9026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3220.0625" calcext:value-type="float">
            <text:p>3220.062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3222.2224" calcext:value-type="float">
            <text:p>3222.2224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3225.1023" calcext:value-type="float">
            <text:p>3225.1023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3227.9822" calcext:value-type="float">
            <text:p>3227.9822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230.862" calcext:value-type="float">
            <text:p>3230.862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3234.462" calcext:value-type="float">
            <text:p>3234.46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3238.0618" calcext:value-type="float">
            <text:p>3238.0618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3241.6616" calcext:value-type="float">
            <text:p>3241.6616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3245.2615" calcext:value-type="float">
            <text:p>3245.261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248.8613" calcext:value-type="float">
            <text:p>3248.8613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3252.4612" calcext:value-type="float">
            <text:p>3252.461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3256.061" calcext:value-type="float">
            <text:p>3256.061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3259.661" calcext:value-type="float">
            <text:p>3259.661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3263.2607" calcext:value-type="float">
            <text:p>3263.2607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266.8606" calcext:value-type="float">
            <text:p>3266.8606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3271.1804" calcext:value-type="float">
            <text:p>3271.1804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3275.5002" calcext:value-type="float">
            <text:p>3275.500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3279.82" calcext:value-type="float">
            <text:p>3279.82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3283.42" calcext:value-type="float">
            <text:p>3283.4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287.0198" calcext:value-type="float">
            <text:p>3287.0198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3290.6196" calcext:value-type="float">
            <text:p>3290.6196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3294.2195" calcext:value-type="float">
            <text:p>3294.21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3297.8193" calcext:value-type="float">
            <text:p>3297.8193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3301.4192" calcext:value-type="float">
            <text:p>3301.419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3305.019" calcext:value-type="float">
            <text:p>3305.019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3308.619" calcext:value-type="float">
            <text:p>3308.619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3312.2188" calcext:value-type="float">
            <text:p>3312.2188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3315.8186" calcext:value-type="float">
            <text:p>3315.8186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3319.4185" calcext:value-type="float">
            <text:p>3319.418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322.2983" calcext:value-type="float">
            <text:p>3322.2983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3324.4583" calcext:value-type="float">
            <text:p>3324.4583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3325.8982" calcext:value-type="float">
            <text:p>3325.8982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3327.3381" calcext:value-type="float">
            <text:p>3327.3381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328.778" calcext:value-type="float">
            <text:p>3328.778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330.218" calcext:value-type="float">
            <text:p>3330.21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331.658" calcext:value-type="float">
            <text:p>3331.658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333.8179" calcext:value-type="float">
            <text:p>3333.8179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335.9778" calcext:value-type="float">
            <text:p>3335.9778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338.1377" calcext:value-type="float">
            <text:p>3338.137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340.2976" calcext:value-type="float">
            <text:p>3340.2976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342.4575" calcext:value-type="float">
            <text:p>3342.4575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344.6174" calcext:value-type="float">
            <text:p>3344.6174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346.7773" calcext:value-type="float">
            <text:p>3346.7773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348.9373" calcext:value-type="float">
            <text:p>3348.937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351.0972" calcext:value-type="float">
            <text:p>3351.0972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353.257" calcext:value-type="float">
            <text:p>3353.257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355.417" calcext:value-type="float">
            <text:p>3355.417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357.577" calcext:value-type="float">
            <text:p>3357.577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359.7368" calcext:value-type="float">
            <text:p>3359.736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362.6167" calcext:value-type="float">
            <text:p>3362.6167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365.4966" calcext:value-type="float">
            <text:p>3365.4966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368.3765" calcext:value-type="float">
            <text:p>3368.3765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371.2563" calcext:value-type="float">
            <text:p>3371.256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374.1362" calcext:value-type="float">
            <text:p>3374.1362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377.016" calcext:value-type="float">
            <text:p>3377.016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379.896" calcext:value-type="float">
            <text:p>3379.896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382.776" calcext:value-type="float">
            <text:p>3382.776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385.6558" calcext:value-type="float">
            <text:p>3385.6558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388.5356" calcext:value-type="float">
            <text:p>3388.5356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391.4155" calcext:value-type="float">
            <text:p>3391.415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394.2954" calcext:value-type="float">
            <text:p>3394.2954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397.1753" calcext:value-type="float">
            <text:p>3397.1753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400.0552" calcext:value-type="float">
            <text:p>3400.0552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402.935" calcext:value-type="float">
            <text:p>3402.93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405.815" calcext:value-type="float">
            <text:p>3405.81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409.4148" calcext:value-type="float">
            <text:p>3409.4148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413.0146" calcext:value-type="float">
            <text:p>3413.0146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416.6145" calcext:value-type="float">
            <text:p>3416.6145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420.2144" calcext:value-type="float">
            <text:p>3420.2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23.8142" calcext:value-type="float">
            <text:p>3423.814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427.414" calcext:value-type="float">
            <text:p>3427.414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431.014" calcext:value-type="float">
            <text:p>3431.01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434.6138" calcext:value-type="float">
            <text:p>3434.6138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437.4937" calcext:value-type="float">
            <text:p>3437.493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440.3735" calcext:value-type="float">
            <text:p>3440.3735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443.2534" calcext:value-type="float">
            <text:p>3443.253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446.1333" calcext:value-type="float">
            <text:p>3446.1333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449.0132" calcext:value-type="float">
            <text:p>3449.0132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451.893" calcext:value-type="float">
            <text:p>3451.893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454.773" calcext:value-type="float">
            <text:p>3454.773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457.6528" calcext:value-type="float">
            <text:p>3457.6528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460.5327" calcext:value-type="float">
            <text:p>3460.5327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463.4126" calcext:value-type="float">
            <text:p>3463.4126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467.0125" calcext:value-type="float">
            <text:p>3467.012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470.6123" calcext:value-type="float">
            <text:p>3470.6123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474.2122" calcext:value-type="float">
            <text:p>3474.2122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477.812" calcext:value-type="float">
            <text:p>3477.812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481.4119" calcext:value-type="float">
            <text:p>3481.4119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485.0117" calcext:value-type="float">
            <text:p>3485.0117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488.6116" calcext:value-type="float">
            <text:p>3488.6116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492.2114" calcext:value-type="float">
            <text:p>3492.211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495.0913" calcext:value-type="float">
            <text:p>3495.091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497.9712" calcext:value-type="float">
            <text:p>3497.9712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500.851" calcext:value-type="float">
            <text:p>3500.85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503.731" calcext:value-type="float">
            <text:p>3503.731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506.6108" calcext:value-type="float">
            <text:p>3506.6108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509.4907" calcext:value-type="float">
            <text:p>3509.4907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512.3706" calcext:value-type="float">
            <text:p>3512.3706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515.2505" calcext:value-type="float">
            <text:p>3515.250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517.4104" calcext:value-type="float">
            <text:p>3517.4104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519.5703" calcext:value-type="float">
            <text:p>3519.5703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521.7302" calcext:value-type="float">
            <text:p>3521.730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523.1702" calcext:value-type="float">
            <text:p>3523.1702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524.61" calcext:value-type="float">
            <text:p>3524.6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526.05" calcext:value-type="float">
            <text:p>3526.0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527.49" calcext:value-type="float">
            <text:p>3527.49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528.93" calcext:value-type="float">
            <text:p>3528.9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530.3699" calcext:value-type="float">
            <text:p>3530.3699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531.8098" calcext:value-type="float">
            <text:p>3531.8098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533.2498" calcext:value-type="float">
            <text:p>3533.2498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534.6897" calcext:value-type="float">
            <text:p>3534.6897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536.8496" calcext:value-type="float">
            <text:p>3536.8496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539.0095" calcext:value-type="float">
            <text:p>3539.0095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541.1694" calcext:value-type="float">
            <text:p>3541.169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565.1921" calcext:value-type="float">
            <text:p>3565.192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589.2148" calcext:value-type="float">
            <text:p>3589.214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613.2375" calcext:value-type="float">
            <text:p>3613.237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637.2603" calcext:value-type="float">
            <text:p>3637.2603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661.283" calcext:value-type="float">
            <text:p>3661.28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685.3057" calcext:value-type="float">
            <text:p>3685.3057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709.3284" calcext:value-type="float">
            <text:p>3709.3284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733.351" calcext:value-type="float">
            <text:p>3733.351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735.511" calcext:value-type="float">
            <text:p>3735.511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737.671" calcext:value-type="float">
            <text:p>3737.671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739.8308" calcext:value-type="float">
            <text:p>3739.8308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741.9907" calcext:value-type="float">
            <text:p>3741.990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744.1506" calcext:value-type="float">
            <text:p>3744.1506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746.3105" calcext:value-type="float">
            <text:p>3746.3105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748.4705" calcext:value-type="float">
            <text:p>3748.4705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750.6304" calcext:value-type="float">
            <text:p>3750.6304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752.7903" calcext:value-type="float">
            <text:p>3752.7903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754.9502" calcext:value-type="float">
            <text:p>3754.9502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757.11" calcext:value-type="float">
            <text:p>3757.11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759.27" calcext:value-type="float">
            <text:p>3759.27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761.43" calcext:value-type="float">
            <text:p>3761.43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763.5898" calcext:value-type="float">
            <text:p>3763.5898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765.7498" calcext:value-type="float">
            <text:p>3765.7498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767.9097" calcext:value-type="float">
            <text:p>3767.909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770.0696" calcext:value-type="float">
            <text:p>3770.0696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772.2295" calcext:value-type="float">
            <text:p>3772.2295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774.3894" calcext:value-type="float">
            <text:p>3774.3894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776.5493" calcext:value-type="float">
            <text:p>3776.5493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778.7092" calcext:value-type="float">
            <text:p>3778.7092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780.8691" calcext:value-type="float">
            <text:p>3780.869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783.029" calcext:value-type="float">
            <text:p>3783.029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785.189" calcext:value-type="float">
            <text:p>3785.189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787.3489" calcext:value-type="float">
            <text:p>3787.3489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788.7888" calcext:value-type="float">
            <text:p>3788.7888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790.9487" calcext:value-type="float">
            <text:p>3790.9487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793.1086" calcext:value-type="float">
            <text:p>3793.1086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795.2686" calcext:value-type="float">
            <text:p>3795.2686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797.4285" calcext:value-type="float">
            <text:p>3797.4285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800.3083" calcext:value-type="float">
            <text:p>3800.3083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803.1882" calcext:value-type="float">
            <text:p>3803.1882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806.068" calcext:value-type="float">
            <text:p>3806.0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808.948" calcext:value-type="float">
            <text:p>3808.948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811.828" calcext:value-type="float">
            <text:p>3811.82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814.7078" calcext:value-type="float">
            <text:p>3814.7078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817.5876" calcext:value-type="float">
            <text:p>3817.5876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820.4675" calcext:value-type="float">
            <text:p>3820.4675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823.3474" calcext:value-type="float">
            <text:p>3823.3474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826.2273" calcext:value-type="float">
            <text:p>3826.2273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829.1072" calcext:value-type="float">
            <text:p>3829.1072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831.987" calcext:value-type="float">
            <text:p>3831.98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834.867" calcext:value-type="float">
            <text:p>3834.867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837.7468" calcext:value-type="float">
            <text:p>3837.7468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841.3467" calcext:value-type="float">
            <text:p>3841.3467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844.9465" calcext:value-type="float">
            <text:p>3844.9465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848.5464" calcext:value-type="float">
            <text:p>3848.546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852.1462" calcext:value-type="float">
            <text:p>3852.1462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855.746" calcext:value-type="float">
            <text:p>3855.746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859.346" calcext:value-type="float">
            <text:p>3859.34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862.9458" calcext:value-type="float">
            <text:p>3862.9458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866.5457" calcext:value-type="float">
            <text:p>3866.5457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870.1455" calcext:value-type="float">
            <text:p>3870.145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873.7454" calcext:value-type="float">
            <text:p>3873.7454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877.3452" calcext:value-type="float">
            <text:p>3877.3452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880.945" calcext:value-type="float">
            <text:p>3880.94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884.545" calcext:value-type="float">
            <text:p>3884.54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888.1448" calcext:value-type="float">
            <text:p>3888.1448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891.7446" calcext:value-type="float">
            <text:p>3891.7446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895.3445" calcext:value-type="float">
            <text:p>3895.344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898.9443" calcext:value-type="float">
            <text:p>3898.9443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902.5442" calcext:value-type="float">
            <text:p>3902.5442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905.424" calcext:value-type="float">
            <text:p>3905.42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908.304" calcext:value-type="float">
            <text:p>3908.30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911.1838" calcext:value-type="float">
            <text:p>3911.1838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914.0637" calcext:value-type="float">
            <text:p>3914.0637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916.9436" calcext:value-type="float">
            <text:p>3916.9436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919.8235" calcext:value-type="float">
            <text:p>3919.8235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922.7034" calcext:value-type="float">
            <text:p>3922.7034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925.5833" calcext:value-type="float">
            <text:p>3925.58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928.4631" calcext:value-type="float">
            <text:p>3928.4631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931.343" calcext:value-type="float">
            <text:p>3931.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34.223" calcext:value-type="float">
            <text:p>3934.223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937.1028" calcext:value-type="float">
            <text:p>3937.1028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939.9827" calcext:value-type="float">
            <text:p>3939.982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942.8625" calcext:value-type="float">
            <text:p>3942.8625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945.7424" calcext:value-type="float">
            <text:p>3945.742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948.6223" calcext:value-type="float">
            <text:p>3948.6223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951.5022" calcext:value-type="float">
            <text:p>3951.5022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954.382" calcext:value-type="float">
            <text:p>3954.382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957.262" calcext:value-type="float">
            <text:p>3957.262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960.1418" calcext:value-type="float">
            <text:p>3960.1418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963.0217" calcext:value-type="float">
            <text:p>3963.0217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965.9016" calcext:value-type="float">
            <text:p>3965.9016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968.7815" calcext:value-type="float">
            <text:p>3968.7815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971.6614" calcext:value-type="float">
            <text:p>3971.6614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974.5413" calcext:value-type="float">
            <text:p>3974.5413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977.4211" calcext:value-type="float">
            <text:p>3977.4211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980.301" calcext:value-type="float">
            <text:p>3980.301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983.181" calcext:value-type="float">
            <text:p>3983.181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986.0608" calcext:value-type="float">
            <text:p>3986.0608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988.9407" calcext:value-type="float">
            <text:p>3988.9407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991.8206" calcext:value-type="float">
            <text:p>3991.820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994.7004" calcext:value-type="float">
            <text:p>3994.7004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997.5803" calcext:value-type="float">
            <text:p>3997.5803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000.4602" calcext:value-type="float">
            <text:p>4000.4602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003.34" calcext:value-type="float">
            <text:p>4003.3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006.22" calcext:value-type="float">
            <text:p>4006.2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009.0999" calcext:value-type="float">
            <text:p>4009.0999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4011.9797" calcext:value-type="float">
            <text:p>4011.979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4014.8596" calcext:value-type="float">
            <text:p>4014.8596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4017.7395" calcext:value-type="float">
            <text:p>4017.73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020.6194" calcext:value-type="float">
            <text:p>4020.6194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4023.4993" calcext:value-type="float">
            <text:p>4023.4993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4026.3792" calcext:value-type="float">
            <text:p>4026.3792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4029.259" calcext:value-type="float">
            <text:p>4029.259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4032.139" calcext:value-type="float">
            <text:p>4032.139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035.0188" calcext:value-type="float">
            <text:p>4035.0188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4037.8987" calcext:value-type="float">
            <text:p>4037.8987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4040.7786" calcext:value-type="float">
            <text:p>4040.7786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4043.6584" calcext:value-type="float">
            <text:p>4043.6584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4046.5383" calcext:value-type="float">
            <text:p>4046.5383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049.4182" calcext:value-type="float">
            <text:p>4049.4182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4051.5781" calcext:value-type="float">
            <text:p>4051.5781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4053.738" calcext:value-type="float">
            <text:p>4053.73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4055.178" calcext:value-type="float">
            <text:p>4055.17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4056.618" calcext:value-type="float">
            <text:p>4056.618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4058.0579" calcext:value-type="float">
            <text:p>4058.0579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059.4978" calcext:value-type="float">
            <text:p>4059.4978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060.9377" calcext:value-type="float">
            <text:p>4060.9377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062.3777" calcext:value-type="float">
            <text:p>4062.3777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063.8176" calcext:value-type="float">
            <text:p>4063.817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065.2576" calcext:value-type="float">
            <text:p>4065.2576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066.6975" calcext:value-type="float">
            <text:p>4066.697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068.1375" calcext:value-type="float">
            <text:p>4068.137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069.5774" calcext:value-type="float">
            <text:p>4069.5774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071.0173" calcext:value-type="float">
            <text:p>4071.0173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072.4573" calcext:value-type="float">
            <text:p>4072.457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073.8972" calcext:value-type="float">
            <text:p>4073.8972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075.3372" calcext:value-type="float">
            <text:p>4075.3372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076.0571" calcext:value-type="float">
            <text:p>4076.0571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076.777" calcext:value-type="float">
            <text:p>4076.777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077.497" calcext:value-type="float">
            <text:p>4077.497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078.937" calcext:value-type="float">
            <text:p>4078.93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080.377" calcext:value-type="float">
            <text:p>4080.377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081.817" calcext:value-type="float">
            <text:p>4081.817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083.2568" calcext:value-type="float">
            <text:p>4083.2568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084.6968" calcext:value-type="float">
            <text:p>4084.6968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086.1367" calcext:value-type="float">
            <text:p>4086.1367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087.5767" calcext:value-type="float">
            <text:p>4087.5767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089.0166" calcext:value-type="float">
            <text:p>4089.0166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090.4565" calcext:value-type="float">
            <text:p>4090.4565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091.8965" calcext:value-type="float">
            <text:p>4091.896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093.3364" calcext:value-type="float">
            <text:p>4093.336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094.7764" calcext:value-type="float">
            <text:p>4094.7764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096.2163" calcext:value-type="float">
            <text:p>4096.2163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4097.6567" calcext:value-type="float">
            <text:p>4097.6567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4099.097" calcext:value-type="float">
            <text:p>4099.097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4101.258" calcext:value-type="float">
            <text:p>4101.258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103.4185" calcext:value-type="float">
            <text:p>4103.4185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4106.2993" calcext:value-type="float">
            <text:p>4106.2993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4109.18" calcext:value-type="float">
            <text:p>4109.18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4112.061" calcext:value-type="float">
            <text:p>4112.061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4114.942" calcext:value-type="float">
            <text:p>4114.942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4117.8228" calcext:value-type="float">
            <text:p>4117.8228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4120.7036" calcext:value-type="float">
            <text:p>4120.7036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4123.5845" calcext:value-type="float">
            <text:p>4123.584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125.745" calcext:value-type="float">
            <text:p>4125.74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127.906" calcext:value-type="float">
            <text:p>4127.90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130.0664" calcext:value-type="float">
            <text:p>4130.0664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132.227" calcext:value-type="float">
            <text:p>4132.227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134.3877" calcext:value-type="float">
            <text:p>4134.387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136.5483" calcext:value-type="float">
            <text:p>4136.5483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138.709" calcext:value-type="float">
            <text:p>4138.709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140.8696" calcext:value-type="float">
            <text:p>4140.8696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4143.0303" calcext:value-type="float">
            <text:p>4143.0303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4145.191" calcext:value-type="float">
            <text:p>4145.191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4147.3516" calcext:value-type="float">
            <text:p>4147.3516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4149.512" calcext:value-type="float">
            <text:p>4149.512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4151.673" calcext:value-type="float">
            <text:p>4151.673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4153.8335" calcext:value-type="float">
            <text:p>4153.8335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4155.994" calcext:value-type="float">
            <text:p>4155.994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4158.155" calcext:value-type="float">
            <text:p>4158.15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4160.3154" calcext:value-type="float">
            <text:p>4160.315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162.476" calcext:value-type="float">
            <text:p>4162.47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4164.6367" calcext:value-type="float">
            <text:p>4164.6367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4166.7974" calcext:value-type="float">
            <text:p>4166.7974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4168.958" calcext:value-type="float">
            <text:p>4168.958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4171.1187" calcext:value-type="float">
            <text:p>4171.1187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4173.2793" calcext:value-type="float">
            <text:p>4173.2793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4175.44" calcext:value-type="float">
            <text:p>4175.44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4177.6006" calcext:value-type="float">
            <text:p>4177.6006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4180.4814" calcext:value-type="float">
            <text:p>4180.4814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4183.3623" calcext:value-type="float">
            <text:p>4183.3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86.243" calcext:value-type="float">
            <text:p>4186.243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4189.124" calcext:value-type="float">
            <text:p>4189.124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4191.2847" calcext:value-type="float">
            <text:p>4191.2847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4193.4453" calcext:value-type="float">
            <text:p>4193.4453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4195.606" calcext:value-type="float">
            <text:p>4195.60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197.7666" calcext:value-type="float">
            <text:p>4197.7666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4199.9272" calcext:value-type="float">
            <text:p>4199.9272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4202.088" calcext:value-type="float">
            <text:p>4202.088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4204.2485" calcext:value-type="float">
            <text:p>4204.248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4206.409" calcext:value-type="float">
            <text:p>4206.409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208.57" calcext:value-type="float">
            <text:p>4208.5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4210.7305" calcext:value-type="float">
            <text:p>4210.730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4212.891" calcext:value-type="float">
            <text:p>4212.89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4215.052" calcext:value-type="float">
            <text:p>4215.052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217.2124" calcext:value-type="float">
            <text:p>4217.212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219.373" calcext:value-type="float">
            <text:p>4219.373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221.5337" calcext:value-type="float">
            <text:p>4221.533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223.6943" calcext:value-type="float">
            <text:p>4223.6943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4225.135" calcext:value-type="float">
            <text:p>4225.135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4226.575" calcext:value-type="float">
            <text:p>4226.57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228.0156" calcext:value-type="float">
            <text:p>4228.0156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4230.1763" calcext:value-type="float">
            <text:p>4230.1763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4232.337" calcext:value-type="float">
            <text:p>4232.33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4234.4976" calcext:value-type="float">
            <text:p>4234.4976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4236.658" calcext:value-type="float">
            <text:p>4236.65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38.819" calcext:value-type="float">
            <text:p>4238.819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4240.9795" calcext:value-type="float">
            <text:p>4240.9795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4243.14" calcext:value-type="float">
            <text:p>4243.14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4245.301" calcext:value-type="float">
            <text:p>4245.301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4247.4614" calcext:value-type="float">
            <text:p>4247.4614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249.622" calcext:value-type="float">
            <text:p>4249.62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251.7827" calcext:value-type="float">
            <text:p>4251.7827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253.9434" calcext:value-type="float">
            <text:p>4253.943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256.104" calcext:value-type="float">
            <text:p>4256.10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258.2646" calcext:value-type="float">
            <text:p>4258.264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260.4253" calcext:value-type="float">
            <text:p>4260.425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262.586" calcext:value-type="float">
            <text:p>4262.586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264.7466" calcext:value-type="float">
            <text:p>4264.7466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266.907" calcext:value-type="float">
            <text:p>4266.90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269.068" calcext:value-type="float">
            <text:p>4269.068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271.2285" calcext:value-type="float">
            <text:p>4271.2285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273.389" calcext:value-type="float">
            <text:p>4273.389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275.55" calcext:value-type="float">
            <text:p>4275.55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277.7104" calcext:value-type="float">
            <text:p>4277.7104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279.871" calcext:value-type="float">
            <text:p>4279.87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282.0317" calcext:value-type="float">
            <text:p>4282.0317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284.1924" calcext:value-type="float">
            <text:p>4284.192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286.353" calcext:value-type="float">
            <text:p>4286.353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288.5137" calcext:value-type="float">
            <text:p>4288.5137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289.954" calcext:value-type="float">
            <text:p>4289.95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291.3945" calcext:value-type="float">
            <text:p>4291.3945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292.835" calcext:value-type="float">
            <text:p>4292.835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294.2754" calcext:value-type="float">
            <text:p>4294.2754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295.716" calcext:value-type="float">
            <text:p>4295.716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296.436" calcext:value-type="float">
            <text:p>4296.43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297.1563" calcext:value-type="float">
            <text:p>4297.1563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297.8765" calcext:value-type="float">
            <text:p>4297.876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298.5967" calcext:value-type="float">
            <text:p>4298.596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299.317" calcext:value-type="float">
            <text:p>4299.31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300.7573" calcext:value-type="float">
            <text:p>4300.7573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302.1978" calcext:value-type="float">
            <text:p>4302.1978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303.638" calcext:value-type="float">
            <text:p>4303.638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305.0786" calcext:value-type="float">
            <text:p>4305.0786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306.519" calcext:value-type="float">
            <text:p>4306.519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307.9595" calcext:value-type="float">
            <text:p>4307.9595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309.4" calcext:value-type="float">
            <text:p>4309.4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310.12" calcext:value-type="float">
            <text:p>4310.12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310.8403" calcext:value-type="float">
            <text:p>4310.8403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311.5605" calcext:value-type="float">
            <text:p>4311.560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312.281" calcext:value-type="float">
            <text:p>4312.281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313.001" calcext:value-type="float">
            <text:p>4313.001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314.4414" calcext:value-type="float">
            <text:p>4314.4414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315.882" calcext:value-type="float">
            <text:p>4315.882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317.3223" calcext:value-type="float">
            <text:p>4317.3223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318.7627" calcext:value-type="float">
            <text:p>4318.762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320.203" calcext:value-type="float">
            <text:p>4320.20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321.6436" calcext:value-type="float">
            <text:p>4321.6436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323.084" calcext:value-type="float">
            <text:p>4323.084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324.5244" calcext:value-type="float">
            <text:p>4324.5244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325.965" calcext:value-type="float">
            <text:p>4325.965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327.4053" calcext:value-type="float">
            <text:p>4327.4053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328.8457" calcext:value-type="float">
            <text:p>4328.845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330.286" calcext:value-type="float">
            <text:p>4330.286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331.7266" calcext:value-type="float">
            <text:p>4331.726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333.167" calcext:value-type="float">
            <text:p>4333.167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334.6074" calcext:value-type="float">
            <text:p>4334.6074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335.3276" calcext:value-type="float">
            <text:p>4335.3276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336.048" calcext:value-type="float">
            <text:p>4336.048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336.768" calcext:value-type="float">
            <text:p>4336.768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337.4883" calcext:value-type="float">
            <text:p>4337.488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338.9287" calcext:value-type="float">
            <text:p>4338.9287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340.369" calcext:value-type="float">
            <text:p>4340.36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341.8096" calcext:value-type="float">
            <text:p>4341.809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343.97" calcext:value-type="float">
            <text:p>4343.97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345.4106" calcext:value-type="float">
            <text:p>4345.4106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346.851" calcext:value-type="float">
            <text:p>4346.851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348.2915" calcext:value-type="float">
            <text:p>4348.291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349.732" calcext:value-type="float">
            <text:p>4349.732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351.1724" calcext:value-type="float">
            <text:p>4351.1724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352.613" calcext:value-type="float">
            <text:p>4352.61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354.053" calcext:value-type="float">
            <text:p>4354.05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355.4937" calcext:value-type="float">
            <text:p>4355.493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356.934" calcext:value-type="float">
            <text:p>4356.934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358.3745" calcext:value-type="float">
            <text:p>4358.3745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359.815" calcext:value-type="float">
            <text:p>4359.81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361.2554" calcext:value-type="float">
            <text:p>4361.2554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362.696" calcext:value-type="float">
            <text:p>4362.696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364.136" calcext:value-type="float">
            <text:p>4364.136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365.5767" calcext:value-type="float">
            <text:p>4365.5767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367.017" calcext:value-type="float">
            <text:p>4367.017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368.4575" calcext:value-type="float">
            <text:p>4368.4575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369.898" calcext:value-type="float">
            <text:p>4369.898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371.3384" calcext:value-type="float">
            <text:p>4371.3384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372.779" calcext:value-type="float">
            <text:p>4372.779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374.219" calcext:value-type="float">
            <text:p>4374.219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375.6597" calcext:value-type="float">
            <text:p>4375.659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377.1" calcext:value-type="float">
            <text:p>4377.1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378.5405" calcext:value-type="float">
            <text:p>4378.540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379.2607" calcext:value-type="float">
            <text:p>4379.260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379.981" calcext:value-type="float">
            <text:p>4379.981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380.701" calcext:value-type="float">
            <text:p>4380.70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381.4214" calcext:value-type="float">
            <text:p>4381.4214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382.862" calcext:value-type="float">
            <text:p>4382.862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384.3022" calcext:value-type="float">
            <text:p>4384.3022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385.7427" calcext:value-type="float">
            <text:p>4385.7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87.183" calcext:value-type="float">
            <text:p>4387.183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388.6235" calcext:value-type="float">
            <text:p>4388.623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390.064" calcext:value-type="float">
            <text:p>4390.064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391.5044" calcext:value-type="float">
            <text:p>4391.5044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392.945" calcext:value-type="float">
            <text:p>4392.945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394.3853" calcext:value-type="float">
            <text:p>4394.3853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395.8257" calcext:value-type="float">
            <text:p>4395.8257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397.266" calcext:value-type="float">
            <text:p>4397.266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398.7065" calcext:value-type="float">
            <text:p>4398.7065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400.147" calcext:value-type="float">
            <text:p>4400.147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401.5874" calcext:value-type="float">
            <text:p>4401.5874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403.028" calcext:value-type="float">
            <text:p>4403.028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404.4683" calcext:value-type="float">
            <text:p>4404.4683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405.9087" calcext:value-type="float">
            <text:p>4405.9087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408.0693" calcext:value-type="float">
            <text:p>4408.069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409.51" calcext:value-type="float">
            <text:p>4409.51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410.95" calcext:value-type="float">
            <text:p>4410.95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412.3906" calcext:value-type="float">
            <text:p>4412.3906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413.831" calcext:value-type="float">
            <text:p>4413.831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415.2715" calcext:value-type="float">
            <text:p>4415.2715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416.712" calcext:value-type="float">
            <text:p>4416.712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418.1523" calcext:value-type="float">
            <text:p>4418.1523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419.593" calcext:value-type="float">
            <text:p>4419.593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421.033" calcext:value-type="float">
            <text:p>4421.033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422.4736" calcext:value-type="float">
            <text:p>4422.473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423.914" calcext:value-type="float">
            <text:p>4423.914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425.3545" calcext:value-type="float">
            <text:p>4425.3545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427.515" calcext:value-type="float">
            <text:p>4427.515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429.676" calcext:value-type="float">
            <text:p>4429.67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431.8364" calcext:value-type="float">
            <text:p>4431.836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433.997" calcext:value-type="float">
            <text:p>4433.997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436.1577" calcext:value-type="float">
            <text:p>4436.157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438.3184" calcext:value-type="float">
            <text:p>4438.3184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439.759" calcext:value-type="float">
            <text:p>4439.759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441.199" calcext:value-type="float">
            <text:p>4441.199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442.6396" calcext:value-type="float">
            <text:p>4442.6396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444.08" calcext:value-type="float">
            <text:p>4444.08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445.5205" calcext:value-type="float">
            <text:p>4445.520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446.961" calcext:value-type="float">
            <text:p>4446.961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448.4014" calcext:value-type="float">
            <text:p>4448.401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449.842" calcext:value-type="float">
            <text:p>4449.842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451.282" calcext:value-type="float">
            <text:p>4451.282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452.7227" calcext:value-type="float">
            <text:p>4452.7227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454.163" calcext:value-type="float">
            <text:p>4454.163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455.6035" calcext:value-type="float">
            <text:p>4455.603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457.044" calcext:value-type="float">
            <text:p>4457.04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458.4844" calcext:value-type="float">
            <text:p>4458.484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459.925" calcext:value-type="float">
            <text:p>4459.925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461.365" calcext:value-type="float">
            <text:p>4461.365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462.8057" calcext:value-type="float">
            <text:p>4462.805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463.526" calcext:value-type="float">
            <text:p>4463.526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464.246" calcext:value-type="float">
            <text:p>4464.246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464.9663" calcext:value-type="float">
            <text:p>4464.9663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465.6865" calcext:value-type="float">
            <text:p>4465.6865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466.4067" calcext:value-type="float">
            <text:p>4466.406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467.127" calcext:value-type="float">
            <text:p>4467.12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467.847" calcext:value-type="float">
            <text:p>4467.84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468.5674" calcext:value-type="float">
            <text:p>4468.5674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469.2876" calcext:value-type="float">
            <text:p>4469.2876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470.008" calcext:value-type="float">
            <text:p>4470.008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470.728" calcext:value-type="float">
            <text:p>4470.728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471.448" calcext:value-type="float">
            <text:p>4471.448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472.1685" calcext:value-type="float">
            <text:p>4472.1685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472.8887" calcext:value-type="float">
            <text:p>4472.8887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473.609" calcext:value-type="float">
            <text:p>4473.609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474.329" calcext:value-type="float">
            <text:p>4474.329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475.0493" calcext:value-type="float">
            <text:p>4475.0493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475.7695" calcext:value-type="float">
            <text:p>4475.7695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476.4897" calcext:value-type="float">
            <text:p>4476.4897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477.21" calcext:value-type="float">
            <text:p>4477.21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477.93" calcext:value-type="float">
            <text:p>4477.93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478.6504" calcext:value-type="float">
            <text:p>4478.6504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479.3706" calcext:value-type="float">
            <text:p>4479.3706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480.091" calcext:value-type="float">
            <text:p>4480.091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480.091" calcext:value-type="float">
            <text:p>4480.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0:10:47.737683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10:11:03.232300541</dc:date>
    <meta:editing-duration>PT51M24S</meta:editing-duration>
    <meta:editing-cycles>13</meta:editing-cycles>
    <meta:generator>LibreOffice/24.2.2.2$Linux_X86_64 LibreOffice_project/420$Build-2</meta:generator>
    <meta:document-statistic meta:table-count="5" meta:cell-count="8019" meta:object-count="0"/>
  </office:meta>
</office:document-meta>
</file>